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1.427cm"/>
    </style:style>
    <style:style style:name="co23" style:family="table-column">
      <style:table-column-properties fo:break-before="auto" style:column-width="0.9cm"/>
    </style:style>
    <style:style style:name="co24" style:family="table-column">
      <style:table-column-properties fo:break-before="auto" style:column-width="0.967cm"/>
    </style:style>
    <style:style style:name="co25" style:family="table-column">
      <style:table-column-properties fo:break-before="auto" style:column-width="1.406cm"/>
    </style:style>
    <style:style style:name="co26" style:family="table-column">
      <style:table-column-properties fo:break-before="auto" style:column-width="1.713cm"/>
    </style:style>
    <style:style style:name="co27" style:family="table-column">
      <style:table-column-properties fo:break-before="auto" style:column-width="0.725cm"/>
    </style:style>
    <style:style style:name="co28" style:family="table-column">
      <style:table-column-properties fo:break-before="auto" style:column-width="1.097cm"/>
    </style:style>
    <style:style style:name="co29" style:family="table-column">
      <style:table-column-properties fo:break-before="auto" style:column-width="1.318cm"/>
    </style:style>
    <style:style style:name="co30" style:family="table-column">
      <style:table-column-properties fo:break-before="auto" style:column-width="1.536cm"/>
    </style:style>
    <style:style style:name="co31" style:family="table-column">
      <style:table-column-properties fo:break-before="auto" style:column-width="1.625cm"/>
    </style:style>
    <style:style style:name="co32" style:family="table-column">
      <style:table-column-properties fo:break-before="auto" style:column-width="1.164cm"/>
    </style:style>
    <style:style style:name="co33" style:family="table-column">
      <style:table-column-properties fo:break-before="auto" style:column-width="1.362cm"/>
    </style:style>
    <style:style style:name="co34" style:family="table-column">
      <style:table-column-properties fo:break-before="auto" style:column-width="1.339cm"/>
    </style:style>
    <style:style style:name="co35" style:family="table-column">
      <style:table-column-properties fo:break-before="auto" style:column-width="1.252cm"/>
    </style:style>
    <style:style style:name="co36" style:family="table-column">
      <style:table-column-properties fo:break-before="auto" style:column-width="0.834cm"/>
    </style:style>
    <style:style style:name="co37"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data-style-name="N0"/>
    <style:style style:name="ce50"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9"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5"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2cm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3" style:family="table-cell" style:parent-style-name="Default">
      <style:table-cell-properties fo:border-bottom="0.002cm solid #000000" fo:background-color="transparent" fo:border-left="none" fo:border-right="0.002cm solid #000000" fo:border-top="none"/>
    </style:style>
    <style:style style:name="ce4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74">
      <style:table-cell-properties fo:background-color="#e6e6ff"/>
      <style:text-properties fo:font-weight="bold" style:font-weight-asian="bold" style:font-weight-complex="bold"/>
    </style:style>
    <style:style style:name="ce47"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4">
      <style:table-cell-properties fo:border-bottom="0.002cm solid #000000" fo:border-left="none" fo:border-right="none" fo:border-top="none"/>
    </style:style>
    <style:style style:name="ce51"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4" style:family="table-cell" style:parent-style-name="Default">
      <style:table-cell-properties fo:border-bottom="none" fo:border-left="0.002cm solid #000000" fo:border-right="none" fo:border-top="none"/>
    </style:style>
    <style:style style:name="ce55" style:family="table-cell" style:parent-style-name="Default">
      <style:table-cell-properties fo:border-bottom="0.002cm solid #000000" fo:border-left="0.002cm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cm"/>
    </style:style>
    <style:style style:name="ce64" style:family="table-cell" style:parent-style-name="Default">
      <style:table-cell-properties style:text-align-source="fix" style:repeat-content="false"/>
      <style:paragraph-properties fo:text-align="end" fo:margin-left="0cm"/>
    </style:style>
    <style:style style:name="ce65"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cm"/>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cm"/>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09cm" draw:caption-point-x="-0.61cm" draw:caption-point-y="0.467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4cm" draw:caption-point-x="-0.61cm" draw:caption-point-y="0.467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19cm" draw:caption-point-x="-0.61cm" draw:caption-point-y="0.467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5cm" draw:caption-point-x="-0.61cm" draw:caption-point-y="0.467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4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5cm" draw:caption-point-x="-0.61cm" draw:caption-point-y="0.467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66">
            <text:p>0,0066</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1cm" draw:caption-point-x="-0.61cm" draw:caption-point-y="0.467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6cm" draw:caption-point-x="-0.61cm" draw:caption-point-y="0.467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1cm" draw:caption-point-x="-0.61cm" draw:caption-point-y="0.467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7cm" draw:caption-point-x="-0.61cm" draw:caption-point-y="0.467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8cm" draw:caption-point-x="-0.61cm" draw:caption-point-y="0.467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4" draw:text-style-name="P2" svg:width="2.899cm" svg:height="2.176cm" svg:x="6.683cm" svg:y="7.924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9.289cm" draw:caption-point-x="-0.61cm" draw:caption-point-y="0.467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5cm" draw:caption-point-x="-0.61cm" draw:caption-point-y="0.467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1cm" draw:caption-point-x="-0.61cm" draw:caption-point-y="0.467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88">
            <text:p>288,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2cm" draw:caption-point-x="-0.61cm" draw:caption-point-y="0.467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7cm" draw:caption-point-x="-0.61cm" draw:caption-point-y="0.467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4000*1.5" office:value-type="float" office:value="30">
            <text:p>3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5" draw:text-style-name="P2" svg:width="8.349cm" svg:height="1.781cm" svg:x="6.683cm" svg:y="14.263cm" draw:caption-point-x="-0.61cm" draw:caption-point-y="0.467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3.1*3600" office:value-type="float" office:value="223.2">
            <text:p>223,2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6" draw:text-style-name="P2" svg:width="7.577cm" svg:height="2.176cm" svg:x="6.683cm" svg:y="14.929cm" draw:caption-point-x="-0.61cm" draw:caption-point-y="0.467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4cm" draw:caption-point-x="-0.61cm" draw:caption-point-y="0.467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49cm" draw:caption-point-x="-0.61cm" draw:caption-point-y="0.467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5cm" draw:caption-point-x="-0.61cm" draw:caption-point-y="0.467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cm" draw:caption-point-x="-0.61cm" draw:caption-point-y="0.467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5cm" draw:caption-point-x="-0.61cm" draw:caption-point-y="0.467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6cm" draw:caption-point-x="-0.61cm" draw:caption-point-y="0.467cm">
              <dc:creator>AŠ</dc:creator>
              <dc:date>2011-01-06T00:00:00</dc:date>
              <text:p text:style-name="P2"><text:span text:style-name="T1">1lvl: tiek kiek T1 MEX 6lvl per 3d.</text:span></text:p>
              <text:p text:style-name="P2"><text:span text:style-name="T1">8lvl: tiek kiek T2 MEX 4lvl per 3d. </text:span></text:p>
            </office:annotation>
            <text:p>metal storage</text:p>
          </table:table-cell>
          <table:table-cell table:number-matrix-columns-spanned="9" table:number-matrix-rows-spanned="1" table:formula="of:=LINEAR_DEP(6;[.C3:.M3]; SDAYS(3); [.K9];[.C9:.M9]; SDAYS(3); [.K45])" office:value-type="float" office:value="8706.18938022678">
            <text:p>8706,19</text:p>
          </table:table-cell>
          <table:table-cell office:value-type="float" office:value="1792.60151711046">
            <text:p>1792,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1cm" draw:caption-point-x="-0.61cm" draw:caption-point-y="0.467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1792.60151711046">
            <text:p>1792,6</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6cm" draw:caption-point-x="-0.61cm" draw:caption-point-y="0.467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1792.60151711046">
            <text:p>1792,6</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7cm" draw:caption-point-x="-0.61cm" draw:caption-point-y="0.467cm">
              <dc:creator>AŠ</dc:creator>
              <dc:date>2011-01-06T00:00:00</dc:date>
              <text:p text:style-name="P2"><text:span text:style-name="T1">1lvl: tiek kiek T1 Collector 6lvl per 3d.</text:span></text:p>
              <text:p text:style-name="P2"><text:span text:style-name="T1">8lvl: tiek kiek T2 Collector 4lvl per 3d. </text:span></text:p>
            </office:annotation>
            <text:p>energy storage</text:p>
          </table:table-cell>
          <table:table-cell table:number-matrix-columns-spanned="9" table:number-matrix-rows-spanned="1" table:formula="of:=LINEAR_DEP(6; [.C16:.M16]; SDAYS(3); [.K20]; [.C21:.M21]; SDAYS(3); [.K50])" office:value-type="float" office:value="19272.7575209071">
            <text:p>19272,76</text:p>
          </table:table-cell>
          <table:table-cell office:value-type="float" office:value="3605.18408917603">
            <text:p>3605,1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3cm" draw:caption-point-x="-0.61cm" draw:caption-point-y="0.467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8cm" draw:caption-point-x="-0.61cm" draw:caption-point-y="0.467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5" draw:text-style-name="P2" svg:width="9.279cm" svg:height="1.781cm" svg:x="6.683cm" svg:y="22.399cm" draw:caption-point-x="-0.61cm" draw:caption-point-y="0.467cm">
              <dc:creator>AŠ</dc:creator>
              <dc:date>2011-01-06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3d. </text:span></text:p>
            </office:annotation>
            <text:p>zetium storage</text:p>
          </table:table-cell>
          <table:table-cell table:number-matrix-columns-spanned="9" table:number-matrix-rows-spanned="1" table:formula="of:=LINEAR_DEP(6; [.C33:.M33]; SDAYS(3); [.K38];[.C39:.M39]; SDAYS(3); [.K55])" office:value-type="float" office:value="2363.31787604536">
            <text:p>2363,32</text:p>
          </table:table-cell>
          <table:table-cell office:value-type="float" office:value="792.810935208013">
            <text:p>792,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4cm" draw:caption-point-x="-0.61cm" draw:caption-point-y="0.467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09cm" draw:caption-point-x="-0.61cm" draw:caption-point-y="0.467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4cm" draw:caption-point-x="-0.61cm" draw:caption-point-y="0.467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1cm" draw:caption-point-x="-0.61cm" draw:caption-point-y="0.467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7cm" draw:caption-point-x="-0.61cm" draw:caption-point-y="0.467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2cm" draw:caption-point-x="-0.61cm" draw:caption-point-y="0.467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7cm" draw:caption-point-x="-0.61cm" draw:caption-point-y="0.467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2cm" draw:caption-point-x="-0.61cm" draw:caption-point-y="0.467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7cm" draw:caption-point-x="-0.61cm" draw:caption-point-y="0.467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2cm" draw:caption-point-x="-0.61cm" draw:caption-point-y="0.467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3cm" draw:caption-point-x="-0.61cm" draw:caption-point-y="0.467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59cm" draw:caption-point-x="-0.61cm" draw:caption-point-y="0.467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29.224cm" draw:caption-point-x="-0.61cm" draw:caption-point-y="0.467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2]" office:value-type="string" office:string-value="B Headquarters">
            <text:p>B Headquarters</text:p>
          </table:table-cell>
          <table:table-cell table:style-name="ce15" office:value-type="string">
            <office:annotation draw:style-name="gr4" draw:text-style-name="P2" svg:width="2.899cm" svg:height="0.596cm" svg:x="6.683cm" svg:y="29.679cm" draw:caption-point-x="-0.61cm" draw:caption-point-y="0.467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3]" office:value-type="string" office:string-value="B Headquarters">
            <text:p>B Headquarters</text:p>
          </table:table-cell>
          <table:table-cell table:style-name="ce15" office:value-type="string">
            <office:annotation draw:style-name="gr4" draw:text-style-name="P2" svg:width="2.899cm" svg:height="0.596cm" svg:x="6.683cm" svg:y="30.135cm" draw:caption-point-x="-0.61cm" draw:caption-point-y="0.467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4]" office:value-type="string" office:string-value="B Headquarters">
            <text:p>B Headquarters</text:p>
          </table:table-cell>
          <table:table-cell table:style-name="ce15" office:value-type="string">
            <office:annotation draw:style-name="gr4" draw:text-style-name="P2" svg:width="2.899cm" svg:height="0.596cm" svg:x="6.683cm" svg:y="30.59cm" draw:caption-point-x="-0.61cm" draw:caption-point-y="0.467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45cm" draw:caption-point-x="-0.61cm" draw:caption-point-y="0.467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1.732cm" draw:caption-point-x="-0.61cm" draw:caption-point-y="0.467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78]" office:value-type="string" office:string-value="B Radar">
            <text:p>B Radar</text:p>
          </table:table-cell>
          <table:table-cell table:style-name="ce15" office:value-type="string">
            <office:annotation draw:style-name="gr5" draw:text-style-name="P2" svg:width="8.488cm" svg:height="1.781cm" svg:x="6.683cm" svg:y="32.261cm" draw:caption-point-x="-0.61cm" draw:caption-point-y="0.467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79]" office:value-type="string" office:string-value="B Radar">
            <text:p>B Radar</text:p>
          </table:table-cell>
          <table:table-cell table:style-name="ce15" office:value-type="string">
            <office:annotation draw:style-name="gr3" draw:text-style-name="P2" svg:width="6.502cm" svg:height="0.991cm" svg:x="6.683cm" svg:y="32.716cm" draw:caption-point-x="-0.61cm" draw:caption-point-y="0.467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0]" office:value-type="string" office:string-value="B Radar">
            <text:p>B Radar</text:p>
          </table:table-cell>
          <table:table-cell table:style-name="ce15" office:value-type="string">
            <office:annotation draw:style-name="gr3" draw:text-style-name="P2" svg:width="5.487cm" svg:height="0.991cm" svg:x="6.683cm" svg:y="33.171cm" draw:caption-point-x="-0.61cm" draw:caption-point-y="0.467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3" draw:text-style-name="P2" svg:width="5.09cm" svg:height="0.991cm" svg:x="6.683cm" svg:y="33.626cm" draw:caption-point-x="-0.61cm" draw:caption-point-y="0.467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4.472cm" svg:height="0.991cm" svg:x="6.683cm" svg:y="34.081cm" draw:caption-point-x="-0.61cm" draw:caption-point-y="0.467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4.747cm" draw:caption-point-x="-0.61cm" draw:caption-point-y="0.467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5]" office:value-type="string" office:string-value="B Barracks">
            <text:p>B Barracks</text:p>
          </table:table-cell>
          <table:table-cell table:style-name="ce15" office:value-type="string">
            <office:annotation draw:style-name="gr3" draw:text-style-name="P2" svg:width="7.272cm" svg:height="0.991cm" svg:x="6.683cm" svg:y="35.203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6]" office:value-type="string" office:string-value="B Barracks">
            <text:p>B Barracks</text:p>
          </table:table-cell>
          <table:table-cell table:style-name="ce15" office:value-type="string">
            <office:annotation draw:style-name="gr3" draw:text-style-name="P2" svg:width="5.706cm" svg:height="0.991cm" svg:x="6.683cm" svg:y="35.658cm" draw:caption-point-x="-0.61cm" draw:caption-point-y="0.467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7]" office:value-type="string" office:string-value="B Barracks">
            <text:p>B Barracks</text:p>
          </table:table-cell>
          <table:table-cell table:style-name="ce15" office:value-type="string">
            <office:annotation draw:style-name="gr3" draw:text-style-name="P2" svg:width="5.883cm" svg:height="0.991cm" svg:x="6.683cm" svg:y="36.113cm" draw:caption-point-x="-0.61cm" draw:caption-point-y="0.467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6.779cm" draw:caption-point-x="-0.61cm" draw:caption-point-y="0.467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Ground Factory">
            <text:p>B Ground Factory</text:p>
          </table:table-cell>
          <table:table-cell table:style-name="ce15" office:value-type="string">
            <office:annotation draw:style-name="gr3" draw:text-style-name="P2" svg:width="6.412cm" svg:height="0.991cm" svg:x="6.683cm" svg:y="37.234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Ground Factory">
            <text:p>B Ground Factory</text:p>
          </table:table-cell>
          <table:table-cell table:style-name="ce15" office:value-type="string">
            <office:annotation draw:style-name="gr3" draw:text-style-name="P2" svg:width="5.838cm" svg:height="0.991cm" svg:x="6.683cm" svg:y="37.689cm" draw:caption-point-x="-0.61cm" draw:caption-point-y="0.467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2]" office:value-type="string" office:string-value="B Ground Factory">
            <text:p>B Ground Factory</text:p>
          </table:table-cell>
          <table:table-cell table:style-name="ce15" office:value-type="string">
            <office:annotation draw:style-name="gr3" draw:text-style-name="P2" svg:width="6.699cm" svg:height="0.991cm" svg:x="6.683cm" svg:y="38.144cm" draw:caption-point-x="-0.61cm" draw:caption-point-y="0.467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3]" office:value-type="string" office:string-value="B Ground Factory">
            <text:p>B Ground Factory</text:p>
          </table:table-cell>
          <table:table-cell table:style-name="ce15" office:value-type="string">
            <office:annotation draw:style-name="gr3" draw:text-style-name="P2" svg:width="6.831cm" svg:height="0.991cm" svg:x="6.683cm" svg:y="38.599cm" draw:caption-point-x="-0.61cm" draw:caption-point-y="0.467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39.265cm" draw:caption-point-x="-0.61cm" draw:caption-point-y="0.467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96]*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Space Factory">
            <text:p>B Space Factory</text:p>
          </table:table-cell>
          <table:table-cell table:style-name="ce15" office:value-type="string">
            <office:annotation draw:style-name="gr3" draw:text-style-name="P2" svg:width="7.162cm" svg:height="0.991cm" svg:x="6.683cm" svg:y="39.721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Space Factory">
            <text:p>B Space Factory</text:p>
          </table:table-cell>
          <table:table-cell table:style-name="ce15" office:value-type="string">
            <office:annotation draw:style-name="gr3" draw:text-style-name="P2" svg:width="6.346cm" svg:height="0.991cm" svg:x="6.683cm" svg:y="40.176cm" draw:caption-point-x="-0.61cm" draw:caption-point-y="0.467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8]*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8]" office:value-type="string" office:string-value="B Space Factory">
            <text:p>B Space Factory</text:p>
          </table:table-cell>
          <table:table-cell table:style-name="ce15" office:value-type="string">
            <office:annotation draw:style-name="gr3" draw:text-style-name="P2" svg:width="6.39cm" svg:height="0.991cm" svg:x="6.683cm" svg:y="40.631cm" draw:caption-point-x="-0.61cm" draw:caption-point-y="0.467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99]*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9]" office:value-type="string" office:string-value="B Space Factory">
            <text:p>B Space Factory</text:p>
          </table:table-cell>
          <table:table-cell table:style-name="ce15" office:value-type="string">
            <office:annotation draw:style-name="gr3" draw:text-style-name="P2" svg:width="5.155cm" svg:height="0.991cm" svg:x="6.683cm" svg:y="41.086cm" draw:caption-point-x="-0.61cm" draw:caption-point-y="0.467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0]*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1.752cm" draw:caption-point-x="-0.61cm" draw:caption-point-y="0.467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5" office:value-type="string">
            <office:annotation draw:style-name="gr3" draw:text-style-name="P2" svg:width="6.566cm" svg:height="0.991cm" svg:x="6.683cm" svg:y="42.207cm" draw:caption-point-x="-0.61cm" draw:caption-point-y="0.467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5" office:value-type="string">
            <office:annotation draw:style-name="gr3" draw:text-style-name="P2" svg:width="6.5cm" svg:height="0.991cm" svg:x="6.683cm" svg:y="42.662cm" draw:caption-point-x="-0.61cm" draw:caption-point-y="0.467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5" office:value-type="string">
            <office:annotation draw:style-name="gr3" draw:text-style-name="P2" svg:width="5.441cm" svg:height="0.991cm" svg:x="6.683cm" svg:y="43.117cm" draw:caption-point-x="-0.61cm" draw:caption-point-y="0.467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6" office:value-type="string">
            <office:annotation draw:style-name="gr4" draw:text-style-name="P2" svg:width="2.899cm" svg:height="0.991cm" svg:x="6.683cm" svg:y="43.573cm" draw:caption-point-x="-0.61cm" draw:caption-point-y="0.467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2.899cm" svg:height="0.596cm" svg:x="6.683cm" svg:y="44.239cm" draw:caption-point-x="-0.61cm" draw:caption-point-y="0.467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08]"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08]" office:value-type="float" office:value="1">
            <text:p>1</text:p>
          </table:table-cell>
          <table:table-cell/>
          <table:table-cell table:style-name="ce24" table:formula="of:=[.M108]" office:value-type="float" office:value="0.6">
            <text:p>0,6000</text:p>
          </table:table-cell>
          <table:table-cell table:number-columns-repeated="1011"/>
        </table:table-row>
        <table:table-row table:style-name="ro1">
          <table:table-cell table:formula="of:=[.A109]"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09]" office:value-type="float" office:value="1">
            <text:p>1</text:p>
          </table:table-cell>
          <table:table-cell/>
          <table:table-cell table:style-name="ce24" table:formula="of:=[.M109]" office:value-type="float" office:value="0.6">
            <text:p>0,6000</text:p>
          </table:table-cell>
          <table:table-cell table:number-columns-repeated="1011"/>
        </table:table-row>
        <table:table-row table:style-name="ro1">
          <table:table-cell table:formula="of:=[.A110]"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0]" office:value-type="float" office:value="1">
            <text:p>1</text:p>
          </table:table-cell>
          <table:table-cell/>
          <table:table-cell table:style-name="ce24" table:formula="of:=[.M110]" office:value-type="float" office:value="0.6">
            <text:p>0,6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6" draw:text-style-name="P2" svg:width="6.611cm" svg:height="2.176cm" svg:x="6.683cm" svg:y="46.725cm" draw:caption-point-x="-0.61cm" draw:caption-point-y="0.46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14]" office:value-type="string" office:string-value="T Fiery Melters">
            <text:p>T Fiery Melters</text:p>
          </table:table-cell>
          <table:table-cell table:style-name="ce15" office:value-type="string">
            <office:annotation draw:style-name="gr6" draw:text-style-name="P2" svg:width="5.331cm" svg:height="2.176cm" svg:x="6.683cm" svg:y="47.18cm" draw:caption-point-x="-0.61cm" draw:caption-point-y="0.46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14])" office:value-type="float" office:value="2902.06312674226">
            <text:p>2902,06</text:p>
          </table:table-cell>
          <table:table-cell office:value-type="float" office:value="0">
            <text:p>0</text:p>
          </table:table-cell>
          <table:table-cell office:value-type="float" office:value="0">
            <text:p>0</text:p>
          </table:table-cell>
          <table:table-cell table:style-name="ce31" office:value-type="float" office:value="5.14237049464909">
            <text:p>5,1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15]" office:value-type="string" office:string-value="T Fiery Melters">
            <text:p>T Fiery Melters</text:p>
          </table:table-cell>
          <table:table-cell table:style-name="ce15" office:value-type="string">
            <office:annotation draw:style-name="gr7" draw:text-style-name="P2" svg:width="5.993cm" svg:height="1.386cm" svg:x="6.683cm" svg:y="47.636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14])"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6]" office:value-type="string" office:string-value="T Fiery Melters">
            <text:p>T Fiery Melters</text:p>
          </table:table-cell>
          <table:table-cell table:style-name="ce16" office:value-type="string">
            <office:annotation draw:style-name="gr7" draw:text-style-name="P2" svg:width="7.03cm" svg:height="1.386cm" svg:x="6.683cm" svg:y="48.091cm" draw:caption-point-x="-0.61cm" draw:caption-point-y="0.46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14])"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4]"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17]"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14:.M114])"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18]" office:value-type="string" office:string-value="T Fiery Melters">
            <text:p>T Fiery Melters</text:p>
          </table:table-cell>
          <table:table-cell table:style-name="ce15" office:value-type="string">
            <office:annotation draw:style-name="gr4" draw:text-style-name="P2" svg:width="2.899cm" svg:height="0.596cm" svg:x="6.683cm" svg:y="49.001cm" draw:caption-point-x="-0.61cm" draw:caption-point-y="0.46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8]" office:value-type="float" office:value="10">
            <text:p>10</text:p>
          </table:table-cell>
          <table:table-cell table:formula="of:=[.L116]"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T Fiery Melters">
            <text:p>T Fiery Melters</text:p>
          </table:table-cell>
          <table:table-cell table:style-name="ce15" office:value-type="string">
            <office:annotation draw:style-name="gr4" draw:text-style-name="P2" svg:width="2.899cm" svg:height="0.596cm" svg:x="6.683cm" svg:y="49.456cm" draw:caption-point-x="-0.61cm" draw:caption-point-y="0.46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9]" office:value-type="float" office:value="10">
            <text:p>10</text:p>
          </table:table-cell>
          <table:table-cell table:formula="of:=[.L117]"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50.143cm" draw:caption-point-x="-0.61cm" draw:caption-point-y="0.46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22]" office:value-type="string" office:string-value="T Mex t2">
            <text:p>T Mex t2</text:p>
          </table:table-cell>
          <table:table-cell table:style-name="ce15" office:value-type="string">
            <office:annotation draw:style-name="gr2" draw:text-style-name="P2" svg:width="4.31cm" svg:height="0.596cm" svg:x="6.683cm" svg:y="50.598cm" draw:caption-point-x="-0.61cm" draw:caption-point-y="0.46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22]"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23]" office:value-type="string" office:string-value="T Mex t2">
            <text:p>T Mex t2</text:p>
          </table:table-cell>
          <table:table-cell table:style-name="ce15" office:value-type="string">
            <office:annotation draw:style-name="gr2" draw:text-style-name="P2" svg:width="3.824cm" svg:height="0.596cm" svg:x="6.683cm" svg:y="51.053cm" draw:caption-point-x="-0.61cm" draw:caption-point-y="0.46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23]" office:value-type="float" office:value="1">
            <text:p>1</text:p>
          </table:table-cell>
          <table:table-cell/>
          <table:table-cell table:style-name="ce24" table:formula="of:=[.M12]*10" office:value-type="float" office:value="2160">
            <text:p>2160,0000</text:p>
          </table:table-cell>
          <table:table-cell table:number-columns-repeated="1011"/>
        </table:table-row>
        <table:table-row table:style-name="ro1">
          <table:table-cell table:formula="of:=[.A124]" office:value-type="string" office:string-value="T Mex t2">
            <text:p>T Mex t2</text:p>
          </table:table-cell>
          <table:table-cell table:style-name="ce16" office:value-type="string">
            <office:annotation draw:style-name="gr2" draw:text-style-name="P2" svg:width="3.868cm" svg:height="0.596cm" svg:x="6.683cm" svg:y="51.509cm" draw:caption-point-x="-0.61cm" draw:caption-point-y="0.46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24]"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25]"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22:.M12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6" draw:text-style-name="P2" svg:width="6.633cm" svg:height="2.176cm" svg:x="6.683cm" svg:y="52.63cm" draw:caption-point-x="-0.61cm" draw:caption-point-y="0.46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14])"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14]" office:value-type="float" office:value="3">
            <text:p>3,0000</text:p>
          </table:table-cell>
          <table:table-cell table:number-columns-repeated="1011"/>
        </table:table-row>
        <table:table-row table:style-name="ro1">
          <table:table-cell table:formula="of:=[.A128]" office:value-type="string" office:string-value="T SCond. Tech.">
            <text:p>T SCond. Tech.</text:p>
          </table:table-cell>
          <table:table-cell table:style-name="ce15" office:value-type="string">
            <office:annotation draw:style-name="gr7" draw:text-style-name="P2" svg:width="5.993cm" svg:height="1.386cm" svg:x="6.683cm" svg:y="53.085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15]" office:value-type="float" office:value="2902.06312674226">
            <text:p>2902,06</text:p>
          </table:table-cell>
          <table:table-cell table:formula="of:=[.D115]" office:value-type="float" office:value="0">
            <text:p>0</text:p>
          </table:table-cell>
          <table:table-cell table:formula="of:=[.E115]" office:value-type="float" office:value="0">
            <text:p>0</text:p>
          </table:table-cell>
          <table:table-cell table:formula="of:=[.F115]" office:value-type="float" office:value="5.14237049464909">
            <text:p>5,14</text:p>
          </table:table-cell>
          <table:table-cell table:formula="of:=[.G115]" office:value-type="float" office:value="0">
            <text:p>0</text:p>
          </table:table-cell>
          <table:table-cell table:formula="of:=[.H115]" office:value-type="float" office:value="1">
            <text:p>1</text:p>
          </table:table-cell>
          <table:table-cell table:formula="of:=[.I115]" office:value-type="float" office:value="0">
            <text:p>0</text:p>
          </table:table-cell>
          <table:table-cell table:formula="of:=[.J115]" office:value-type="float" office:value="0">
            <text:p>0</text:p>
          </table:table-cell>
          <table:table-cell table:formula="of:=[.K115]" office:value-type="float" office:value="10">
            <text:p>10</text:p>
          </table:table-cell>
          <table:table-cell table:formula="of:=[.L115]"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9]" office:value-type="string" office:string-value="T SCond. Tech.">
            <text:p>T SCond. Tech.</text:p>
          </table:table-cell>
          <table:table-cell table:style-name="ce15" office:value-type="string">
            <office:annotation draw:style-name="gr6" draw:text-style-name="P2" svg:width="6.853cm" svg:height="2.176cm" svg:x="6.683cm" svg:y="53.54cm" draw:caption-point-x="-0.61cm" draw:caption-point-y="0.46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6]" office:value-type="float" office:value="6424.25250696904">
            <text:p>6424,25</text:p>
          </table:table-cell>
          <table:table-cell table:formula="of:=[.D116]" office:value-type="float" office:value="0">
            <text:p>0</text:p>
          </table:table-cell>
          <table:table-cell table:formula="of:=[.E116]" office:value-type="float" office:value="0">
            <text:p>0</text:p>
          </table:table-cell>
          <table:table-cell table:formula="of:=[.F116]" office:value-type="float" office:value="5.46285110766962">
            <text:p>5,46</text:p>
          </table:table-cell>
          <table:table-cell table:formula="of:=[.G116]" office:value-type="float" office:value="0">
            <text:p>0</text:p>
          </table:table-cell>
          <table:table-cell table:formula="of:=[.H116]" office:value-type="float" office:value="1">
            <text:p>1</text:p>
          </table:table-cell>
          <table:table-cell table:formula="of:=[.I116]" office:value-type="float" office:value="0">
            <text:p>0</text:p>
          </table:table-cell>
          <table:table-cell table:formula="of:=[.J116]" office:value-type="float" office:value="0">
            <text:p>0</text:p>
          </table:table-cell>
          <table:table-cell table:formula="of:=[.K116]" office:value-type="float" office:value="10">
            <text:p>10</text:p>
          </table:table-cell>
          <table:table-cell table:formula="of:=[.L116]"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30]" office:value-type="string" office:string-value="T SCond. Tech.">
            <text:p>T SCond. Tech.</text:p>
          </table:table-cell>
          <table:table-cell table:style-name="ce16" office:value-type="string">
            <office:annotation draw:style-name="gr7" draw:text-style-name="P2" svg:width="6.5cm" svg:height="1.386cm" svg:x="6.683cm" svg:y="53.995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7]" office:value-type="float" office:value="787.772625348452">
            <text:p>787,77</text:p>
          </table:table-cell>
          <table:table-cell table:formula="of:=[.D117]" office:value-type="float" office:value="0">
            <text:p>0</text:p>
          </table:table-cell>
          <table:table-cell table:formula="of:=[.E117]" office:value-type="float" office:value="0">
            <text:p>0</text:p>
          </table:table-cell>
          <table:table-cell table:formula="of:=[.F117]" office:value-type="float" office:value="4.71571530692731">
            <text:p>4,72</text:p>
          </table:table-cell>
          <table:table-cell table:formula="of:=[.G117]" office:value-type="float" office:value="0">
            <text:p>0</text:p>
          </table:table-cell>
          <table:table-cell table:formula="of:=[.H117]" office:value-type="float" office:value="1">
            <text:p>1</text:p>
          </table:table-cell>
          <table:table-cell table:formula="of:=[.I117]" office:value-type="float" office:value="0">
            <text:p>0</text:p>
          </table:table-cell>
          <table:table-cell table:formula="of:=[.J117]" office:value-type="float" office:value="0">
            <text:p>0</text:p>
          </table:table-cell>
          <table:table-cell table:formula="of:=[.K117]" office:value-type="float" office:value="10">
            <text:p>10</text:p>
          </table:table-cell>
          <table:table-cell table:formula="of:=[.L117]"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31]"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28:.M128])"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32]" office:value-type="string" office:string-value="T SCond. Tech.">
            <text:p>T SCond. Tech.</text:p>
          </table:table-cell>
          <table:table-cell table:style-name="ce15" office:value-type="string">
            <office:annotation draw:style-name="gr4" draw:text-style-name="P2" svg:width="2.899cm" svg:height="0.596cm" svg:x="6.683cm" svg:y="54.905cm" draw:caption-point-x="-0.61cm" draw:caption-point-y="0.467cm">
              <dc:creator>AŠ</dc:creator>
              <dc:date>2010-12-29T00:00:00</dc:date>
              <text:p text:style-name="P2"><text:span text:style-name="T1">Iki 100%</text:span></text:p>
            </office:annotation>
            <text:p>E gen mod</text:p>
          </table:table-cell>
          <table:table-cell office:value-type="float" office:value="0">
            <text:p>0</text:p>
          </table:table-cell>
          <table:table-cell table:formula="of:=[.D119]" office:value-type="float" office:value="10">
            <text:p>10</text:p>
          </table:table-cell>
          <table:table-cell table:number-columns-repeated="6"/>
          <table:table-cell table:formula="of:=[.K132]" office:value-type="float" office:value="10">
            <text:p>10</text:p>
          </table:table-cell>
          <table:table-cell table:formula="of:=[.L11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3]" office:value-type="string" office:string-value="T SCond. Tech.">
            <text:p>T SCond. Tech.</text:p>
          </table:table-cell>
          <table:table-cell table:style-name="ce15" office:value-type="string">
            <office:annotation draw:style-name="gr4" draw:text-style-name="P2" svg:width="2.899cm" svg:height="0.596cm" svg:x="6.683cm" svg:y="55.392cm" draw:caption-point-x="-0.61cm" draw:caption-point-y="0.46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20]" office:value-type="float" office:value="20">
            <text:p>20</text:p>
          </table:table-cell>
          <table:table-cell table:number-columns-repeated="6"/>
          <table:table-cell table:formula="of:=[.K133]" office:value-type="float" office:value="10">
            <text:p>10</text:p>
          </table:table-cell>
          <table:table-cell table:formula="of:=[.L120]"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56.143cm" draw:caption-point-x="-0.61cm" draw:caption-point-y="0.46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36]" office:value-type="string" office:string-value="T Collector t2">
            <text:p>T Collector t2</text:p>
          </table:table-cell>
          <table:table-cell table:style-name="ce15" office:value-type="string">
            <office:annotation draw:style-name="gr2" draw:text-style-name="P2" svg:width="5.171cm" svg:height="0.596cm" svg:x="6.683cm" svg:y="56.598cm" draw:caption-point-x="-0.61cm" draw:caption-point-y="0.46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37]" office:value-type="string" office:string-value="T Collector t2">
            <text:p>T Collector t2</text:p>
          </table:table-cell>
          <table:table-cell table:style-name="ce15" office:value-type="string">
            <office:annotation draw:style-name="gr2" draw:text-style-name="P2" svg:width="5.038cm" svg:height="0.596cm" svg:x="6.683cm" svg:y="57.053cm" draw:caption-point-x="-0.61cm" draw:caption-point-y="0.46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38]" office:value-type="string" office:string-value="T Collector t2">
            <text:p>T Collector t2</text:p>
          </table:table-cell>
          <table:table-cell table:style-name="ce16" office:value-type="string">
            <office:annotation draw:style-name="gr2" draw:text-style-name="P2" svg:width="4.707cm" svg:height="0.596cm" svg:x="6.683cm" svg:y="57.508cm" draw:caption-point-x="-0.61cm" draw:caption-point-y="0.46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8]"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3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58.629cm" draw:caption-point-x="-0.61cm" draw:caption-point-y="0.46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42]" office:value-type="string" office:string-value="T Collector t3">
            <text:p>T Collector t3</text:p>
          </table:table-cell>
          <table:table-cell table:style-name="ce15" office:value-type="string">
            <office:annotation draw:style-name="gr4" draw:text-style-name="P2" svg:width="2.899cm" svg:height="0.991cm" svg:x="6.683cm" svg:y="59.084cm" draw:caption-point-x="-0.61cm" draw:caption-point-y="0.46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43]" office:value-type="string" office:string-value="T Collector t3">
            <text:p>T Collector t3</text:p>
          </table:table-cell>
          <table:table-cell table:style-name="ce15" office:value-type="string">
            <office:annotation draw:style-name="gr4" draw:text-style-name="P2" svg:width="2.899cm" svg:height="0.991cm" svg:x="6.683cm" svg:y="59.539cm" draw:caption-point-x="-0.61cm" draw:caption-point-y="0.46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880">
            <text:p>2880,0000</text:p>
          </table:table-cell>
          <table:table-cell table:number-columns-repeated="1011"/>
        </table:table-row>
        <table:table-row table:style-name="ro1">
          <table:table-cell table:formula="of:=[.A144]" office:value-type="string" office:string-value="T Collector t3">
            <text:p>T Collector t3</text:p>
          </table:table-cell>
          <table:table-cell table:style-name="ce16" office:value-type="string">
            <office:annotation draw:style-name="gr4" draw:text-style-name="P2" svg:width="2.899cm" svg:height="0.991cm" svg:x="6.683cm" svg:y="59.995cm" draw:caption-point-x="-0.61cm" draw:caption-point-y="0.46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45]"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42:.M142])"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61.116cm" draw:caption-point-x="-0.61cm" draw:caption-point-y="0.46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48]" office:value-type="string" office:string-value="T Zetium Extraction">
            <text:p>T Zetium Extraction</text:p>
          </table:table-cell>
          <table:table-cell table:style-name="ce15" office:value-type="string">
            <office:annotation draw:style-name="gr4" draw:text-style-name="P2" svg:width="2.899cm" svg:height="0.991cm" svg:x="6.683cm" svg:y="61.571cm" draw:caption-point-x="-0.61cm" draw:caption-point-y="0.46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8]" office:value-type="float" office:value="1">
            <text:p>1</text:p>
          </table:table-cell>
          <table:table-cell/>
          <table:table-cell table:style-name="ce24" table:formula="of:=[.M35]*10" office:value-type="float" office:value="300">
            <text:p>300,0000</text:p>
          </table:table-cell>
          <table:table-cell table:number-columns-repeated="1011"/>
        </table:table-row>
        <table:table-row table:style-name="ro1">
          <table:table-cell table:formula="of:=[.A149]" office:value-type="string" office:string-value="T Zetium Extraction">
            <text:p>T Zetium Extraction</text:p>
          </table:table-cell>
          <table:table-cell table:style-name="ce15" office:value-type="string">
            <office:annotation draw:style-name="gr4" draw:text-style-name="P2" svg:width="2.899cm" svg:height="0.991cm" svg:x="6.683cm" svg:y="62.026cm" draw:caption-point-x="-0.61cm" draw:caption-point-y="0.46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9]" office:value-type="float" office:value="1">
            <text:p>1</text:p>
          </table:table-cell>
          <table:table-cell/>
          <table:table-cell table:style-name="ce24" table:formula="of:=[.M36]*10" office:value-type="float" office:value="2232">
            <text:p>2232,0000</text:p>
          </table:table-cell>
          <table:table-cell table:number-columns-repeated="1011"/>
        </table:table-row>
        <table:table-row table:style-name="ro1">
          <table:table-cell table:formula="of:=[.A150]"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48:.M14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6" draw:text-style-name="P2" svg:width="7.074cm" svg:height="2.176cm" svg:x="6.683cm" svg:y="63.147cm" draw:caption-point-x="-0.61cm" draw:caption-point-y="0.46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14])"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table-cell table:formula="of:=[.A153]" office:value-type="string" office:string-value="T Powd. Zet.">
            <text:p>T Powd. Zet.</text:p>
          </table:table-cell>
          <table:table-cell table:style-name="ce15" office:value-type="string">
            <office:annotation draw:style-name="gr7" draw:text-style-name="P2" svg:width="6.456cm" svg:height="1.386cm" svg:x="6.683cm" svg:y="63.602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54]" office:value-type="string" office:string-value="T Powd. Zet.">
            <text:p>T Powd. Zet.</text:p>
          </table:table-cell>
          <table:table-cell table:style-name="ce15" office:value-type="string">
            <office:annotation draw:style-name="gr7" draw:text-style-name="P2" svg:width="6.081cm" svg:height="1.386cm" svg:x="6.683cm" svg:y="64.057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46285110766962">
            <text:p>5,46</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55]" office:value-type="string" office:string-value="T Powd. Zet.">
            <text:p>T Powd. Zet.</text:p>
          </table:table-cell>
          <table:table-cell table:style-name="ce16" office:value-type="string">
            <office:annotation draw:style-name="gr6" draw:text-style-name="P2" svg:width="6.125cm" svg:height="2.176cm" svg:x="6.683cm" svg:y="64.513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56]"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53:.M153])"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57]" office:value-type="string" office:string-value="T Powd. Zet.">
            <text:p>T Powd. Zet.</text:p>
          </table:table-cell>
          <table:table-cell table:style-name="ce15" office:value-type="string">
            <office:annotation draw:style-name="gr4" draw:text-style-name="P2" svg:width="2.899cm" svg:height="0.596cm" svg:x="6.683cm" svg:y="65.423cm" draw:caption-point-x="-0.61cm" draw:caption-point-y="0.467cm">
              <dc:creator>AŠ</dc:creator>
              <dc:date>2010-12-29T00:00:00</dc:date>
              <text:p text:style-name="P2"><text:span text:style-name="T1">Iki 100%</text:span></text:p>
            </office:annotation>
            <text:p>Z gen mod</text:p>
          </table:table-cell>
          <table:table-cell table:formula="of:=[.C133]" office:value-type="float" office:value="0">
            <text:p>0</text:p>
          </table:table-cell>
          <table:table-cell table:formula="of:=[.D133]" office:value-type="float" office:value="10">
            <text:p>10</text:p>
          </table:table-cell>
          <table:table-cell table:formula="of:=[.E133]" office:value-type="float" office:value="0">
            <text:p>0</text:p>
          </table:table-cell>
          <table:table-cell table:formula="of:=[.F133]" office:value-type="float" office:value="0">
            <text:p>0</text:p>
          </table:table-cell>
          <table:table-cell table:formula="of:=[.G133]" office:value-type="float" office:value="0">
            <text:p>0</text:p>
          </table:table-cell>
          <table:table-cell table:formula="of:=[.H133]" office:value-type="float" office:value="0">
            <text:p>0</text:p>
          </table:table-cell>
          <table:table-cell table:formula="of:=[.I133]" office:value-type="float" office:value="0">
            <text:p>0</text:p>
          </table:table-cell>
          <table:table-cell table:formula="of:=[.J133]" office:value-type="float" office:value="0">
            <text:p>0</text:p>
          </table:table-cell>
          <table:table-cell table:formula="of:=[.K133]"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8]" office:value-type="string" office:string-value="T Powd. Zet.">
            <text:p>T Powd. Zet.</text:p>
          </table:table-cell>
          <table:table-cell table:style-name="ce15" office:value-type="string">
            <office:annotation draw:style-name="gr4" draw:text-style-name="P2" svg:width="2.899cm" svg:height="0.596cm" svg:x="6.683cm" svg:y="65.878cm" draw:caption-point-x="-0.61cm" draw:caption-point-y="0.467cm">
              <dc:creator>AŠ</dc:creator>
              <dc:date>2010-12-29T00:00:00</dc:date>
              <text:p text:style-name="P2"><text:span text:style-name="T1">Iki 200%</text:span></text:p>
            </office:annotation>
            <text:p>Z store mod</text:p>
          </table:table-cell>
          <table:table-cell table:formula="of:=[.C134]" office:value-type="float" office:value="0">
            <text:p>0</text:p>
          </table:table-cell>
          <table:table-cell table:formula="of:=[.D134]" office:value-type="float" office:value="20">
            <text:p>20</text:p>
          </table:table-cell>
          <table:table-cell table:formula="of:=[.E134]" office:value-type="float" office:value="0">
            <text:p>0</text:p>
          </table:table-cell>
          <table:table-cell table:formula="of:=[.F134]" office:value-type="float" office:value="0">
            <text:p>0</text:p>
          </table:table-cell>
          <table:table-cell table:formula="of:=[.G134]" office:value-type="float" office:value="0">
            <text:p>0</text:p>
          </table:table-cell>
          <table:table-cell table:formula="of:=[.H134]" office:value-type="float" office:value="0">
            <text:p>0</text:p>
          </table:table-cell>
          <table:table-cell table:formula="of:=[.I134]" office:value-type="float" office:value="0">
            <text:p>0</text:p>
          </table:table-cell>
          <table:table-cell table:formula="of:=[.J134]" office:value-type="float" office:value="0">
            <text:p>0</text:p>
          </table:table-cell>
          <table:table-cell table:formula="of:=[.K134]"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66.544cm" draw:caption-point-x="-0.61cm" draw:caption-point-y="0.46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61]" office:value-type="string" office:string-value="T Zex t2">
            <text:p>T Zex t2</text:p>
          </table:table-cell>
          <table:table-cell table:style-name="ce15" office:value-type="string">
            <office:annotation draw:style-name="gr2" draw:text-style-name="P2" svg:width="5.59cm" svg:height="0.596cm" svg:x="6.683cm" svg:y="66.999cm" draw:caption-point-x="-0.61cm" draw:caption-point-y="0.46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61]"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table-cell table:formula="of:=[.A162]" office:value-type="string" office:string-value="T Zex t2">
            <text:p>T Zex t2</text:p>
          </table:table-cell>
          <table:table-cell table:style-name="ce15" office:value-type="string">
            <office:annotation draw:style-name="gr2" draw:text-style-name="P2" svg:width="5.193cm" svg:height="0.596cm" svg:x="6.683cm" svg:y="67.454cm" draw:caption-point-x="-0.61cm" draw:caption-point-y="0.46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62]" office:value-type="float" office:value="1">
            <text:p>1</text:p>
          </table:table-cell>
          <table:table-cell/>
          <table:table-cell table:style-name="ce24" table:formula="of:=[.M42]*10" office:value-type="float" office:value="10">
            <text:p>10,0000</text:p>
          </table:table-cell>
          <table:table-cell table:number-columns-repeated="1011"/>
        </table:table-row>
        <table:table-row table:style-name="ro1">
          <table:table-cell table:formula="of:=[.A163]" office:value-type="string" office:string-value="T Zex t2">
            <text:p>T Zex t2</text:p>
          </table:table-cell>
          <table:table-cell table:style-name="ce16" office:value-type="string">
            <office:annotation draw:style-name="gr2" draw:text-style-name="P2" svg:width="4.795cm" svg:height="0.596cm" svg:x="6.683cm" svg:y="67.909cm" draw:caption-point-x="-0.61cm" draw:caption-point-y="0.46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63]"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64]"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61:.M161])"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69.031cm" draw:caption-point-x="-0.61cm" draw:caption-point-y="0.46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67:.M167])"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72.427cm" draw:caption-point-x="-0.61cm" draw:caption-point-y="0.467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5]"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6]"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7]"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8]"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9]"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0]" office:value-type="string" office:string-value="T Seeker">
            <text:p>T Seeker</text:p>
          </table:table-cell>
          <table:table-cell office:value-type="string">
            <text:p>scientists min</text:p>
          </table:table-cell>
          <table:table-cell table:number-matrix-columns-spanned="11" table:number-matrix-rows-spanned="1" table:formula="of:=RESEARCHTIME([.C175:.M175])"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3]"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4]"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5]"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6]"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7]"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8]" office:value-type="string" office:string-value="T Shocker">
            <text:p>T Shocker</text:p>
          </table:table-cell>
          <table:table-cell office:value-type="string">
            <text:p>scientists min</text:p>
          </table:table-cell>
          <table:table-cell table:number-matrix-columns-spanned="11" table:number-matrix-rows-spanned="1" table:formula="of:=RESEARCHTIME([.C183:.M183])"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5]"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191:.M191])"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1" table:number-matrix-rows-spanned="6" table:formula="of:=[.C191:.M196]"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9]"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0]"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1]" office:value-type="string" office:string-value="T HV Charges">
            <text:p>T HV Charges</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2.899cm" svg:height="0.596cm" svg:x="6.683cm" svg:y="85.126cm" draw:caption-point-x="-0.61cm" draw:caption-point-y="0.467cm">
              <dc:creator>AŠ</dc:creator>
              <dc:date>2011-01-25T00:00:00</dc:date>
              <text:p text:style-name="P2"><text:span text:style-name="T1">MDH X 60%</text:span></text:p>
            </office:annotation>
            <text:p>time</text:p>
          </table:table-cell>
          <table:table-cell table:number-matrix-columns-spanned="10" table:number-matrix-rows-spanned="4" table:formula="of:=[.C323:.L32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05]"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5]" office:value-type="float" office:value="0.6">
            <text:p>0,6000</text:p>
          </table:table-cell>
          <table:table-cell table:number-columns-repeated="1011"/>
        </table:table-row>
        <table:table-row table:style-name="ro1">
          <table:table-cell table:formula="of:=[.A206]"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6]" office:value-type="float" office:value="0.6">
            <text:p>0,6000</text:p>
          </table:table-cell>
          <table:table-cell table:number-columns-repeated="1011"/>
        </table:table-row>
        <table:table-row table:style-name="ro1">
          <table:table-cell table:formula="of:=[.A207]"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7]" office:value-type="float" office:value="0.6">
            <text:p>0,6000</text:p>
          </table:table-cell>
          <table:table-cell table:number-columns-repeated="1011"/>
        </table:table-row>
        <table:table-row table:style-name="ro1">
          <table:table-cell table:formula="of:=[.A208]" office:value-type="string" office:string-value="T Crane">
            <text:p>T Crane</text:p>
          </table:table-cell>
          <table:table-cell table:style-name="ce16" office:value-type="string">
            <text:p>scientists min</text:p>
          </table:table-cell>
          <table:table-cell table:number-matrix-columns-spanned="10" table:number-matrix-rows-spanned="1" table:formula="of:=[.C329:.L32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8]*[.M329]" office:value-type="float" office:value="0.002">
            <text:p>0,002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87.612cm" draw:caption-point-x="-0.61cm" draw:caption-point-y="0.467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4" table:formula="of:=[.M78]*3" office:value-type="float" office:value="3">
            <text:p>3,0000</text:p>
          </table:table-cell>
          <table:table-cell table:number-columns-repeated="1011"/>
        </table:table-row>
        <table:table-row table:style-name="ro1">
          <table:table-cell table:formula="of:=[.A211]" office:value-type="string" office:string-value="T Radar">
            <text:p>T Radar</text:p>
          </table:table-cell>
          <table:table-cell table:style-name="ce15"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1:.M83]*3" office:value-type="float" office:value="3">
            <text:p>3,0000</text:p>
          </table:table-cell>
          <table:table-cell table:number-columns-repeated="1011"/>
        </table:table-row>
        <table:table-row table:style-name="ro1">
          <table:table-cell table:formula="of:=[.A212]"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13]"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14]"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11:.M211])"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90.099cm" draw:caption-point-x="-0.61cm" draw:caption-point-y="0.467cm">
              <dc:creator>AŠ</dc:creator>
              <dc:date>2011-01-02T00:00:00</dc:date>
              <text:p text:style-name="P2"><text:span text:style-name="T1">Visi attributai kaip pastato x 3.</text:span></text:p>
            </office:annotation>
            <text:p>time</text:p>
          </table:table-cell>
          <table:table-cell table:formula="of:=[Units.J77]*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17]" office:value-type="string" office:string-value="T Vulcan">
            <text:p>T Vulcan</text:p>
          </table:table-cell>
          <table:table-cell table:style-name="ce15" office:value-type="string">
            <text:p>metal cost</text:p>
          </table:table-cell>
          <table:table-cell table:formula="of:=[Units.R77]" office:value-type="float" office:value="2012.92">
            <text:p>2012,92</text:p>
          </table:table-cell>
          <table:table-cell table:number-columns-repeated="7"/>
          <table:table-cell table:formula="of:=[.K217]" office:value-type="float" office:value="1">
            <text:p>1</text:p>
          </table:table-cell>
          <table:table-cell/>
          <table:table-cell table:style-name="ce24" table:formula="of:=[.M217]" office:value-type="float" office:value="3">
            <text:p>3,0000</text:p>
          </table:table-cell>
          <table:table-cell table:number-columns-repeated="1011"/>
        </table:table-row>
        <table:table-row table:style-name="ro1">
          <table:table-cell table:formula="of:=[.A218]" office:value-type="string" office:string-value="T Vulcan">
            <text:p>T Vulcan</text:p>
          </table:table-cell>
          <table:table-cell table:style-name="ce15" office:value-type="string">
            <text:p>energy cost</text:p>
          </table:table-cell>
          <table:table-cell table:formula="of:=[Units.S77]" office:value-type="float" office:value="4180.68">
            <text:p>4180,68</text:p>
          </table:table-cell>
          <table:table-cell table:number-columns-repeated="7"/>
          <table:table-cell table:formula="of:=[.K218]" office:value-type="float" office:value="1">
            <text:p>1</text:p>
          </table:table-cell>
          <table:table-cell/>
          <table:table-cell table:style-name="ce24" table:formula="of:=[.M218]" office:value-type="float" office:value="3">
            <text:p>3,0000</text:p>
          </table:table-cell>
          <table:table-cell table:number-columns-repeated="1011"/>
        </table:table-row>
        <table:table-row table:style-name="ro1">
          <table:table-cell table:formula="of:=[.A219]" office:value-type="string" office:string-value="T Vulcan">
            <text:p>T Vulcan</text:p>
          </table:table-cell>
          <table:table-cell table:style-name="ce16" office:value-type="string">
            <text:p>zetium cost</text:p>
          </table:table-cell>
          <table:table-cell table:formula="of:=[Units.T77]" office:value-type="float" office:value="309.68">
            <text:p>309,68</text:p>
          </table:table-cell>
          <table:table-cell table:number-columns-repeated="7"/>
          <table:table-cell table:formula="of:=[.K219]" office:value-type="float" office:value="1">
            <text:p>1</text:p>
          </table:table-cell>
          <table:table-cell/>
          <table:table-cell table:style-name="ce24" table:formula="of:=[.M219]" office:value-type="float" office:value="3">
            <text:p>3,0000</text:p>
          </table:table-cell>
          <table:table-cell table:number-columns-repeated="1011"/>
        </table:table-row>
        <table:table-row table:style-name="ro1">
          <table:table-cell table:formula="of:=[.A220]"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17:.M217])"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92.585cm" draw:caption-point-x="-0.61cm" draw:caption-point-y="0.467cm">
              <dc:creator>AŠ</dc:creator>
              <dc:date>2011-01-02T00:00:00</dc:date>
              <text:p text:style-name="P2"><text:span text:style-name="T1">Visi attributai kaip pastato x 3.</text:span></text:p>
            </office:annotation>
            <text:p>time</text:p>
          </table:table-cell>
          <table:table-cell table:formula="of:=[Units.J78]*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23]" office:value-type="string" office:string-value="T Screamer">
            <text:p>T Screamer</text:p>
          </table:table-cell>
          <table:table-cell table:style-name="ce15" office:value-type="string">
            <text:p>metal cost</text:p>
          </table:table-cell>
          <table:table-cell table:formula="of:=[Units.R78]" office:value-type="float" office:value="2925">
            <text:p>2925</text:p>
          </table:table-cell>
          <table:table-cell table:number-columns-repeated="7"/>
          <table:table-cell table:formula="of:=[.K223]" office:value-type="float" office:value="1">
            <text:p>1</text:p>
          </table:table-cell>
          <table:table-cell/>
          <table:table-cell table:style-name="ce24" table:formula="of:=[.M223]" office:value-type="float" office:value="3">
            <text:p>3,0000</text:p>
          </table:table-cell>
          <table:table-cell table:number-columns-repeated="1011"/>
        </table:table-row>
        <table:table-row table:style-name="ro1">
          <table:table-cell table:formula="of:=[.A224]" office:value-type="string" office:string-value="T Screamer">
            <text:p>T Screamer</text:p>
          </table:table-cell>
          <table:table-cell table:style-name="ce15" office:value-type="string">
            <text:p>energy cost</text:p>
          </table:table-cell>
          <table:table-cell table:formula="of:=[Units.S78]" office:value-type="float" office:value="6075">
            <text:p>6075</text:p>
          </table:table-cell>
          <table:table-cell table:number-columns-repeated="7"/>
          <table:table-cell table:formula="of:=[.K224]" office:value-type="float" office:value="1">
            <text:p>1</text:p>
          </table:table-cell>
          <table:table-cell/>
          <table:table-cell table:style-name="ce24" table:formula="of:=[.M224]" office:value-type="float" office:value="3">
            <text:p>3,0000</text:p>
          </table:table-cell>
          <table:table-cell table:number-columns-repeated="1011"/>
        </table:table-row>
        <table:table-row table:style-name="ro1">
          <table:table-cell table:formula="of:=[.A225]" office:value-type="string" office:string-value="T Screamer">
            <text:p>T Screamer</text:p>
          </table:table-cell>
          <table:table-cell table:style-name="ce16" office:value-type="string">
            <text:p>zetium cost</text:p>
          </table:table-cell>
          <table:table-cell table:formula="of:=[Units.T78]" office:value-type="float" office:value="450">
            <text:p>450</text:p>
          </table:table-cell>
          <table:table-cell table:number-columns-repeated="7"/>
          <table:table-cell table:formula="of:=[.K225]" office:value-type="float" office:value="1">
            <text:p>1</text:p>
          </table:table-cell>
          <table:table-cell/>
          <table:table-cell table:style-name="ce24" table:formula="of:=[.M225]" office:value-type="float" office:value="3">
            <text:p>3,0000</text:p>
          </table:table-cell>
          <table:table-cell table:number-columns-repeated="1011"/>
        </table:table-row>
        <table:table-row table:style-name="ro1">
          <table:table-cell table:formula="of:=[.A226]"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23:.M223])"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95.072cm" draw:caption-point-x="-0.61cm" draw:caption-point-y="0.467cm">
              <dc:creator>AŠ</dc:creator>
              <dc:date>2011-01-02T00:00:00</dc:date>
              <text:p text:style-name="P2"><text:span text:style-name="T1">Visi attributai kaip pastato x 3.</text:span></text:p>
            </office:annotation>
            <text:p>time</text:p>
          </table:table-cell>
          <table:table-cell table:formula="of:=[Units.J79]*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29]" office:value-type="string" office:string-value="T Thunder">
            <text:p>T Thunder</text:p>
          </table:table-cell>
          <table:table-cell table:style-name="ce15" office:value-type="string">
            <text:p>metal cost</text:p>
          </table:table-cell>
          <table:table-cell table:formula="of:=[Units.R79]" office:value-type="float" office:value="3770">
            <text:p>3770</text:p>
          </table:table-cell>
          <table:table-cell table:number-columns-repeated="7"/>
          <table:table-cell table:formula="of:=[.K229]" office:value-type="float" office:value="1">
            <text:p>1</text:p>
          </table:table-cell>
          <table:table-cell/>
          <table:table-cell table:style-name="ce24" table:formula="of:=[.M229]" office:value-type="float" office:value="3">
            <text:p>3,0000</text:p>
          </table:table-cell>
          <table:table-cell table:number-columns-repeated="1011"/>
        </table:table-row>
        <table:table-row table:style-name="ro1">
          <table:table-cell table:formula="of:=[.A230]" office:value-type="string" office:string-value="T Thunder">
            <text:p>T Thunder</text:p>
          </table:table-cell>
          <table:table-cell table:style-name="ce15" office:value-type="string">
            <text:p>energy cost</text:p>
          </table:table-cell>
          <table:table-cell table:formula="of:=[Units.S79]" office:value-type="float" office:value="7830">
            <text:p>7830</text:p>
          </table:table-cell>
          <table:table-cell table:number-columns-repeated="7"/>
          <table:table-cell table:formula="of:=[.K230]" office:value-type="float" office:value="1">
            <text:p>1</text:p>
          </table:table-cell>
          <table:table-cell/>
          <table:table-cell table:style-name="ce24" table:formula="of:=[.M230]" office:value-type="float" office:value="3">
            <text:p>3,0000</text:p>
          </table:table-cell>
          <table:table-cell table:number-columns-repeated="1011"/>
        </table:table-row>
        <table:table-row table:style-name="ro1">
          <table:table-cell table:formula="of:=[.A231]" office:value-type="string" office:string-value="T Thunder">
            <text:p>T Thunder</text:p>
          </table:table-cell>
          <table:table-cell table:style-name="ce16" office:value-type="string">
            <text:p>zetium cost</text:p>
          </table:table-cell>
          <table:table-cell table:formula="of:=[Units.T79]" office:value-type="float" office:value="580">
            <text:p>580</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table-cell table:formula="of:=[.A232]"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29:.M229])"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97.559cm" draw:caption-point-x="-0.61cm" draw:caption-point-y="0.467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35]"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98:.J100]"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5]" office:value-type="float" office:value="1">
            <text:p>1</text:p>
          </table:table-cell>
          <table:table-cell/>
          <table:table-cell table:style-name="ce24" table:formula="of:=[.M235]" office:value-type="float" office:value="0.4">
            <text:p>0,4000</text:p>
          </table:table-cell>
          <table:table-cell table:number-columns-repeated="1011"/>
        </table:table-row>
        <table:table-row table:style-name="ro1">
          <table:table-cell table:formula="of:=[.A236]"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6]" office:value-type="float" office:value="1">
            <text:p>1</text:p>
          </table:table-cell>
          <table:table-cell/>
          <table:table-cell table:style-name="ce24" table:formula="of:=[.M236]" office:value-type="float" office:value="0.4">
            <text:p>0,4000</text:p>
          </table:table-cell>
          <table:table-cell table:number-columns-repeated="1011"/>
        </table:table-row>
        <table:table-row table:style-name="ro1">
          <table:table-cell table:formula="of:=[.A237]"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7]" office:value-type="float" office:value="1">
            <text:p>1</text:p>
          </table:table-cell>
          <table:table-cell/>
          <table:table-cell table:style-name="ce24" table:formula="of:=[.M237]" office:value-type="float" office:value="0.4">
            <text:p>0,4000</text:p>
          </table:table-cell>
          <table:table-cell table:number-columns-repeated="1011"/>
        </table:table-row>
        <table:table-row table:style-name="ro1">
          <table:table-cell table:formula="of:=[.A238]"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35:.M235])"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1]"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2]"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3]"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4]"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5]"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6]"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41:.M241])"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9]" office:value-type="string" office:string-value="T Cyrix">
            <text:p>T Cyrix</text:p>
          </table:table-cell>
          <table:table-cell table:style-name="ce15" office:value-type="string">
            <text:p>metal cost</text:p>
          </table:table-cell>
          <table:table-cell office:value-type="float" office:value="18525.045">
            <text:p>18525,05</text:p>
          </table:table-cell>
          <table:table-cell office:value-type="float" office:value="0">
            <text:p>0</text:p>
          </table:table-cell>
          <table:table-cell office:value-type="float" office:value="0">
            <text:p>0</text:p>
          </table:table-cell>
          <table:table-cell office:value-type="float" office:value="5.02108693827505">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0]"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1]"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2]"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3]"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2]"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Rhyno">
            <text:p>T Rhyno</text:p>
          </table:table-cell>
          <table:table-cell table:style-name="ce15" office:value-type="string">
            <text:p>metal cost</text:p>
          </table:table-cell>
          <table:table-cell office:value-type="float" office:value="50561.28">
            <text:p>50561,28</text:p>
          </table:table-cell>
          <table:table-cell office:value-type="float" office:value="0">
            <text:p>0</text:p>
          </table:table-cell>
          <table:table-cell office:value-type="float" office:value="0">
            <text:p>0</text:p>
          </table:table-cell>
          <table:table-cell office:value-type="float" office:value="5.45714572659078">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8]" office:value-type="string" office:string-value="T Rhyno">
            <text:p>T Rhyno</text:p>
          </table:table-cell>
          <table:table-cell table:style-name="ce15" office:value-type="string">
            <text:p>energy cost</text:p>
          </table:table-cell>
          <table:table-cell office:value-type="float" office:value="71245.44">
            <text:p>71245,44</text:p>
          </table:table-cell>
          <table:table-cell office:value-type="float" office:value="0">
            <text:p>0</text:p>
          </table:table-cell>
          <table:table-cell office:value-type="float" office:value="0">
            <text:p>0</text:p>
          </table:table-cell>
          <table:table-cell office:value-type="float" office:value="5.60608473960284">
            <text:p>5,6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9]" office:value-type="string" office:string-value="T Rhyno">
            <text:p>T Rhyno</text:p>
          </table:table-cell>
          <table:table-cell table:style-name="ce16" office:value-type="string">
            <text:p>zetium cost</text:p>
          </table:table-cell>
          <table:table-cell office:value-type="float" office:value="11491.2">
            <text:p>11491,2</text:p>
          </table:table-cell>
          <table:table-cell office:value-type="float" office:value="0">
            <text:p>0</text:p>
          </table:table-cell>
          <table:table-cell office:value-type="float" office:value="0">
            <text:p>0</text:p>
          </table:table-cell>
          <table:table-cell office:value-type="float" office:value="4.81369305010459">
            <text:p>4,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1]"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57:.M257])"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Dart">
            <text:p>T Dart</text:p>
          </table:table-cell>
          <table:table-cell table:style-name="ce15" office:value-type="string">
            <text:p>metal cost</text:p>
          </table:table-cell>
          <table:table-cell office:value-type="float" office:value="30782.4">
            <text:p>30782,4</text:p>
          </table:table-cell>
          <table:table-cell office:value-type="float" office:value="0">
            <text:p>0</text:p>
          </table:table-cell>
          <table:table-cell office:value-type="float" office:value="0">
            <text:p>0</text:p>
          </table:table-cell>
          <table:table-cell office:value-type="float" office:value="5.24163014395144">
            <text:p>5,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7]"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65:.M265])"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Avenger">
            <text:p>T Avenger</text:p>
          </table:table-cell>
          <table:table-cell table:style-name="ce15"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5]"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6]"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7]"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6]"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73:.M27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Ships Armor">
            <text:p>T Ships Armor</text:p>
          </table:table-cell>
          <table:table-cell table:style-name="ce15" office:value-type="string">
            <text:p>metal cost</text:p>
          </table:table-cell>
          <table:table-cell table:style-name="ce25" office:value-type="float" office:value="14558.785">
            <text:p>14558,79</text:p>
          </table:table-cell>
          <table:table-cell office:value-type="float" office:value="0">
            <text:p>0</text:p>
          </table:table-cell>
          <table:table-cell office:value-type="float" office:value="0">
            <text:p>0</text:p>
          </table:table-cell>
          <table:table-cell office:value-type="float" office:value="4.76518512387276">
            <text:p>4,7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3]" office:value-type="string" office:string-value="T Ships Armor">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4]"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5]"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81:.M281])"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1" table:number-matrix-rows-spanned="6" table:formula="of:=[.C281:.M286]"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Ships Damage">
            <text:p>T Ships Damage</text:p>
          </table:table-cell>
          <table:table-cell table:style-name="ce15" office:value-type="string">
            <text:p>metal cost</text:p>
          </table:table-cell>
          <table:table-cell table:style-name="ce25" office:value-type="float" office:value="14558.785">
            <text:p>14558,79</text:p>
          </table:table-cell>
          <table:table-cell office:value-type="float" office:value="0">
            <text:p>0</text:p>
          </table:table-cell>
          <table:table-cell office:value-type="float" office:value="0">
            <text:p>0</text:p>
          </table:table-cell>
          <table:table-cell office:value-type="float" office:value="4.76518512387276">
            <text:p>4,7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Ships Damage">
            <text:p>T Ships Damage</text:p>
          </table:table-cell>
          <table:table-cell table:style-name="ce16" office:value-type="string">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2]"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21.943cm" draw:caption-point-x="-0.61cm" draw:caption-point-y="1.521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295]"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5]" office:value-type="float" office:value="1">
            <text:p>1</text:p>
          </table:table-cell>
          <table:table-cell/>
          <table:table-cell table:style-name="ce24" table:formula="of:=[.M295]" office:value-type="float" office:value="0.8">
            <text:p>0,8000</text:p>
          </table:table-cell>
          <table:table-cell table:number-columns-repeated="1011"/>
        </table:table-row>
        <table:table-row table:style-name="ro1">
          <table:table-cell table:formula="of:=[.A296]"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6]" office:value-type="float" office:value="1">
            <text:p>1</text:p>
          </table:table-cell>
          <table:table-cell/>
          <table:table-cell table:style-name="ce24" table:formula="of:=[.M296]" office:value-type="float" office:value="0.8">
            <text:p>0,8000</text:p>
          </table:table-cell>
          <table:table-cell table:number-columns-repeated="1011"/>
        </table:table-row>
        <table:table-row table:style-name="ro1">
          <table:table-cell table:formula="of:=[.A297]"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7]" office:value-type="float" office:value="1">
            <text:p>1</text:p>
          </table:table-cell>
          <table:table-cell/>
          <table:table-cell table:style-name="ce24" table:formula="of:=[.M297]" office:value-type="float" office:value="0.8">
            <text:p>0,8000</text:p>
          </table:table-cell>
          <table:table-cell table:number-columns-repeated="1011"/>
        </table:table-row>
        <table:table-row table:style-name="ro1">
          <table:table-cell table:formula="of:=[.A298]"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1]"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2]"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3]"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4]"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5]"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01:.M30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1" table:number-matrix-rows-spanned="6" table:formula="of:=[.C301:.M30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8]"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9]"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0]"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1]" office:value-type="string" office:string-value="T Tanks Damage">
            <text:p>T Tanks Damage</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2]"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3]"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4]"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5]"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6]"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27]"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26]"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23:.M32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1]"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2]"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3]"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4]"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5]"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4]"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31:.M33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41.43cm" draw:caption-point-x="-0.61cm" draw:caption-point-y="0.945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U52]*[Variables.$B$20]" office:value-type="float" office:value="120">
            <text:p>120</text:p>
          </table:table-cell>
          <table:table-cell table:formula="of:=[.C339]*0.7" office:value-type="float" office:value="84">
            <text:p>84</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U Rhyno</text:p>
          </table:table-cell>
          <table:table-cell table:style-name="ce15" office:value-type="string">
            <office:annotation draw:style-name="gr3" draw:text-style-name="P2" svg:width="5cm" svg:height="0.991cm" svg:x="6.683cm" svg:y="141.885cm" draw:caption-point-x="-0.61cm" draw:caption-point-y="0.945cm">
              <dc:creator>AŠ</dc:creator>
              <dc:date>2011-02-14T00:00:00</dc:date>
              <text:p text:style-name="P2"><text:span text:style-name="T1">Same as Mule</text:span></text:p>
            </office:annotation>
            <text:p>unload per tick</text:p>
          </table:table-cell>
          <table:table-cell table:formula="of:=[.C339]" office:value-type="float" office:value="120">
            <text:p>120</text:p>
          </table:table-cell>
          <table:table-cell table:formula="of:=[.D339]" office:value-type="float" office:value="84">
            <text:p>84</text:p>
          </table:table-cell>
          <table:table-cell table:formula="of:=[.E339]" office:value-type="float" office:value="-1">
            <text:p>-1</text:p>
          </table:table-cell>
          <table:table-cell table:formula="of:=[.F339]" office:value-type="float" office:value="0">
            <text:p>0</text:p>
          </table:table-cell>
          <table:table-cell table:formula="of:=[.G339]" office:value-type="float" office:value="0">
            <text:p>0</text:p>
          </table:table-cell>
          <table:table-cell table:formula="of:=[.H339]" office:value-type="float" office:value="0">
            <text:p>0</text:p>
          </table:table-cell>
          <table:table-cell table:formula="of:=[.I339]" office:value-type="float" office:value="0">
            <text:p>0</text:p>
          </table:table-cell>
          <table:table-cell table:formula="of:=[.J339]" office:value-type="float" office:value="0">
            <text:p>0</text:p>
          </table:table-cell>
          <table:table-cell table:formula="of:=[.K339]" office:value-type="float" office:value="0">
            <text:p>0</text:p>
          </table:table-cell>
          <table:table-cell table:formula="of:=[.L339]" office:value-type="float" office:value="0">
            <text:p>0</text:p>
          </table:table-cell>
          <table:table-cell table:formula="of:=[.M339]" office:value-type="float" office:value="1">
            <text:p>1</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49"/>
          <table:table-cell table:number-columns-repeated="1011"/>
        </table:table-row>
        <table:table-row table:style-name="ro7">
          <table:table-cell table:style-name="ce7" office:value-type="string">
            <text:p>table_end</text:p>
          </table:table-cell>
          <table:table-cell table:style-name="ce18" table:number-columns-repeated="10"/>
          <table:table-cell table:style-name="ce48" table:number-columns-repeated="1013"/>
        </table:table-row>
        <table:table-row table:style-name="ro9">
          <table:table-cell table:number-columns-repeated="8"/>
          <table:table-cell table:style-name="ce39"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2" office:value-type="string" table:number-columns-spanned="4" table:number-rows-spanned="1">
            <text:p>Atributas</text:p>
          </table:table-cell>
          <table:covered-table-cell table:style-name="ce27"/>
          <table:covered-table-cell table:style-name="ce27"/>
          <table:covered-table-cell table:style-name="ce41"/>
          <table:table-cell table:style-name="ce39"/>
          <table:table-cell table:style-name="ce39" office:value-type="string">
            <text:p><text:s/></text:p>
          </table:table-cell>
          <table:table-cell table:style-name="ce39"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U Mule</text:p>
          </table:table-cell>
          <table:covered-table-cell table:style-name="ce29"/>
          <table:covered-table-cell table:style-name="ce29"/>
          <table:covered-table-cell table:style-name="ce29"/>
          <table:table-cell table:style-name="ce33" table:content-validation-name="val2" office:value-type="string" table:number-columns-spanned="4" table:number-rows-spanned="1">
            <text:p>metal cost</text:p>
          </table:table-cell>
          <table:covered-table-cell table:style-name="ce29"/>
          <table:covered-table-cell table:style-name="ce37"/>
          <table:covered-table-cell table:style-name="ce42"/>
          <table:table-cell table:style-name="ce39">
            <draw:control table:end-cell-address="Main.L350" table:end-x="2.213cm" table:end-y="0.377cm" draw:z-index="1" draw:text-style-name="P1" svg:width="4.437cm" svg:height="0.899cm" svg:x="0.927cm" svg:y="0.41cm" draw:control="control1"/>
          </table:table-cell>
          <table:table-cell table:style-name="ce39" table:number-columns-repeated="2"/>
          <table:table-cell table:number-columns-repeated="1012"/>
        </table:table-row>
        <table:table-row table:style-name="ro3">
          <table:table-cell table:style-name="ce10"/>
          <table:table-cell table:style-name="ce21" table:content-validation-name="val1" office:value-type="string" table:number-columns-spanned="4" table:number-rows-spanned="1">
            <text:p>T Ships Damage</text:p>
          </table:table-cell>
          <table:covered-table-cell table:style-name="ce17"/>
          <table:covered-table-cell table:style-name="ce17"/>
          <table:covered-table-cell table:style-name="ce17"/>
          <table:table-cell table:style-name="ce34" table:content-validation-name="val2" office:value-type="string" table:number-columns-spanned="4" table:number-rows-spanned="1">
            <text:p>zetium cost</text:p>
          </table:table-cell>
          <table:covered-table-cell table:style-name="ce17"/>
          <table:covered-table-cell table:style-name="ce38"/>
          <table:covered-table-cell table:style-name="ce43"/>
          <table:table-cell table:style-name="ce39" table:number-columns-repeated="3"/>
          <table:table-cell table:number-columns-repeated="1012"/>
        </table:table-row>
        <table:table-row table:style-name="ro3">
          <table:table-cell table:style-name="Default"/>
          <table:table-cell table:number-columns-repeated="6"/>
          <table:table-cell table:style-name="ce39"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draw:control table:end-cell-address="Main.L352" table:end-x="2.125cm" table:end-y="0.329cm" draw:z-index="2" draw:text-style-name="P1" svg:width="4.437cm" svg:height="0.698cm" svg:x="0.839cm" svg:y="0.139cm" draw:control="control2"/>
          </table:table-cell>
          <table:table-cell table:style-name="ce45"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44]; [.B348];[.F348])"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44" office:value-type="float" office:value="0">
            <text:p>0</text:p>
          </table:table-cell>
          <table:table-cell table:style-name="ce45"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52]" office:value-type="float" office:value="0">
            <text:p>0</text:p>
          </table:table-cell>
          <table:table-cell table:style-name="ce30" table:formula="of:=SFLINEAR([.$A353]; [.$C$352]; [.$D$352])" office:value-type="float" office:value="0">
            <text:p>0,000</text:p>
          </table:table-cell>
          <table:table-cell/>
          <table:table-cell table:formula="of:=SFPOWER([.$A353]; [.$E$352]; [.$F$352]; [.$G$352])" office:value-type="float" office:value="0">
            <text:p>0</text:p>
          </table:table-cell>
          <table:table-cell table:number-columns-repeated="2"/>
          <table:table-cell table:formula="of:=SFEXP([.$A353]; [.$H$352]; [.$I$352])" office:value-type="float" office:value="0">
            <text:p>0</text:p>
          </table:table-cell>
          <table:table-cell table:number-columns-repeated="2"/>
          <table:table-cell table:style-name="ce46" table:formula="of:=SFJOIN([.B353];[.C353];[.E353];[.H353];[.$L$352])" office:value-type="float" office:value="0">
            <text:p>0,0000</text:p>
          </table:table-cell>
          <table:table-cell table:style-name="ce46" table:formula="of:=IF([.$K$352]=1; [.$K353]*60; [.$K353]/60)" office:value-type="float" office:value="0">
            <text:p>0,0000</text:p>
          </table:table-cell>
          <table:table-cell table:style-name="ce51" table:formula="of:=IF([.$K$352]=1; [.$K353]*60*60; [.$K353]/60/60)" office:value-type="float" office:value="0">
            <text:p>0,0000</text:p>
          </table:table-cell>
          <table:table-cell table:style-name="ce51" table:formula="of:=IF([.$K$352]=1; [.$K353]*60*60*24; [.$K353]/60/60/24)" office:value-type="float" office:value="0">
            <text:p>0,0000</text:p>
          </table:table-cell>
          <table:table-cell table:number-columns-repeated="1010"/>
        </table:table-row>
        <table:table-row table:style-name="ro1">
          <table:table-cell table:style-name="ce12" office:value-type="string">
            <text:p>2</text:p>
          </table:table-cell>
          <table:table-cell table:formula="of:=[.$B$352]" office:value-type="float" office:value="0">
            <text:p>0</text:p>
          </table:table-cell>
          <table:table-cell table:style-name="ce30" table:formula="of:=SFLINEAR([.$A354]; [.$C$352]; [.$D$352])" office:value-type="float" office:value="0">
            <text:p>0,000</text:p>
          </table:table-cell>
          <table:table-cell/>
          <table:table-cell table:formula="of:=SFPOWER([.$A354]; [.$E$352]; [.$F$352]; [.$G$352])" office:value-type="float" office:value="0">
            <text:p>0</text:p>
          </table:table-cell>
          <table:table-cell table:number-columns-repeated="2"/>
          <table:table-cell table:formula="of:=SFEXP([.$A354]; [.$H$352]; [.$I$352])" office:value-type="float" office:value="0">
            <text:p>0</text:p>
          </table:table-cell>
          <table:table-cell table:number-columns-repeated="2"/>
          <table:table-cell table:style-name="ce46" table:formula="of:=SFJOIN([.B354];[.C354];[.E354];[.H354];[.$L$352])" office:value-type="float" office:value="0">
            <text:p>0,0000</text:p>
          </table:table-cell>
          <table:table-cell table:style-name="ce46" table:formula="of:=IF([.$K$352]=1; [.$K354]*60; [.$K354]/60)" office:value-type="float" office:value="0">
            <text:p>0,0000</text:p>
          </table:table-cell>
          <table:table-cell table:style-name="ce51" table:formula="of:=IF([.$K$352]=1; [.$K354]*60*60; [.$K354]/60/60)" office:value-type="float" office:value="0">
            <text:p>0,0000</text:p>
          </table:table-cell>
          <table:table-cell table:style-name="ce51" table:formula="of:=IF([.$K$352]=1; [.$K354]*60*60*24; [.$K354]/60/60/24)" office:value-type="float" office:value="0">
            <text:p>0,0000</text:p>
          </table:table-cell>
          <table:table-cell table:formula="of:=[.K354]/[.K353]" office:value-type="float" office:value="0">
            <text:p>#DIV/0!</text:p>
          </table:table-cell>
          <table:table-cell table:number-columns-repeated="1009"/>
        </table:table-row>
        <table:table-row table:style-name="ro1">
          <table:table-cell table:style-name="ce12" office:value-type="string">
            <text:p>3</text:p>
          </table:table-cell>
          <table:table-cell table:formula="of:=[.$B$352]" office:value-type="float" office:value="0">
            <text:p>0</text:p>
          </table:table-cell>
          <table:table-cell table:style-name="ce30" table:formula="of:=SFLINEAR([.$A355]; [.$C$352]; [.$D$352])" office:value-type="float" office:value="0">
            <text:p>0,000</text:p>
          </table:table-cell>
          <table:table-cell/>
          <table:table-cell table:formula="of:=SFPOWER([.$A355]; [.$E$352]; [.$F$352]; [.$G$352])" office:value-type="float" office:value="0">
            <text:p>0</text:p>
          </table:table-cell>
          <table:table-cell table:number-columns-repeated="2"/>
          <table:table-cell table:formula="of:=SFEXP([.$A355]; [.$H$352]; [.$I$352])" office:value-type="float" office:value="0">
            <text:p>0</text:p>
          </table:table-cell>
          <table:table-cell table:number-columns-repeated="2"/>
          <table:table-cell table:style-name="ce46" table:formula="of:=SFJOIN([.B355];[.C355];[.E355];[.H355];[.$L$352])" office:value-type="float" office:value="0">
            <text:p>0,0000</text:p>
          </table:table-cell>
          <table:table-cell table:style-name="ce46" table:formula="of:=IF([.$K$352]=1; [.$K355]*60; [.$K355]/60)" office:value-type="float" office:value="0">
            <text:p>0,0000</text:p>
          </table:table-cell>
          <table:table-cell table:style-name="ce51" table:formula="of:=IF([.$K$352]=1; [.$K355]*60*60; [.$K355]/60/60)" office:value-type="float" office:value="0">
            <text:p>0,0000</text:p>
          </table:table-cell>
          <table:table-cell table:style-name="ce51" table:formula="of:=IF([.$K$352]=1; [.$K355]*60*60*24; [.$K355]/60/60/24)" office:value-type="float" office:value="0">
            <text:p>0,0000</text:p>
          </table:table-cell>
          <table:table-cell table:formula="of:=[.K355]/[.K354]" office:value-type="float" office:value="0">
            <text:p>#DIV/0!</text:p>
          </table:table-cell>
          <table:table-cell table:number-columns-repeated="1009"/>
        </table:table-row>
        <table:table-row table:style-name="ro1">
          <table:table-cell table:style-name="ce12" office:value-type="string">
            <text:p>4</text:p>
          </table:table-cell>
          <table:table-cell table:formula="of:=[.$B$352]" office:value-type="float" office:value="0">
            <text:p>0</text:p>
          </table:table-cell>
          <table:table-cell table:style-name="ce30" table:formula="of:=SFLINEAR([.$A356]; [.$C$352]; [.$D$352])" office:value-type="float" office:value="0">
            <text:p>0,000</text:p>
          </table:table-cell>
          <table:table-cell/>
          <table:table-cell table:formula="of:=SFPOWER([.$A356]; [.$E$352]; [.$F$352]; [.$G$352])" office:value-type="float" office:value="0">
            <text:p>0</text:p>
          </table:table-cell>
          <table:table-cell table:number-columns-repeated="2"/>
          <table:table-cell table:formula="of:=SFEXP([.$A356]; [.$H$352]; [.$I$352])" office:value-type="float" office:value="0">
            <text:p>0</text:p>
          </table:table-cell>
          <table:table-cell table:number-columns-repeated="2"/>
          <table:table-cell table:style-name="ce46" table:formula="of:=SFJOIN([.B356];[.C356];[.E356];[.H356];[.$L$352])" office:value-type="float" office:value="0">
            <text:p>0,0000</text:p>
          </table:table-cell>
          <table:table-cell table:style-name="ce46" table:formula="of:=IF([.$K$352]=1; [.$K356]*60; [.$K356]/60)" office:value-type="float" office:value="0">
            <text:p>0,0000</text:p>
          </table:table-cell>
          <table:table-cell table:style-name="ce51" table:formula="of:=IF([.$K$352]=1; [.$K356]*60*60; [.$K356]/60/60)" office:value-type="float" office:value="0">
            <text:p>0,0000</text:p>
          </table:table-cell>
          <table:table-cell table:style-name="ce51" table:formula="of:=IF([.$K$352]=1; [.$K356]*60*60*24; [.$K356]/60/60/24)" office:value-type="float" office:value="0">
            <text:p>0,0000</text:p>
          </table:table-cell>
          <table:table-cell table:formula="of:=[.K356]/[.K355]" office:value-type="float" office:value="0">
            <text:p>#DIV/0!</text:p>
          </table:table-cell>
          <table:table-cell table:number-columns-repeated="1009"/>
        </table:table-row>
        <table:table-row table:style-name="ro1">
          <table:table-cell table:style-name="ce12" office:value-type="string">
            <text:p>5</text:p>
          </table:table-cell>
          <table:table-cell table:formula="of:=[.$B$352]" office:value-type="float" office:value="0">
            <text:p>0</text:p>
          </table:table-cell>
          <table:table-cell table:style-name="ce30" table:formula="of:=SFLINEAR([.$A357]; [.$C$352]; [.$D$352])" office:value-type="float" office:value="0">
            <text:p>0,000</text:p>
          </table:table-cell>
          <table:table-cell/>
          <table:table-cell table:formula="of:=SFPOWER([.$A357]; [.$E$352]; [.$F$352]; [.$G$352])" office:value-type="float" office:value="0">
            <text:p>0</text:p>
          </table:table-cell>
          <table:table-cell table:number-columns-repeated="2"/>
          <table:table-cell table:formula="of:=SFEXP([.$A357]; [.$H$352]; [.$I$352])" office:value-type="float" office:value="0">
            <text:p>0</text:p>
          </table:table-cell>
          <table:table-cell table:number-columns-repeated="2"/>
          <table:table-cell table:style-name="ce46" table:formula="of:=SFJOIN([.B357];[.C357];[.E357];[.H357];[.$L$352])" office:value-type="float" office:value="0">
            <text:p>0,0000</text:p>
          </table:table-cell>
          <table:table-cell table:style-name="ce46" table:formula="of:=IF([.$K$352]=1; [.$K357]*60; [.$K357]/60)" office:value-type="float" office:value="0">
            <text:p>0,0000</text:p>
          </table:table-cell>
          <table:table-cell table:style-name="ce51" table:formula="of:=IF([.$K$352]=1; [.$K357]*60*60; [.$K357]/60/60)" office:value-type="float" office:value="0">
            <text:p>0,0000</text:p>
          </table:table-cell>
          <table:table-cell table:style-name="ce51" table:formula="of:=IF([.$K$352]=1; [.$K357]*60*60*24; [.$K357]/60/60/24)" office:value-type="float" office:value="0">
            <text:p>0,0000</text:p>
          </table:table-cell>
          <table:table-cell table:formula="of:=[.K357]/[.K356]" office:value-type="float" office:value="0">
            <text:p>#DIV/0!</text:p>
          </table:table-cell>
          <table:table-cell table:number-columns-repeated="1009"/>
        </table:table-row>
        <table:table-row table:style-name="ro1">
          <table:table-cell table:style-name="ce12" office:value-type="string">
            <text:p>6</text:p>
          </table:table-cell>
          <table:table-cell table:formula="of:=[.$B$352]" office:value-type="float" office:value="0">
            <text:p>0</text:p>
          </table:table-cell>
          <table:table-cell table:style-name="ce30" table:formula="of:=SFLINEAR([.$A358]; [.$C$352]; [.$D$352])" office:value-type="float" office:value="0">
            <text:p>0,000</text:p>
          </table:table-cell>
          <table:table-cell/>
          <table:table-cell table:formula="of:=SFPOWER([.$A358]; [.$E$352]; [.$F$352]; [.$G$352])" office:value-type="float" office:value="0">
            <text:p>0</text:p>
          </table:table-cell>
          <table:table-cell table:number-columns-repeated="2"/>
          <table:table-cell table:formula="of:=SFEXP([.$A358]; [.$H$352]; [.$I$352])" office:value-type="float" office:value="0">
            <text:p>0</text:p>
          </table:table-cell>
          <table:table-cell table:number-columns-repeated="2"/>
          <table:table-cell table:style-name="ce46" table:formula="of:=SFJOIN([.B358];[.C358];[.E358];[.H358];[.$L$352])" office:value-type="float" office:value="0">
            <text:p>0,0000</text:p>
          </table:table-cell>
          <table:table-cell table:style-name="ce46" table:formula="of:=IF([.$K$352]=1; [.$K358]*60; [.$K358]/60)" office:value-type="float" office:value="0">
            <text:p>0,0000</text:p>
          </table:table-cell>
          <table:table-cell table:style-name="ce51" table:formula="of:=IF([.$K$352]=1; [.$K358]*60*60; [.$K358]/60/60)" office:value-type="float" office:value="0">
            <text:p>0,0000</text:p>
          </table:table-cell>
          <table:table-cell table:style-name="ce51" table:formula="of:=IF([.$K$352]=1; [.$K358]*60*60*24; [.$K358]/60/60/24)" office:value-type="float" office:value="0">
            <text:p>0,0000</text:p>
          </table:table-cell>
          <table:table-cell table:formula="of:=[.K358]/[.K357]" office:value-type="float" office:value="0">
            <text:p>#DIV/0!</text:p>
          </table:table-cell>
          <table:table-cell table:number-columns-repeated="1009"/>
        </table:table-row>
        <table:table-row table:style-name="ro1">
          <table:table-cell table:style-name="ce12" office:value-type="string">
            <text:p>7</text:p>
          </table:table-cell>
          <table:table-cell table:formula="of:=[.$B$352]" office:value-type="float" office:value="0">
            <text:p>0</text:p>
          </table:table-cell>
          <table:table-cell table:style-name="ce30" table:formula="of:=SFLINEAR([.$A359]; [.$C$352]; [.$D$352])" office:value-type="float" office:value="0">
            <text:p>0,000</text:p>
          </table:table-cell>
          <table:table-cell/>
          <table:table-cell table:formula="of:=SFPOWER([.$A359]; [.$E$352]; [.$F$352]; [.$G$352])" office:value-type="float" office:value="0">
            <text:p>0</text:p>
          </table:table-cell>
          <table:table-cell table:number-columns-repeated="2"/>
          <table:table-cell table:formula="of:=SFEXP([.$A359]; [.$H$352]; [.$I$352])" office:value-type="float" office:value="0">
            <text:p>0</text:p>
          </table:table-cell>
          <table:table-cell table:number-columns-repeated="2"/>
          <table:table-cell table:style-name="ce46" table:formula="of:=SFJOIN([.B359];[.C359];[.E359];[.H359];[.$L$352])" office:value-type="float" office:value="0">
            <text:p>0,0000</text:p>
          </table:table-cell>
          <table:table-cell table:style-name="ce46" table:formula="of:=IF([.$K$352]=1; [.$K359]*60; [.$K359]/60)" office:value-type="float" office:value="0">
            <text:p>0,0000</text:p>
          </table:table-cell>
          <table:table-cell table:style-name="ce51" table:formula="of:=IF([.$K$352]=1; [.$K359]*60*60; [.$K359]/60/60)" office:value-type="float" office:value="0">
            <text:p>0,0000</text:p>
          </table:table-cell>
          <table:table-cell table:style-name="ce51" table:formula="of:=IF([.$K$352]=1; [.$K359]*60*60*24; [.$K359]/60/60/24)" office:value-type="float" office:value="0">
            <text:p>0,0000</text:p>
          </table:table-cell>
          <table:table-cell table:formula="of:=[.K359]/[.K358]" office:value-type="float" office:value="0">
            <text:p>#DIV/0!</text:p>
          </table:table-cell>
          <table:table-cell table:number-columns-repeated="1009"/>
        </table:table-row>
        <table:table-row table:style-name="ro1">
          <table:table-cell table:style-name="ce12" office:value-type="string">
            <text:p>8</text:p>
          </table:table-cell>
          <table:table-cell table:formula="of:=[.$B$352]" office:value-type="float" office:value="0">
            <text:p>0</text:p>
          </table:table-cell>
          <table:table-cell table:style-name="ce30" table:formula="of:=SFLINEAR([.$A360]; [.$C$352]; [.$D$352])" office:value-type="float" office:value="0">
            <text:p>0,000</text:p>
          </table:table-cell>
          <table:table-cell/>
          <table:table-cell table:formula="of:=SFPOWER([.$A360]; [.$E$352]; [.$F$352]; [.$G$352])" office:value-type="float" office:value="0">
            <text:p>0</text:p>
          </table:table-cell>
          <table:table-cell table:number-columns-repeated="2"/>
          <table:table-cell table:formula="of:=SFEXP([.$A360]; [.$H$352]; [.$I$352])" office:value-type="float" office:value="0">
            <text:p>0</text:p>
          </table:table-cell>
          <table:table-cell table:number-columns-repeated="2"/>
          <table:table-cell table:style-name="ce46" table:formula="of:=SFJOIN([.B360];[.C360];[.E360];[.H360];[.$L$352])" office:value-type="float" office:value="0">
            <text:p>0,0000</text:p>
          </table:table-cell>
          <table:table-cell table:style-name="ce46" table:formula="of:=IF([.$K$352]=1; [.$K360]*60; [.$K360]/60)" office:value-type="float" office:value="0">
            <text:p>0,0000</text:p>
          </table:table-cell>
          <table:table-cell table:style-name="ce51" table:formula="of:=IF([.$K$352]=1; [.$K360]*60*60; [.$K360]/60/60)" office:value-type="float" office:value="0">
            <text:p>0,0000</text:p>
          </table:table-cell>
          <table:table-cell table:style-name="ce51" table:formula="of:=IF([.$K$352]=1; [.$K360]*60*60*24; [.$K360]/60/60/24)" office:value-type="float" office:value="0">
            <text:p>0,0000</text:p>
          </table:table-cell>
          <table:table-cell table:formula="of:=[.K360]/[.K359]" office:value-type="float" office:value="0">
            <text:p>#DIV/0!</text:p>
          </table:table-cell>
          <table:table-cell table:number-columns-repeated="1009"/>
        </table:table-row>
        <table:table-row table:style-name="ro1">
          <table:table-cell table:style-name="ce12" office:value-type="string">
            <text:p>9</text:p>
          </table:table-cell>
          <table:table-cell table:formula="of:=[.$B$352]" office:value-type="float" office:value="0">
            <text:p>0</text:p>
          </table:table-cell>
          <table:table-cell table:style-name="ce30" table:formula="of:=SFLINEAR([.$A361]; [.$C$352]; [.$D$352])" office:value-type="float" office:value="0">
            <text:p>0,000</text:p>
          </table:table-cell>
          <table:table-cell/>
          <table:table-cell table:formula="of:=SFPOWER([.$A361]; [.$E$352]; [.$F$352]; [.$G$352])" office:value-type="float" office:value="0">
            <text:p>0</text:p>
          </table:table-cell>
          <table:table-cell table:number-columns-repeated="2"/>
          <table:table-cell table:formula="of:=SFEXP([.$A361]; [.$H$352]; [.$I$352])" office:value-type="float" office:value="0">
            <text:p>0</text:p>
          </table:table-cell>
          <table:table-cell table:number-columns-repeated="2"/>
          <table:table-cell table:style-name="ce46" table:formula="of:=SFJOIN([.B361];[.C361];[.E361];[.H361];[.$L$352])" office:value-type="float" office:value="0">
            <text:p>0,0000</text:p>
          </table:table-cell>
          <table:table-cell table:style-name="ce46" table:formula="of:=IF([.$K$352]=1; [.$K361]*60; [.$K361]/60)" office:value-type="float" office:value="0">
            <text:p>0,0000</text:p>
          </table:table-cell>
          <table:table-cell table:style-name="ce51" table:formula="of:=IF([.$K$352]=1; [.$K361]*60*60; [.$K361]/60/60)" office:value-type="float" office:value="0">
            <text:p>0,0000</text:p>
          </table:table-cell>
          <table:table-cell table:style-name="ce51" table:formula="of:=IF([.$K$352]=1; [.$K361]*60*60*24; [.$K361]/60/60/24)" office:value-type="float" office:value="0">
            <text:p>0,0000</text:p>
          </table:table-cell>
          <table:table-cell table:formula="of:=[.K361]/[.K360]" office:value-type="float" office:value="0">
            <text:p>#DIV/0!</text:p>
          </table:table-cell>
          <table:table-cell table:number-columns-repeated="1009"/>
        </table:table-row>
        <table:table-row table:style-name="ro1">
          <table:table-cell table:style-name="ce12" office:value-type="string">
            <text:p>10</text:p>
          </table:table-cell>
          <table:table-cell table:formula="of:=[.$B$352]" office:value-type="float" office:value="0">
            <text:p>0</text:p>
          </table:table-cell>
          <table:table-cell table:style-name="ce30" table:formula="of:=SFLINEAR([.$A362]; [.$C$352]; [.$D$352])" office:value-type="float" office:value="0">
            <text:p>0,000</text:p>
          </table:table-cell>
          <table:table-cell/>
          <table:table-cell table:formula="of:=SFPOWER([.$A362]; [.$E$352]; [.$F$352]; [.$G$352])" office:value-type="float" office:value="0">
            <text:p>0</text:p>
          </table:table-cell>
          <table:table-cell table:number-columns-repeated="2"/>
          <table:table-cell table:formula="of:=SFEXP([.$A362]; [.$H$352]; [.$I$352])" office:value-type="float" office:value="0">
            <text:p>0</text:p>
          </table:table-cell>
          <table:table-cell table:number-columns-repeated="2"/>
          <table:table-cell table:style-name="ce46" table:formula="of:=SFJOIN([.B362];[.C362];[.E362];[.H362];[.$L$352])" office:value-type="float" office:value="0">
            <text:p>0,0000</text:p>
          </table:table-cell>
          <table:table-cell table:style-name="ce46" table:formula="of:=IF([.$K$352]=1; [.$K362]*60; [.$K362]/60)" office:value-type="float" office:value="0">
            <text:p>0,0000</text:p>
          </table:table-cell>
          <table:table-cell table:style-name="ce51" table:formula="of:=IF([.$K$352]=1; [.$K362]*60*60; [.$K362]/60/60)" office:value-type="float" office:value="0">
            <text:p>0,0000</text:p>
          </table:table-cell>
          <table:table-cell table:style-name="ce51" table:formula="of:=IF([.$K$352]=1; [.$K362]*60*60*24; [.$K362]/60/60/24)" office:value-type="float" office:value="0">
            <text:p>0,0000</text:p>
          </table:table-cell>
          <table:table-cell table:formula="of:=[.K362]/[.K361]"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44]; [.B349];[.F349])" office:value-type="float" office:value="1168.46025">
            <text:p>1168,46</text:p>
          </table:table-cell>
          <table:table-cell table:style-name="ce22" office:value-type="float" office:value="0">
            <text:p>0</text:p>
          </table:table-cell>
          <table:table-cell table:style-name="ce22" office:value-type="float" office:value="0">
            <text:p>0</text:p>
          </table:table-cell>
          <table:table-cell table:style-name="ce22" office:value-type="float" office:value="3.66967393398749">
            <text:p>3,67</text:p>
          </table:table-cell>
          <table:table-cell table:style-name="ce22" office:value-type="float" office:value="0">
            <text:p>0</text:p>
          </table:table-cell>
          <table:table-cell table:style-name="ce36" office:value-type="float" office:value="1">
            <text:p>1</text:p>
          </table:table-cell>
          <table:table-cell table:style-name="ce22" office:value-type="float" office:value="0">
            <text:p>0</text:p>
          </table:table-cell>
          <table:table-cell table:style-name="ce36" office:value-type="float" office:value="0">
            <text:p>0</text:p>
          </table:table-cell>
          <table:table-cell table:style-name="ce44" office:value-type="float" office:value="10">
            <text:p>10</text:p>
          </table:table-cell>
          <table:table-cell table:style-name="ce45"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5]" office:value-type="float" office:value="1168.46025">
            <text:p>1168,46</text:p>
          </table:table-cell>
          <table:table-cell table:style-name="ce30" table:formula="of:=SFLINEAR([.$A366]; [.$C$365]; [.$D$365])" office:value-type="float" office:value="0">
            <text:p>0,000</text:p>
          </table:table-cell>
          <table:table-cell/>
          <table:table-cell table:formula="of:=SFPOWER([.$A366]; [.$E$365]; [.$F$365]; [.$G$365])" office:value-type="float" office:value="1">
            <text:p>1</text:p>
          </table:table-cell>
          <table:table-cell table:number-columns-repeated="2"/>
          <table:table-cell table:formula="of:=SFEXP([.$A366]; [.$H$365]; [.$I$365])" office:value-type="float" office:value="0">
            <text:p>0</text:p>
          </table:table-cell>
          <table:table-cell table:number-columns-repeated="2"/>
          <table:table-cell table:style-name="ce46" table:formula="of:=SFJOIN([.B366];[.C366];[.E366];[.H366];[.$L$365])" office:value-type="float" office:value="1169.46025">
            <text:p>1169,4603</text:p>
          </table:table-cell>
          <table:table-cell table:style-name="ce46" table:formula="of:=IF([.$K$365]=1; [.$K366]*60; [.$K366]/60)" office:value-type="float" office:value="19.4910041666667">
            <text:p>19,4910</text:p>
          </table:table-cell>
          <table:table-cell table:style-name="ce51" table:formula="of:=IF([.$K$365]=1; [.$K366]*60*60; [.$K366]/60/60)" office:value-type="float" office:value="0.324850069444444">
            <text:p>0,3249</text:p>
          </table:table-cell>
          <table:table-cell table:style-name="ce51" table:formula="of:=IF([.$K$365]=1; [.$K366]*60*60*24; [.$K366]/60/60/24)" office:value-type="float" office:value="0.0135354195601852">
            <text:p>0,0135</text:p>
          </table:table-cell>
          <table:table-cell table:number-columns-repeated="1010"/>
        </table:table-row>
        <table:table-row table:style-name="ro1">
          <table:table-cell table:style-name="ce12" office:value-type="string">
            <text:p>2</text:p>
          </table:table-cell>
          <table:table-cell table:formula="of:=[.$B$365]" office:value-type="float" office:value="1168.46025">
            <text:p>1168,46</text:p>
          </table:table-cell>
          <table:table-cell table:style-name="ce30" table:formula="of:=SFLINEAR([.$A367]; [.$C$365]; [.$D$365])" office:value-type="float" office:value="0">
            <text:p>0,000</text:p>
          </table:table-cell>
          <table:table-cell/>
          <table:table-cell table:formula="of:=SFPOWER([.$A367]; [.$E$365]; [.$F$365]; [.$G$365])" office:value-type="float" office:value="12.7257072558268">
            <text:p>12,73</text:p>
          </table:table-cell>
          <table:table-cell table:number-columns-repeated="2"/>
          <table:table-cell table:formula="of:=SFEXP([.$A367]; [.$H$365]; [.$I$365])" office:value-type="float" office:value="0">
            <text:p>0</text:p>
          </table:table-cell>
          <table:table-cell table:number-columns-repeated="2"/>
          <table:table-cell table:style-name="ce46" table:formula="of:=SFJOIN([.B367];[.C367];[.E367];[.H367];[.$L$365])" office:value-type="float" office:value="1181.18595725583">
            <text:p>1181,1860</text:p>
          </table:table-cell>
          <table:table-cell table:style-name="ce46" table:formula="of:=IF([.$K$365]=1; [.$K367]*60; [.$K367]/60)" office:value-type="float" office:value="19.6864326209304">
            <text:p>19,6864</text:p>
          </table:table-cell>
          <table:table-cell table:style-name="ce51" table:formula="of:=IF([.$K$365]=1; [.$K367]*60*60; [.$K367]/60/60)" office:value-type="float" office:value="0.328107210348841">
            <text:p>0,3281</text:p>
          </table:table-cell>
          <table:table-cell table:style-name="ce51" table:formula="of:=IF([.$K$365]=1; [.$K367]*60*60*24; [.$K367]/60/60/24)" office:value-type="float" office:value="0.013671133764535">
            <text:p>0,0137</text:p>
          </table:table-cell>
          <table:table-cell table:formula="of:=[.K367]/[.K366]" office:value-type="float" office:value="1.01002659753149">
            <text:p>1,01</text:p>
          </table:table-cell>
          <table:table-cell table:number-columns-repeated="1009"/>
        </table:table-row>
        <table:table-row table:style-name="ro1">
          <table:table-cell table:style-name="ce12" office:value-type="string">
            <text:p>3</text:p>
          </table:table-cell>
          <table:table-cell table:formula="of:=[.$B$365]" office:value-type="float" office:value="1168.46025">
            <text:p>1168,46</text:p>
          </table:table-cell>
          <table:table-cell table:style-name="ce30" table:formula="of:=SFLINEAR([.$A368]; [.$C$365]; [.$D$365])" office:value-type="float" office:value="0">
            <text:p>0,000</text:p>
          </table:table-cell>
          <table:table-cell/>
          <table:table-cell table:formula="of:=SFPOWER([.$A368]; [.$E$365]; [.$F$365]; [.$G$365])" office:value-type="float" office:value="56.3481201276204">
            <text:p>56,35</text:p>
          </table:table-cell>
          <table:table-cell table:number-columns-repeated="2"/>
          <table:table-cell table:formula="of:=SFEXP([.$A368]; [.$H$365]; [.$I$365])" office:value-type="float" office:value="0">
            <text:p>0</text:p>
          </table:table-cell>
          <table:table-cell table:number-columns-repeated="2"/>
          <table:table-cell table:style-name="ce46" table:formula="of:=SFJOIN([.B368];[.C368];[.E368];[.H368];[.$L$365])" office:value-type="float" office:value="1224.80837012762">
            <text:p>1224,8084</text:p>
          </table:table-cell>
          <table:table-cell table:style-name="ce46" table:formula="of:=IF([.$K$365]=1; [.$K368]*60; [.$K368]/60)" office:value-type="float" office:value="20.4134728354603">
            <text:p>20,4135</text:p>
          </table:table-cell>
          <table:table-cell table:style-name="ce51" table:formula="of:=IF([.$K$365]=1; [.$K368]*60*60; [.$K368]/60/60)" office:value-type="float" office:value="0.340224547257672">
            <text:p>0,3402</text:p>
          </table:table-cell>
          <table:table-cell table:style-name="ce51" table:formula="of:=IF([.$K$365]=1; [.$K368]*60*60*24; [.$K368]/60/60/24)" office:value-type="float" office:value="0.014176022802403">
            <text:p>0,0142</text:p>
          </table:table-cell>
          <table:table-cell table:formula="of:=[.K368]/[.K367]" office:value-type="float" office:value="1.03693102902539">
            <text:p>1,04</text:p>
          </table:table-cell>
          <table:table-cell table:number-columns-repeated="1009"/>
        </table:table-row>
        <table:table-row table:style-name="ro1">
          <table:table-cell table:style-name="ce12" office:value-type="string">
            <text:p>4</text:p>
          </table:table-cell>
          <table:table-cell table:formula="of:=[.$B$365]" office:value-type="float" office:value="1168.46025">
            <text:p>1168,46</text:p>
          </table:table-cell>
          <table:table-cell table:style-name="ce30" table:formula="of:=SFLINEAR([.$A369]; [.$C$365]; [.$D$365])" office:value-type="float" office:value="0">
            <text:p>0,000</text:p>
          </table:table-cell>
          <table:table-cell/>
          <table:table-cell table:formula="of:=SFPOWER([.$A369]; [.$E$365]; [.$F$365]; [.$G$365])" office:value-type="float" office:value="161.943625161002">
            <text:p>161,94</text:p>
          </table:table-cell>
          <table:table-cell table:number-columns-repeated="2"/>
          <table:table-cell table:formula="of:=SFEXP([.$A369]; [.$H$365]; [.$I$365])" office:value-type="float" office:value="0">
            <text:p>0</text:p>
          </table:table-cell>
          <table:table-cell table:number-columns-repeated="2"/>
          <table:table-cell table:style-name="ce46" table:formula="of:=SFJOIN([.B369];[.C369];[.E369];[.H369];[.$L$365])" office:value-type="float" office:value="1330.403875161">
            <text:p>1330,4039</text:p>
          </table:table-cell>
          <table:table-cell table:style-name="ce46" table:formula="of:=IF([.$K$365]=1; [.$K369]*60; [.$K369]/60)" office:value-type="float" office:value="22.17339791935">
            <text:p>22,1734</text:p>
          </table:table-cell>
          <table:table-cell table:style-name="ce51" table:formula="of:=IF([.$K$365]=1; [.$K369]*60*60; [.$K369]/60/60)" office:value-type="float" office:value="0.369556631989167">
            <text:p>0,3696</text:p>
          </table:table-cell>
          <table:table-cell table:style-name="ce51" table:formula="of:=IF([.$K$365]=1; [.$K369]*60*60*24; [.$K369]/60/60/24)" office:value-type="float" office:value="0.0153981929995486">
            <text:p>0,0154</text:p>
          </table:table-cell>
          <table:table-cell table:formula="of:=[.K369]/[.K368]" office:value-type="float" office:value="1.08621389893211">
            <text:p>1,09</text:p>
          </table:table-cell>
          <table:table-cell table:number-columns-repeated="1009"/>
        </table:table-row>
        <table:table-row table:style-name="ro1">
          <table:table-cell table:style-name="ce12" office:value-type="string">
            <text:p>5</text:p>
          </table:table-cell>
          <table:table-cell table:formula="of:=[.$B$365]" office:value-type="float" office:value="1168.46025">
            <text:p>1168,46</text:p>
          </table:table-cell>
          <table:table-cell table:style-name="ce30" table:formula="of:=SFLINEAR([.$A370]; [.$C$365]; [.$D$365])" office:value-type="float" office:value="0">
            <text:p>0,000</text:p>
          </table:table-cell>
          <table:table-cell/>
          <table:table-cell table:formula="of:=SFPOWER([.$A370]; [.$E$365]; [.$F$365]; [.$G$365])" office:value-type="float" office:value="367.275539664796">
            <text:p>367,28</text:p>
          </table:table-cell>
          <table:table-cell table:number-columns-repeated="2"/>
          <table:table-cell table:formula="of:=SFEXP([.$A370]; [.$H$365]; [.$I$365])" office:value-type="float" office:value="0">
            <text:p>0</text:p>
          </table:table-cell>
          <table:table-cell table:number-columns-repeated="2"/>
          <table:table-cell table:style-name="ce46" table:formula="of:=SFJOIN([.B370];[.C370];[.E370];[.H370];[.$L$365])" office:value-type="float" office:value="1535.7357896648">
            <text:p>1535,7358</text:p>
          </table:table-cell>
          <table:table-cell table:style-name="ce46" table:formula="of:=IF([.$K$365]=1; [.$K370]*60; [.$K370]/60)" office:value-type="float" office:value="25.5955964944133">
            <text:p>25,5956</text:p>
          </table:table-cell>
          <table:table-cell table:style-name="ce51" table:formula="of:=IF([.$K$365]=1; [.$K370]*60*60; [.$K370]/60/60)" office:value-type="float" office:value="0.426593274906888">
            <text:p>0,4266</text:p>
          </table:table-cell>
          <table:table-cell table:style-name="ce51" table:formula="of:=IF([.$K$365]=1; [.$K370]*60*60*24; [.$K370]/60/60/24)" office:value-type="float" office:value="0.017774719787787">
            <text:p>0,0178</text:p>
          </table:table-cell>
          <table:table-cell table:formula="of:=[.K370]/[.K369]" office:value-type="float" office:value="1.15433803098247">
            <text:p>1,15</text:p>
          </table:table-cell>
          <table:table-cell table:number-columns-repeated="1009"/>
        </table:table-row>
        <table:table-row table:style-name="ro1">
          <table:table-cell table:style-name="ce12" office:value-type="string">
            <text:p>6</text:p>
          </table:table-cell>
          <table:table-cell table:formula="of:=[.$B$365]" office:value-type="float" office:value="1168.46025">
            <text:p>1168,46</text:p>
          </table:table-cell>
          <table:table-cell table:style-name="ce30" table:formula="of:=SFLINEAR([.$A371]; [.$C$365]; [.$D$365])" office:value-type="float" office:value="0">
            <text:p>0,000</text:p>
          </table:table-cell>
          <table:table-cell/>
          <table:table-cell table:formula="of:=SFPOWER([.$A371]; [.$E$365]; [.$F$365]; [.$G$365])" office:value-type="float" office:value="717.069681160258">
            <text:p>717,07</text:p>
          </table:table-cell>
          <table:table-cell table:number-columns-repeated="2"/>
          <table:table-cell table:formula="of:=SFEXP([.$A371]; [.$H$365]; [.$I$365])" office:value-type="float" office:value="0">
            <text:p>0</text:p>
          </table:table-cell>
          <table:table-cell table:number-columns-repeated="2"/>
          <table:table-cell table:style-name="ce46" table:formula="of:=SFJOIN([.B371];[.C371];[.E371];[.H371];[.$L$365])" office:value-type="float" office:value="1885.52993116026">
            <text:p>1885,5299</text:p>
          </table:table-cell>
          <table:table-cell table:style-name="ce46" table:formula="of:=IF([.$K$365]=1; [.$K371]*60; [.$K371]/60)" office:value-type="float" office:value="31.425498852671">
            <text:p>31,4255</text:p>
          </table:table-cell>
          <table:table-cell table:style-name="ce51" table:formula="of:=IF([.$K$365]=1; [.$K371]*60*60; [.$K371]/60/60)" office:value-type="float" office:value="0.523758314211183">
            <text:p>0,5238</text:p>
          </table:table-cell>
          <table:table-cell table:style-name="ce51" table:formula="of:=IF([.$K$365]=1; [.$K371]*60*60*24; [.$K371]/60/60/24)" office:value-type="float" office:value="0.0218232630921326">
            <text:p>0,0218</text:p>
          </table:table-cell>
          <table:table-cell table:formula="of:=[.K371]/[.K370]" office:value-type="float" office:value="1.2277697399836">
            <text:p>1,23</text:p>
          </table:table-cell>
          <table:table-cell table:number-columns-repeated="1009"/>
        </table:table-row>
        <table:table-row table:style-name="ro1">
          <table:table-cell table:style-name="ce12" office:value-type="string">
            <text:p>7</text:p>
          </table:table-cell>
          <table:table-cell table:formula="of:=[.$B$365]" office:value-type="float" office:value="1168.46025">
            <text:p>1168,46</text:p>
          </table:table-cell>
          <table:table-cell table:style-name="ce30" table:formula="of:=SFLINEAR([.$A372]; [.$C$365]; [.$D$365])" office:value-type="float" office:value="0">
            <text:p>0,000</text:p>
          </table:table-cell>
          <table:table-cell/>
          <table:table-cell table:formula="of:=SFPOWER([.$A372]; [.$E$365]; [.$F$365]; [.$G$365])" office:value-type="float" office:value="1262.50832081204">
            <text:p>1262,51</text:p>
          </table:table-cell>
          <table:table-cell table:number-columns-repeated="2"/>
          <table:table-cell table:formula="of:=SFEXP([.$A372]; [.$H$365]; [.$I$365])" office:value-type="float" office:value="0">
            <text:p>0</text:p>
          </table:table-cell>
          <table:table-cell table:number-columns-repeated="2"/>
          <table:table-cell table:style-name="ce46" table:formula="of:=SFJOIN([.B372];[.C372];[.E372];[.H372];[.$L$365])" office:value-type="float" office:value="2430.96857081204">
            <text:p>2430,9686</text:p>
          </table:table-cell>
          <table:table-cell table:style-name="ce46" table:formula="of:=IF([.$K$365]=1; [.$K372]*60; [.$K372]/60)" office:value-type="float" office:value="40.5161428468673">
            <text:p>40,5161</text:p>
          </table:table-cell>
          <table:table-cell table:style-name="ce51" table:formula="of:=IF([.$K$365]=1; [.$K372]*60*60; [.$K372]/60/60)" office:value-type="float" office:value="0.675269047447788">
            <text:p>0,6753</text:p>
          </table:table-cell>
          <table:table-cell table:style-name="ce51" table:formula="of:=IF([.$K$365]=1; [.$K372]*60*60*24; [.$K372]/60/60/24)" office:value-type="float" office:value="0.0281362103103245">
            <text:p>0,0281</text:p>
          </table:table-cell>
          <table:table-cell table:formula="of:=[.K372]/[.K371]" office:value-type="float" office:value="1.28927604417085">
            <text:p>1,29</text:p>
          </table:table-cell>
          <table:table-cell table:number-columns-repeated="1009"/>
        </table:table-row>
        <table:table-row table:style-name="ro1">
          <table:table-cell table:style-name="ce12" office:value-type="string">
            <text:p>8</text:p>
          </table:table-cell>
          <table:table-cell table:formula="of:=[.$B$365]" office:value-type="float" office:value="1168.46025">
            <text:p>1168,46</text:p>
          </table:table-cell>
          <table:table-cell table:style-name="ce30" table:formula="of:=SFLINEAR([.$A373]; [.$C$365]; [.$D$365])" office:value-type="float" office:value="0">
            <text:p>0,000</text:p>
          </table:table-cell>
          <table:table-cell/>
          <table:table-cell table:formula="of:=SFPOWER([.$A373]; [.$E$365]; [.$F$365]; [.$G$365])" office:value-type="float" office:value="2060.84716574626">
            <text:p>2060,85</text:p>
          </table:table-cell>
          <table:table-cell table:number-columns-repeated="2"/>
          <table:table-cell table:formula="of:=SFEXP([.$A373]; [.$H$365]; [.$I$365])" office:value-type="float" office:value="0">
            <text:p>0</text:p>
          </table:table-cell>
          <table:table-cell table:number-columns-repeated="2"/>
          <table:table-cell table:style-name="ce46" table:formula="of:=SFJOIN([.B373];[.C373];[.E373];[.H373];[.$L$365])" office:value-type="float" office:value="3229.30741574626">
            <text:p>3229,3074</text:p>
          </table:table-cell>
          <table:table-cell table:style-name="ce46" table:formula="of:=IF([.$K$365]=1; [.$K373]*60; [.$K373]/60)" office:value-type="float" office:value="53.8217902624377">
            <text:p>53,8218</text:p>
          </table:table-cell>
          <table:table-cell table:style-name="ce51" table:formula="of:=IF([.$K$365]=1; [.$K373]*60*60; [.$K373]/60/60)" office:value-type="float" office:value="0.897029837707295">
            <text:p>0,8970</text:p>
          </table:table-cell>
          <table:table-cell table:style-name="ce51" table:formula="of:=IF([.$K$365]=1; [.$K373]*60*60*24; [.$K373]/60/60/24)" office:value-type="float" office:value="0.0373762432378039">
            <text:p>0,0374</text:p>
          </table:table-cell>
          <table:table-cell table:formula="of:=[.K373]/[.K372]" office:value-type="float" office:value="1.3284036060851">
            <text:p>1,33</text:p>
          </table:table-cell>
          <table:table-cell table:number-columns-repeated="1009"/>
        </table:table-row>
        <table:table-row table:style-name="ro1">
          <table:table-cell table:style-name="ce12" office:value-type="string">
            <text:p>9</text:p>
          </table:table-cell>
          <table:table-cell table:formula="of:=[.$B$365]" office:value-type="float" office:value="1168.46025">
            <text:p>1168,46</text:p>
          </table:table-cell>
          <table:table-cell table:style-name="ce30" table:formula="of:=SFLINEAR([.$A374]; [.$C$365]; [.$D$365])" office:value-type="float" office:value="0">
            <text:p>0,000</text:p>
          </table:table-cell>
          <table:table-cell/>
          <table:table-cell table:formula="of:=SFPOWER([.$A374]; [.$E$365]; [.$F$365]; [.$G$365])" office:value-type="float" office:value="3175.11064191674">
            <text:p>3175,11</text:p>
          </table:table-cell>
          <table:table-cell table:number-columns-repeated="2"/>
          <table:table-cell table:formula="of:=SFEXP([.$A374]; [.$H$365]; [.$I$365])" office:value-type="float" office:value="0">
            <text:p>0</text:p>
          </table:table-cell>
          <table:table-cell table:number-columns-repeated="2"/>
          <table:table-cell table:style-name="ce46" table:formula="of:=SFJOIN([.B374];[.C374];[.E374];[.H374];[.$L$365])" office:value-type="float" office:value="4343.57089191674">
            <text:p>4343,5709</text:p>
          </table:table-cell>
          <table:table-cell table:style-name="ce46" table:formula="of:=IF([.$K$365]=1; [.$K374]*60; [.$K374]/60)" office:value-type="float" office:value="72.3928481986124">
            <text:p>72,3928</text:p>
          </table:table-cell>
          <table:table-cell table:style-name="ce51" table:formula="of:=IF([.$K$365]=1; [.$K374]*60*60; [.$K374]/60/60)" office:value-type="float" office:value="1.20654746997687">
            <text:p>1,2065</text:p>
          </table:table-cell>
          <table:table-cell table:style-name="ce51" table:formula="of:=IF([.$K$365]=1; [.$K374]*60*60*24; [.$K374]/60/60/24)" office:value-type="float" office:value="0.0502728112490364">
            <text:p>0,0503</text:p>
          </table:table-cell>
          <table:table-cell table:formula="of:=[.K374]/[.K373]" office:value-type="float" office:value="1.34504719827455">
            <text:p>1,35</text:p>
          </table:table-cell>
          <table:table-cell table:number-columns-repeated="1009"/>
        </table:table-row>
        <table:table-row table:style-name="ro1">
          <table:table-cell table:style-name="ce12" office:value-type="string">
            <text:p>10</text:p>
          </table:table-cell>
          <table:table-cell table:formula="of:=[.$B$365]" office:value-type="float" office:value="1168.46025">
            <text:p>1168,46</text:p>
          </table:table-cell>
          <table:table-cell table:style-name="ce30" table:formula="of:=SFLINEAR([.$A375]; [.$C$365]; [.$D$365])" office:value-type="float" office:value="0">
            <text:p>0,000</text:p>
          </table:table-cell>
          <table:table-cell/>
          <table:table-cell table:formula="of:=SFPOWER([.$A375]; [.$E$365]; [.$F$365]; [.$G$365])" office:value-type="float" office:value="4673.841">
            <text:p>4673,84</text:p>
          </table:table-cell>
          <table:table-cell table:number-columns-repeated="2"/>
          <table:table-cell table:formula="of:=SFEXP([.$A375]; [.$H$365]; [.$I$365])" office:value-type="float" office:value="0">
            <text:p>0</text:p>
          </table:table-cell>
          <table:table-cell table:number-columns-repeated="2"/>
          <table:table-cell table:style-name="ce46" table:formula="of:=SFJOIN([.B375];[.C375];[.E375];[.H375];[.$L$365])" office:value-type="float" office:value="5842.30125">
            <text:p>5842,3013</text:p>
          </table:table-cell>
          <table:table-cell table:style-name="ce46" table:formula="of:=IF([.$K$365]=1; [.$K375]*60; [.$K375]/60)" office:value-type="float" office:value="97.3716874999999">
            <text:p>97,3717</text:p>
          </table:table-cell>
          <table:table-cell table:style-name="ce51" table:formula="of:=IF([.$K$365]=1; [.$K375]*60*60; [.$K375]/60/60)" office:value-type="float" office:value="1.62286145833333">
            <text:p>1,6229</text:p>
          </table:table-cell>
          <table:table-cell table:style-name="ce51" table:formula="of:=IF([.$K$365]=1; [.$K375]*60*60*24; [.$K375]/60/60/24)" office:value-type="float" office:value="0.0676192274305555">
            <text:p>0,0676</text:p>
          </table:table-cell>
          <table:table-cell table:formula="of:=[.K375]/[.K374]" office:value-type="float" office:value="1.34504567678919">
            <text:p>1,35</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95">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load per tick mod</text:p>
          </table:table-cell>
          <table:table-cell office:value-type="float" office:value="6">
            <text:p>6</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22" table:default-cell-style-name="Default"/>
        <table:table-column table:style-name="co11" table:default-cell-style-name="Default"/>
        <table:table-column table:style-name="co23" table:default-cell-style-name="Default"/>
        <table:table-column table:style-name="co24" table:default-cell-style-name="Default"/>
        <table:table-column table:style-name="co23" table:default-cell-style-name="Default"/>
        <table:table-column table:style-name="co25" table:default-cell-style-name="Default"/>
        <table:table-column table:style-name="co23" table:default-cell-style-name="Default"/>
        <table:table-column table:style-name="co26" table:default-cell-style-name="Default"/>
        <table:table-column table:style-name="co22" table:default-cell-style-name="Default"/>
        <table:table-column table:style-name="co27" table:default-cell-style-name="Default"/>
        <table:table-column table:style-name="co28" table:default-cell-style-name="ce70"/>
        <table:table-column table:style-name="co29" table:default-cell-style-name="Default"/>
        <table:table-column table:style-name="co30"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ce87"/>
        <table:table-column table:style-name="co13" table:default-cell-style-name="ce87"/>
        <table:table-column table:style-name="co37" table:default-cell-style-name="ce87"/>
        <table:table-column table:style-name="co29" table:default-cell-style-name="ce87"/>
        <table:table-column table:style-name="co14" table:number-columns-repeated="1000" table:default-cell-style-name="ce87"/>
        <table:table-row table:style-name="ro13">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4"/>
          <table:table-cell table:number-columns-repeated="1004"/>
        </table:table-row>
        <table:table-row table:style-name="ro14">
          <table:table-cell table:style-name="ce54" office:value-type="string">
            <text:p>T1</text:p>
          </table:table-cell>
          <table:table-cell table:style-name="ce66" office:value-type="float" office:value="2" table:number-columns-spanned="2" table:number-rows-spanned="1">
            <text:p>2</text:p>
          </table:table-cell>
          <table:covered-table-cell/>
          <table:table-cell table:style-name="ce74" office:value-type="float" office:value="4" table:number-columns-spanned="2" table:number-rows-spanned="1">
            <text:p>4</text:p>
          </table:table-cell>
          <table:covered-table-cell table:style-name="ce77"/>
          <table:table-cell table:style-name="ce79" office:value-type="float" office:value="0" table:number-columns-spanned="3" table:number-rows-spanned="1">
            <text:p>0</text:p>
          </table:table-cell>
          <table:covered-table-cell table:style-name="ce79"/>
          <table:covered-table-cell table:style-name="ce15"/>
          <table:table-cell table:style-name="ce30"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1,5</text:p>
          </table:table-cell>
          <table:table-cell table:style-name="ce66" table:formula="of:=[.B2]*0.8" office:value-type="float" office:value="1.6" table:number-columns-spanned="2" table:number-rows-spanned="1">
            <text:p>1,6</text:p>
          </table:table-cell>
          <table:covered-table-cell/>
          <table:table-cell table:style-name="ce74" table:formula="of:=[.D2]*0.8" office:value-type="float" office:value="3.2" table:number-columns-spanned="2" table:number-rows-spanned="1">
            <text:p>3,2</text:p>
          </table:table-cell>
          <table:covered-table-cell table:style-name="ce77"/>
          <table:table-cell table:style-name="ce79" office:value-type="float" office:value="0.05" table:number-columns-spanned="3" table:number-rows-spanned="1">
            <text:p>0,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2</text:p>
          </table:table-cell>
          <table:table-cell table:style-name="ce66" office:value-type="float" office:value="1.5" table:number-columns-spanned="2" table:number-rows-spanned="1">
            <text:p>1,5</text:p>
          </table:table-cell>
          <table:covered-table-cell/>
          <table:table-cell table:style-name="ce66" office:value-type="float" office:value="3" table:number-columns-spanned="2" table:number-rows-spanned="1">
            <text:p>3</text:p>
          </table:table-cell>
          <table:covered-table-cell/>
          <table:table-cell table:style-name="ce79" office:value-type="float" office:value="0.1" table:number-columns-spanned="3" table:number-rows-spanned="1">
            <text:p>0,1</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3</text:p>
          </table:table-cell>
          <table:table-cell table:style-name="ce66" office:value-type="float" office:value="0.6" table:number-columns-spanned="2" table:number-rows-spanned="1">
            <text:p>0,6</text:p>
          </table:table-cell>
          <table:covered-table-cell/>
          <table:table-cell table:style-name="ce66" office:value-type="float" office:value="0.6" table:number-columns-spanned="2" table:number-rows-spanned="1">
            <text:p>0,6</text:p>
          </table:table-cell>
          <table:covered-table-cell/>
          <table:table-cell table:style-name="ce79" office:value-type="float" office:value="0.3" table:number-columns-spanned="3" table:number-rows-spanned="1">
            <text:p>0,3</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office:annotation draw:style-name="gr4" draw:text-style-name="P2" svg:width="2.899cm" svg:height="0.596cm" svg:x="2.858cm" svg:y="2.435cm" draw:caption-point-x="-0.61cm" draw:caption-point-y="1.532cm">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table:formula="of:=0.008/2" office:value-type="float" office:value="0.004">
            <text:p>0,0040</text:p>
          </table:table-cell>
          <table:table-cell table:style-name="ce24" table:formula="of:=[.N6]*3" office:value-type="float" office:value="0.012">
            <text:p>0,0120</text:p>
          </table:table-cell>
          <table:table-cell table:number-columns-repeated="1009"/>
        </table:table-row>
        <table:table-row table:style-name="ro14">
          <table:table-cell table:style-name="ce54" office:value-type="string">
            <text:p>ST2</text:p>
          </table:table-cell>
          <table:table-cell table:style-name="ce66" table:formula="of:=5.5/2" office:value-type="float" office:value="2.75" table:number-columns-spanned="2" table:number-rows-spanned="1">
            <text:p>2,75</text:p>
          </table:table-cell>
          <table:covered-table-cell/>
          <table:table-cell table:style-name="ce66"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table:formula="of:=0.007/2" office:value-type="float" office:value="0.0035">
            <text:p>0,0035</text:p>
          </table:table-cell>
          <table:table-cell table:style-name="ce24" table:formula="of:=[.N7]*3" office:value-type="float" office:value="0.0105">
            <text:p>0,0105</text:p>
          </table:table-cell>
          <table:table-cell table:number-columns-repeated="1009"/>
        </table:table-row>
        <table:table-row table:style-name="ro14">
          <table:table-cell table:style-name="ce54" office:value-type="string">
            <text:p>ST3</text:p>
          </table:table-cell>
          <table:table-cell table:style-name="ce66" table:formula="of:=4.4/2" office:value-type="float" office:value="2.2" table:number-columns-spanned="2" table:number-rows-spanned="1">
            <text:p>2,2</text:p>
          </table:table-cell>
          <table:covered-table-cell/>
          <table:table-cell table:style-name="ce66" office:value-type="float" office:value="3.1" table:number-columns-spanned="2" table:number-rows-spanned="1">
            <text:p>3,1</text:p>
          </table:table-cell>
          <table:covered-table-cell/>
          <table:table-cell table:style-name="ce79" office:value-type="float" office:value="0.5" table:number-columns-spanned="3" table:number-rows-spanned="1">
            <text:p>0,5</text:p>
          </table:table-cell>
          <table:covered-table-cell table:style-name="ce79"/>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table:formula="of:=0.002/2" office:value-type="float" office:value="0.001">
            <text:p>0,0010</text:p>
          </table:table-cell>
          <table:table-cell table:style-name="ce24" table:formula="of:=[.N8]*3" office:value-type="float" office:value="0.003">
            <text:p>0,0030</text:p>
          </table:table-cell>
          <table:table-cell table:number-columns-repeated="1009"/>
        </table:table-row>
        <table:table-row table:style-name="ro14">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5" office:value-type="float" office:value="0">
            <text:p>0</text:p>
          </table:table-cell>
          <table:table-cell table:style-name="ce24" table:formula="of:=0.011/2" office:value-type="float" office:value="0.0055">
            <text:p>0,0055</text:p>
          </table:table-cell>
          <table:table-cell table:style-name="ce24" table:formula="of:=[.N9]*3" office:value-type="float" office:value="0.0165">
            <text:p>0,0165</text:p>
          </table:table-cell>
          <table:table-cell table:number-columns-repeated="1009"/>
        </table:table-row>
        <table:table-row table:style-name="ro14">
          <table:table-cell table:style-name="ce54" office:value-type="string">
            <text:p>Towers</text:p>
          </table:table-cell>
          <table:table-cell table:style-name="ce67" office:value-type="float" office:value="1.3" table:number-columns-spanned="2" table:number-rows-spanned="1">
            <text:p>1,3</text:p>
          </table:table-cell>
          <table:covered-table-cell/>
          <table:table-cell table:style-name="ce66" office:value-type="float" office:value="2.7" table:number-columns-spanned="2" table:number-rows-spanned="1">
            <text:p>2,7</text:p>
          </table:table-cell>
          <table:covered-table-cell/>
          <table:table-cell table:style-name="ce79" office:value-type="float" office:value="0.2" table:number-columns-spanned="3" table:number-rows-spanned="1">
            <text:p>0,2</text:p>
          </table:table-cell>
          <table:covered-table-cell table:style-name="ce79"/>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5" office:value-type="float" office:value="7">
            <text:p>7</text:p>
          </table:table-cell>
          <table:table-cell table:number-columns-repeated="1011"/>
        </table:table-row>
        <table:table-row table:style-name="ro14">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5" office:value-type="float" office:value="0">
            <text:p>0</text:p>
          </table:table-cell>
          <table:table-cell table:number-columns-repeated="1011"/>
        </table:table-row>
        <table:table-row table:style-name="ro14" table:number-rows-repeated="14">
          <table:table-cell table:style-name="ce54"/>
          <table:table-cell table:style-name="ce66"/>
          <table:table-cell/>
          <table:table-cell table:style-name="ce66"/>
          <table:table-cell/>
          <table:table-cell table:style-name="ce79" table:number-columns-repeated="2"/>
          <table:table-cell table:style-name="ce15"/>
          <table:table-cell table:style-name="ce30"/>
          <table:table-cell table:style-name="ce15"/>
          <table:table-cell/>
          <table:table-cell table:style-name="ce15"/>
          <table:table-cell table:style-name="ce85"/>
          <table:table-cell table:number-columns-repeated="1011"/>
        </table:table-row>
        <table:table-row table:style-name="ro14">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5"/>
          <table:table-cell/>
          <table:table-cell table:style-name="ce15"/>
          <table:table-cell/>
          <table:table-cell table:style-name="ce15"/>
          <table:table-cell table:style-name="ce85" table:number-columns-repeated="2"/>
          <table:table-cell table:number-columns-repeated="1008"/>
        </table:table-row>
        <table:table-row table:style-name="ro14">
          <table:table-cell table:style-name="ce55"/>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6" table:number-columns-repeated="2"/>
          <table:table-cell table:number-columns-repeated="1008"/>
        </table:table-row>
        <table:table-row table:style-name="ro2">
          <table:table-cell table:style-name="ce48" office:value-type="string">
            <text:p>damages_start</text:p>
          </table:table-cell>
          <table:table-cell table:style-name="ce48" table:number-columns-repeated="19"/>
          <table:table-cell table:style-name="ce88"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8" office:value-type="string">
            <text:p>units_start</text:p>
          </table:table-cell>
          <table:table-cell table:style-name="ce48" table:number-columns-repeated="19"/>
          <table:table-cell table:style-name="ce88" table:number-columns-repeated="1004"/>
        </table:table-row>
        <table:table-row table:style-name="ro15">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office:annotation draw:style-name="gr4" draw:text-style-name="P2" svg:width="2.899cm" svg:height="2.176cm" svg:x="26.854cm" svg:y="22.491cm" draw:caption-point-x="-0.61cm" draw:caption-point-y="1.521cm">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2.899cm" svg:height="1.386cm" svg:x="27.794cm" svg:y="22.491cm" draw:caption-point-x="-0.61cm" draw:caption-point-y="1.521cm">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1000"/>
        </table:table-row>
        <table:table-row table:style-name="ro1">
          <table:table-cell table:style-name="ce57" office:value-type="string">
            <text:p>Trooper</text:p>
          </table:table-cell>
          <table:table-cell table:style-name="ce68"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0" table:formula="of:=([.C52]*VLOOKUP([.$B52];[.$A$2:.$N27];11;0)+[.E52]*[.H52]*VLOOKUP([.$B52];[.$A$2:.$N27];12;0))*(1 + ([.D52]-[Variables.$B$7])*VLOOKUP([.$B52];[.$A$2:.$O27];13;0)/100)" office:value-type="float" office:value="113">
            <text:p>113</text:p>
          </table:table-cell>
          <table:table-cell table:style-name="ce70" table:formula="of:=VLOOKUP([.$B52];[.$A$2:.$H5];2;0)*[.$Q52]" office:value-type="float" office:value="226">
            <text:p>226</text:p>
          </table:table-cell>
          <table:table-cell table:style-name="ce70" table:formula="of:=VLOOKUP([.$B52];[.$A$2:.$H5];4;0)*[.$Q52]" office:value-type="float" office:value="452">
            <text:p>452</text:p>
          </table:table-cell>
          <table:table-cell table:style-name="ce70" table:formula="of:=VLOOKUP([.$B52];[.$A$2:.$H5];6;0)*[.$Q52]" office:value-type="float" office:value="0">
            <text:p>0</text:p>
          </table:table-cell>
          <table:table-cell table:style-name="Default" table:formula="of:=CEILING([.R52]/[Variables.$B$12];1)+CEILING([.S52]/[Variables.$B$13];1)+CEILING([.T52]/[Variables.$B$14];1)" office:value-type="float" office:value="20">
            <text:p>20</text:p>
          </table:table-cell>
          <table:table-cell table:style-name="Default" table:number-columns-repeated="1003"/>
        </table:table-row>
        <table:table-row table:style-name="ro1">
          <table:table-cell table:style-name="ce57" office:value-type="string">
            <text:p>Shocker</text:p>
          </table:table-cell>
          <table:table-cell table:style-name="ce68"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7.811cm" svg:height="0.991cm" svg:x="6.204cm" svg:y="24.478cm" draw:caption-point-x="-0.61cm" draw:caption-point-y="1.534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0" table:formula="of:=([.C53]*VLOOKUP([.$B53];[.$A$2:.$N28];11;0)+[.E53]*[.H53]*VLOOKUP([.$B53];[.$A$2:.$N28];12;0))*(1 + ([.D53]-[Variables.$B$7])*VLOOKUP([.$B53];[.$A$2:.$O28];13;0)/100)" office:value-type="float" office:value="333.938">
            <text:p>333,94</text:p>
          </table:table-cell>
          <table:table-cell table:style-name="ce70" table:formula="of:=VLOOKUP([.$B53];[.$A$2:.$H26];2;0)*[.$Q53]" office:value-type="float" office:value="534.3008">
            <text:p>534,3</text:p>
          </table:table-cell>
          <table:table-cell table:style-name="ce70" table:formula="of:=VLOOKUP([.$B53];[.$A$2:.$H26];4;0)*[.$Q53]" office:value-type="float" office:value="1068.6016">
            <text:p>1068,6</text:p>
          </table:table-cell>
          <table:table-cell table:style-name="ce70" table:formula="of:=VLOOKUP([.$B53];[.$A$2:.$H26];6;0)*[.$Q53]" office:value-type="float" office:value="16.6969">
            <text:p>16,7</text:p>
          </table:table-cell>
          <table:table-cell table:style-name="Default" table:formula="of:=CEILING([.R53]/[Variables.$B$12];1)+CEILING([.S53]/[Variables.$B$13];1)+CEILING([.T53]/[Variables.$B$14];1)" office:value-type="float" office:value="47">
            <text:p>47</text:p>
          </table:table-cell>
          <table:table-cell table:style-name="Default" table:number-columns-repeated="1003"/>
        </table:table-row>
        <table:table-row table:style-name="ro1">
          <table:table-cell table:style-name="ce57" office:value-type="string">
            <text:p>Seeker</text:p>
          </table:table-cell>
          <table:table-cell table:style-name="ce68" table:content-validation-name="val5" office:value-type="string">
            <text:p>T1</text:p>
          </table:table-cell>
          <table:table-cell table:style-name="ce70" office:value-type="float" office:value="90">
            <text:p>90</text:p>
          </table:table-cell>
          <table:table-cell office:value-type="float" office:value="9">
            <office:annotation draw:style-name="gr3" draw:text-style-name="P2" svg:width="6.821cm" svg:height="0.991cm" svg:x="6.204cm" svg:y="24.933cm" draw:caption-point-x="-0.61cm" draw:caption-point-y="1.534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0" table:formula="of:=([.C54]*VLOOKUP([.$B54];[.$A$2:.$N29];11;0)+[.E54]*[.H54]*VLOOKUP([.$B54];[.$A$2:.$N29];12;0))*(1 + ([.D54]-[Variables.$B$7])*VLOOKUP([.$B54];[.$A$2:.$O29];13;0)/100)" office:value-type="float" office:value="165.54">
            <text:p>165,54</text:p>
          </table:table-cell>
          <table:table-cell table:style-name="ce70" table:formula="of:=VLOOKUP([.$B54];[.$A$2:.$H27];2;0)*[.$Q54]" office:value-type="float" office:value="331.08">
            <text:p>331,08</text:p>
          </table:table-cell>
          <table:table-cell table:style-name="ce70" table:formula="of:=VLOOKUP([.$B54];[.$A$2:.$H27];4;0)*[.$Q54]" office:value-type="float" office:value="662.16">
            <text:p>662,16</text:p>
          </table:table-cell>
          <table:table-cell table:style-name="ce70" table:formula="of:=VLOOKUP([.$B54];[.$A$2:.$H27];6;0)*[.$Q54]" office:value-type="float" office:value="0">
            <text:p>0</text:p>
          </table:table-cell>
          <table:table-cell table:style-name="Default" table:formula="of:=CEILING([.R54]/[Variables.$B$12];1)+CEILING([.S54]/[Variables.$B$13];1)+CEILING([.T54]/[Variables.$B$14];1)" office:value-type="float" office:value="29">
            <text:p>29</text:p>
          </table:table-cell>
          <table:table-cell table:style-name="Default" table:number-columns-repeated="1003"/>
        </table:table-row>
        <table:table-row table:style-name="ro1">
          <table:table-cell table:style-name="ce57"/>
          <table:table-cell table:style-name="ce68"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0" table:formula="of:=([.C55]*VLOOKUP([.$B55];[.$A$2:.$N30];11;0)+[.E55]*[.H55]*VLOOKUP([.$B55];[.$A$2:.$N30];12;0))*(1 + ([.D55]-[Variables.$B$7])*VLOOKUP([.$B55];[.$A$2:.$O30];13;0)/100)" office:value-type="float" office:value="0">
            <text:p>0</text:p>
          </table:table-cell>
          <table:table-cell table:style-name="ce70"/>
          <table:table-cell table:style-name="ce70"/>
          <table:table-cell table:style-name="ce70"/>
          <table:table-cell table:style-name="Default" table:formula="of:=CEILING([.R55]/[Variables.$B$12];1)+CEILING([.S55]/[Variables.$B$13];1)+CEILING([.T55]/[Variables.$B$14];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8" table:content-validation-name="val5" office:value-type="string">
            <text:p>T2</text:p>
          </table:table-cell>
          <table:table-cell table:style-name="ce7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0" table:formula="of:=([.C56]*VLOOKUP([.$B56];[.$A$2:.$N31];11;0)+[.E56]*[.H56]*VLOOKUP([.$B56];[.$A$2:.$N31];12;0))*(1 + ([.D56]-[Variables.$B$7])*VLOOKUP([.$B56];[.$A$2:.$O31];13;0)/100)" office:value-type="float" office:value="547.865">
            <text:p>547,87</text:p>
          </table:table-cell>
          <table:table-cell table:style-name="ce70" table:formula="of:=VLOOKUP([.$B56];[.$A$2:.$H28];2;0)*[.$Q56]" office:value-type="float" office:value="821.7975">
            <text:p>821,8</text:p>
          </table:table-cell>
          <table:table-cell table:style-name="ce70" table:formula="of:=VLOOKUP([.$B56];[.$A$2:.$H28];4;0)*[.$Q56]" office:value-type="float" office:value="1643.595">
            <text:p>1643,6</text:p>
          </table:table-cell>
          <table:table-cell table:style-name="ce70" table:formula="of:=VLOOKUP([.$B56];[.$A$2:.$H28];6;0)*[.$Q56]" office:value-type="float" office:value="54.7865">
            <text:p>54,79</text:p>
          </table:table-cell>
          <table:table-cell table:style-name="Default" table:formula="of:=CEILING([.R56]/[Variables.$B$12];1)+CEILING([.S56]/[Variables.$B$13];1)+CEILING([.T56]/[Variables.$B$14];1)" office:value-type="float" office:value="76">
            <text:p>76</text:p>
          </table:table-cell>
          <table:table-cell table:style-name="Default" table:number-columns-repeated="1003"/>
        </table:table-row>
        <table:table-row table:style-name="ro1">
          <table:table-cell office:value-type="string">
            <text:p>Azure</text:p>
          </table:table-cell>
          <table:table-cell table:style-name="ce68" table:content-validation-name="val5" office:value-type="string">
            <text:p>T2</text:p>
          </table:table-cell>
          <table:table-cell table:style-name="ce7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0" table:formula="of:=([.C57]*VLOOKUP([.$B57];[.$A$2:.$N32];11;0)+[.E57]*[.H57]*VLOOKUP([.$B57];[.$A$2:.$N32];12;0))*(1 + ([.D57]-[Variables.$B$7])*VLOOKUP([.$B57];[.$A$2:.$O32];13;0)/100)" office:value-type="float" office:value="746">
            <text:p>746</text:p>
          </table:table-cell>
          <table:table-cell table:style-name="ce70" table:formula="of:=VLOOKUP([.$B57];[.$A$2:.$H29];2;0)*[.$Q57]" office:value-type="float" office:value="1119">
            <text:p>1119</text:p>
          </table:table-cell>
          <table:table-cell table:style-name="ce70" table:formula="of:=VLOOKUP([.$B57];[.$A$2:.$H29];4;0)*[.$Q57]" office:value-type="float" office:value="2238">
            <text:p>2238</text:p>
          </table:table-cell>
          <table:table-cell table:style-name="ce70" table:formula="of:=VLOOKUP([.$B57];[.$A$2:.$H29];6;0)*[.$Q57]" office:value-type="float" office:value="74.6">
            <text:p>74,6</text:p>
          </table:table-cell>
          <table:table-cell table:style-name="Default" table:formula="of:=CEILING([.R57]/[Variables.$B$12];1)+CEILING([.S57]/[Variables.$B$13];1)+CEILING([.T57]/[Variables.$B$14];1)" office:value-type="float" office:value="102">
            <text:p>102</text:p>
          </table:table-cell>
          <table:table-cell table:style-name="Default" table:number-columns-repeated="1003"/>
        </table:table-row>
        <table:table-row table:style-name="ro1">
          <table:table-cell office:value-type="string">
            <text:p>MDH</text:p>
          </table:table-cell>
          <table:table-cell table:style-name="ce68"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58]*VLOOKUP([.$B58];[.$A$2:.$N33];11;0)+[.E58]*[.H58]*VLOOKUP([.$B58];[.$A$2:.$N33];12;0))*(1 + ([.D58]-[Variables.$B$7])*VLOOKUP([.$B58];[.$A$2:.$O33];13;0)/100)" office:value-type="float" office:value="700">
            <text:p>700</text:p>
          </table:table-cell>
          <table:table-cell table:style-name="ce70" table:formula="of:=VLOOKUP([.$B58];[.$A$2:.$H30];2;0)*[.$Q58]" office:value-type="float" office:value="4900">
            <text:p>4900</text:p>
          </table:table-cell>
          <table:table-cell table:style-name="ce70" table:formula="of:=VLOOKUP([.$B58];[.$A$2:.$H30];4;0)*[.$Q58]" office:value-type="float" office:value="7000">
            <text:p>7000</text:p>
          </table:table-cell>
          <table:table-cell table:style-name="ce70" table:formula="of:=VLOOKUP([.$B58];[.$A$2:.$H30];6;0)*[.$Q58]" office:value-type="float" office:value="420">
            <text:p>420</text:p>
          </table:table-cell>
          <table:table-cell table:style-name="Default" table:formula="of:=CEILING([.R58]/[Variables.$B$12];1)+CEILING([.S58]/[Variables.$B$13];1)+CEILING([.T58]/[Variables.$B$14];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8"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0" table:formula="of:=([.C59]*VLOOKUP([.$B59];[.$A$2:.$N34];11;0)+[.E59]*[.H59]*VLOOKUP([.$B59];[.$A$2:.$N34];12;0))*(1 + ([.D59]-[Variables.$B$7])*VLOOKUP([.$B59];[.$A$2:.$O34];13;0)/100)" office:value-type="float" office:value="900">
            <text:p>900</text:p>
          </table:table-cell>
          <table:table-cell table:style-name="ce70" table:formula="of:=VLOOKUP([.$B59];[.$A$2:.$H31];2;0)*[.$Q59]" office:value-type="float" office:value="6300">
            <text:p>6300</text:p>
          </table:table-cell>
          <table:table-cell table:style-name="ce70" table:formula="of:=VLOOKUP([.$B59];[.$A$2:.$H31];4;0)*[.$Q59]" office:value-type="float" office:value="9000">
            <text:p>9000</text:p>
          </table:table-cell>
          <table:table-cell table:style-name="ce70" table:formula="of:=VLOOKUP([.$B59];[.$A$2:.$H31];6;0)*[.$Q59]" office:value-type="float" office:value="540">
            <text:p>540</text:p>
          </table:table-cell>
          <table:table-cell table:style-name="Default"/>
          <table:table-cell table:style-name="ce25" table:formula="of:=ROUND((CEILING([.R59]/[Variables.$B$12];1)+CEILING([.S59]/[Variables.$B$13];1)+CEILING([.T59]/[Variables.$B$14];1))*[Variables.$B$15])" office:value-type="float" office:value="1246">
            <text:p>1246</text:p>
          </table:table-cell>
          <table:table-cell table:style-name="Default" table:formula="of:=[.C59]*TBLFIND([.$A$1:.$N$27];[.B59]; [.$N$1])" office:value-type="float" office:value="16.5">
            <text:p>16,5</text:p>
          </table:table-cell>
          <table:table-cell table:style-name="ce25" table:formula="of:=[.C59]*TBLFIND([.$A$1:.$O$27];[.B59]; [.$O$1])" office:value-type="float" office:value="49.5">
            <text:p>49,5</text:p>
          </table:table-cell>
          <table:table-cell table:style-name="Default" table:number-columns-repeated="1000"/>
        </table:table-row>
        <table:table-row table:style-name="ro1">
          <table:table-cell office:value-type="string">
            <text:p>Crow</text:p>
          </table:table-cell>
          <table:table-cell table:style-name="ce68"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0" table:formula="of:=([.C60]*VLOOKUP([.$B60];[.$A$2:.$N35];11;0)+[.E60]*[.H60]*VLOOKUP([.$B60];[.$A$2:.$N35];12;0))*(1 + ([.D60]-[Variables.$B$7])*VLOOKUP([.$B60];[.$A$2:.$O35];13;0)/100)" office:value-type="float" office:value="1537.5">
            <text:p>1537,5</text:p>
          </table:table-cell>
          <table:table-cell table:style-name="ce70" table:formula="of:=VLOOKUP([.$B60];[.$A$2:.$H50];2;0)*[.$Q60]" office:value-type="float" office:value="3843.75">
            <text:p>3843,75</text:p>
          </table:table-cell>
          <table:table-cell table:style-name="ce70" table:formula="of:=VLOOKUP([.$B60];[.$A$2:.$H50];4;0)*[.$Q60]" office:value-type="float" office:value="5381.25">
            <text:p>5381,25</text:p>
          </table:table-cell>
          <table:table-cell table:style-name="ce70" table:formula="of:=VLOOKUP([.$B60];[.$A$2:.$H50];6;0)*[.$Q60]" office:value-type="float" office:value="269.0625">
            <text:p>269,06</text:p>
          </table:table-cell>
          <table:table-cell table:style-name="Default"/>
          <table:table-cell table:style-name="ce25"/>
          <table:table-cell table:style-name="Default" table:formula="of:=[.C60]*TBLFIND([.$A$1:.$N$27];[.B60]; [.$N$1])" office:value-type="float" office:value="9">
            <text:p>9</text:p>
          </table:table-cell>
          <table:table-cell table:style-name="ce25" table:formula="of:=[.C60]*TBLFIND([.$A$1:.$O$27];[.B60]; [.$O$1])" office:value-type="float" office:value="27">
            <text:p>27</text:p>
          </table:table-cell>
          <table:table-cell table:style-name="Default" table:number-columns-repeated="1000"/>
        </table:table-row>
        <table:table-row table:style-name="ro1">
          <table:table-cell table:style-name="ce58" office:value-type="string">
            <text:p>Cyrix</text:p>
          </table:table-cell>
          <table:table-cell table:style-name="ce68"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0" table:formula="of:=([.C61]*VLOOKUP([.$B61];[.$A$2:.$N36];11;0)+[.E61]*[.H61]*VLOOKUP([.$B61];[.$A$2:.$N36];12;0))*(1 + ([.D61]-[Variables.$B$7])*VLOOKUP([.$B61];[.$A$2:.$O36];13;0)/100)" office:value-type="float" office:value="2245.46">
            <text:p>2245,46</text:p>
          </table:table-cell>
          <table:table-cell table:style-name="ce70" table:formula="of:=VLOOKUP([.$B61];[.$A$2:.$H51];2;0)*[.$Q61]" office:value-type="float" office:value="6175.015">
            <text:p>6175,02</text:p>
          </table:table-cell>
          <table:table-cell table:style-name="ce70" table:formula="of:=VLOOKUP([.$B61];[.$A$2:.$H51];4;0)*[.$Q61]" office:value-type="float" office:value="8083.656">
            <text:p>8083,66</text:p>
          </table:table-cell>
          <table:table-cell table:style-name="ce70" table:formula="of:=VLOOKUP([.$B61];[.$A$2:.$H51];6;0)*[.$Q61]" office:value-type="float" office:value="505.2285">
            <text:p>505,23</text:p>
          </table:table-cell>
          <table:table-cell table:style-name="Default"/>
          <table:table-cell table:style-name="ce25"/>
          <table:table-cell table:style-name="Default" table:formula="of:=[.C61]*TBLFIND([.$A$1:.$N$27];[.B61]; [.$N$1])" office:value-type="float" office:value="12.53">
            <text:p>12,53</text:p>
          </table:table-cell>
          <table:table-cell table:style-name="ce25" table:formula="of:=[.C61]*TBLFIND([.$A$1:.$O$27];[.B61]; [.$O$1])" office:value-type="float" office:value="37.59">
            <text:p>37,59</text:p>
          </table:table-cell>
          <table:table-cell table:style-name="Default" table:number-columns-repeated="1000"/>
        </table:table-row>
        <table:table-row table:style-name="ro1">
          <table:table-cell table:style-name="ce58" office:value-type="string">
            <text:p>Rhyno</text:p>
          </table:table-cell>
          <table:table-cell table:style-name="ce68" table:content-validation-name="val5" office:value-type="string">
            <text:p>ST3</text:p>
          </table:table-cell>
          <table:table-cell table:style-name="ce72" office:value-type="float" office:value="21500">
            <text:p>21500</text:p>
          </table:table-cell>
          <table:table-cell office:value-type="float" office:value="6">
            <office:annotation draw:style-name="gr2" draw:text-style-name="P2" svg:width="4.754cm" svg:height="0.596cm" svg:x="6.204cm" svg:y="28.576cm" draw:caption-point-x="-0.61cm" draw:caption-point-y="1.533cm">
              <dc:creator>AŠ</dc:creator>
              <dc:date>2010-12-22T00:00:00</dc:date>
              <text:p text:style-name="P2"><text:span text:style-name="T1">Lėčiausiai, bet galingiausias.</text:span></text:p>
            </office:annotation>
            <text:p>6</text:p>
          </table:table-cell>
          <table:table-cell table:formula="of:=AVERAGE([.E63:.E65])" office:value-type="float" office:value="450">
            <text:p>45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1292.5">
            <text:p>129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0" table:formula="of:=([.C62]*VLOOKUP([.$B62];[.$A$2:.$N37];11;0)+[.E62]*[.H62]*VLOOKUP([.$B62];[.$A$2:.$N37];12;0))*(1 + ([.D62]-[Variables.$B$7])*VLOOKUP([.$B62];[.$A$2:.$O37];13;0)/100)" office:value-type="float" office:value="7660.8">
            <text:p>7660,8</text:p>
          </table:table-cell>
          <table:table-cell table:style-name="ce70" table:formula="of:=VLOOKUP([.$B62];[.$A$2:.$H52];2;0)*[.$Q62]" office:value-type="float" office:value="16853.76">
            <text:p>16853,76</text:p>
          </table:table-cell>
          <table:table-cell table:style-name="ce70" table:formula="of:=VLOOKUP([.$B62];[.$A$2:.$H52];4;0)*[.$Q62]" office:value-type="float" office:value="23748.48">
            <text:p>23748,48</text:p>
          </table:table-cell>
          <table:table-cell table:style-name="ce70" table:formula="of:=VLOOKUP([.$B62];[.$A$2:.$H52];6;0)*[.$Q62]" office:value-type="float" office:value="3830.4">
            <text:p>3830,4</text:p>
          </table:table-cell>
          <table:table-cell table:style-name="Default"/>
          <table:table-cell table:style-name="ce25" table:formula="of:=[.V59]*0.33" office:value-type="float" office:value="411.18">
            <text:p>411,18</text:p>
          </table:table-cell>
          <table:table-cell table:style-name="Default" table:formula="of:=[.C62]*TBLFIND([.$A$1:.$N$27];[.B62]; [.$N$1])" office:value-type="float" office:value="21.5">
            <text:p>21,5</text:p>
          </table:table-cell>
          <table:table-cell table:style-name="ce25" table:formula="of:=[.C62]*TBLFIND([.$A$1:.$O$27];[.B62]; [.$O$1])" office:value-type="float" office:value="64.5">
            <text:p>64,5</text:p>
          </table:table-cell>
          <table:table-cell table:style-name="Default" table:number-columns-repeated="1000"/>
        </table:table-row>
        <table:table-row table:style-name="ro1">
          <table:table-cell table:style-name="ce58" office:value-type="string">
            <text:p>Rhyno Gun1</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1000.5">
            <text:p>1000,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0" table:formula="of:=([.C63]*VLOOKUP([.$B63];[.$A$2:.$N38];11;0)+[.E63]*[.H63]*VLOOKUP([.$B63];[.$A$2:.$N38];12;0))*(1 + ([.D63]-[Variables.$B$7])*VLOOKUP([.$B63];[.$A$2:.$O38];13;0)/100)" office:value-type="float" office:value="5610.96">
            <text:p>5610,96</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2</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992.5">
            <text:p>992,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0" table:formula="of:=([.C64]*VLOOKUP([.$B64];[.$A$2:.$N39];11;0)+[.E64]*[.H64]*VLOOKUP([.$B64];[.$A$2:.$N39];12;0))*(1 + ([.D64]-[Variables.$B$7])*VLOOKUP([.$B64];[.$A$2:.$O39];13;0)/100)" office:value-type="float" office:value="5554.8">
            <text:p>5554,8</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3</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804.5">
            <text:p>804,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0" table:formula="of:=([.C65]*VLOOKUP([.$B65];[.$A$2:.$N40];11;0)+[.E65]*[.H65]*VLOOKUP([.$B65];[.$A$2:.$N40];12;0))*(1 + ([.D65]-[Variables.$B$7])*VLOOKUP([.$B65];[.$A$2:.$O40];13;0)/100)" office:value-type="float" office:value="4235.04">
            <text:p>4235,04</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office:annotation draw:style-name="gr2" draw:text-style-name="P2" svg:width="4.768cm" svg:height="0.596cm" svg:x="2.858cm" svg:y="30.396cm" draw:caption-point-x="-0.61cm" draw:caption-point-y="1.533cm">
              <dc:creator>AŠ</dc:creator>
              <dc:date>2010-12-22T00:00:00</dc:date>
              <text:p text:style-name="P2"><text:span text:style-name="T1">Counteris Crow ir Avenger.</text:span></text:p>
            </office:annotation>
            <text:p>Dart</text:p>
          </table:table-cell>
          <table:table-cell table:style-name="ce68"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6.439cm" svg:height="0.991cm" svg:x="6.204cm" svg:y="30.396cm" draw:caption-point-x="-0.61cm" draw:caption-point-y="1.533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0" table:formula="of:=([.C66]*VLOOKUP([.$B66];[.$A$2:.$N41];11;0)+[.E66]*[.H66]*VLOOKUP([.$B66];[.$A$2:.$N41];12;0))*(1 + ([.D66]-[Variables.$B$7])*VLOOKUP([.$B66];[.$A$2:.$O41];13;0)/100)" office:value-type="float" office:value="3731.2">
            <text:p>3731,2</text:p>
          </table:table-cell>
          <table:table-cell table:style-name="ce70" table:formula="of:=VLOOKUP([.$B66];[.$A$2:.$H53];2;0)*[.$Q66]" office:value-type="float" office:value="10260.8">
            <text:p>10260,8</text:p>
          </table:table-cell>
          <table:table-cell table:style-name="ce70" table:formula="of:=VLOOKUP([.$B66];[.$A$2:.$H53];4;0)*[.$Q66]" office:value-type="float" office:value="13432.32">
            <text:p>13432,32</text:p>
          </table:table-cell>
          <table:table-cell table:style-name="ce70" table:formula="of:=VLOOKUP([.$B66];[.$A$2:.$H53];6;0)*[.$Q66]" office:value-type="float" office:value="839.52">
            <text:p>839,52</text:p>
          </table:table-cell>
          <table:table-cell table:style-name="Default" table:number-columns-repeated="2"/>
          <table:table-cell table:style-name="Default" table:formula="of:=[.C66]*TBLFIND([.$A$1:.$N$27];[.B66]; [.$N$1])" office:value-type="float" office:value="8.05">
            <text:p>8,05</text:p>
          </table:table-cell>
          <table:table-cell table:style-name="ce25" table:formula="of:=[.C66]*TBLFIND([.$A$1:.$O$27];[.B66]; [.$O$1])" office:value-type="float" office:value="24.15">
            <text:p>24,15</text:p>
          </table:table-cell>
          <table:table-cell table:style-name="Default" table:number-columns-repeated="1000"/>
        </table:table-row>
        <table:table-row table:style-name="ro1">
          <table:table-cell table:style-name="ce59" office:value-type="string">
            <office:annotation draw:style-name="gr2" draw:text-style-name="P2" svg:width="5.677cm" svg:height="0.596cm" svg:x="2.858cm" svg:y="30.851cm" draw:caption-point-x="-0.61cm" draw:caption-point-y="1.533cm">
              <dc:creator>AŠ</dc:creator>
              <dc:date>2010-12-22T00:00:00</dc:date>
              <text:p text:style-name="P2"><text:span text:style-name="T1">Counteris Cyrix ir Rhyno.</text:span></text:p>
            </office:annotation>
            <text:p>Avenger</text:p>
          </table:table-cell>
          <table:table-cell table:style-name="ce68"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2.899cm" svg:height="1.386cm" svg:x="6.204cm" svg:y="30.851cm" draw:caption-point-x="-0.61cm" draw:caption-point-y="1.533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0" table:formula="of:=([.C67]*VLOOKUP([.$B67];[.$A$2:.$N42];11;0)+[.E67]*[.H67]*VLOOKUP([.$B67];[.$A$2:.$N42];12;0))*(1 + ([.D67]-[Variables.$B$7])*VLOOKUP([.$B67];[.$A$2:.$O42];13;0)/100)" office:value-type="float" office:value="3213.82">
            <text:p>3213,82</text:p>
          </table:table-cell>
          <table:table-cell table:style-name="ce70" table:formula="of:=VLOOKUP([.$B67];[.$A$2:.$H54];2;0)*[.$Q67]" office:value-type="float" office:value="8838.005">
            <text:p>8838,01</text:p>
          </table:table-cell>
          <table:table-cell table:style-name="ce70" table:formula="of:=VLOOKUP([.$B67];[.$A$2:.$H54];4;0)*[.$Q67]" office:value-type="float" office:value="11569.752">
            <text:p>11569,75</text:p>
          </table:table-cell>
          <table:table-cell table:style-name="ce70" table:formula="of:=VLOOKUP([.$B67];[.$A$2:.$H54];6;0)*[.$Q67]" office:value-type="float" office:value="723.1095">
            <text:p>723,11</text:p>
          </table:table-cell>
          <table:table-cell table:style-name="Default" table:number-columns-repeated="2"/>
          <table:table-cell table:style-name="Default" table:formula="of:=[.C67]*TBLFIND([.$A$1:.$N$27];[.B67]; [.$N$1])" office:value-type="float" office:value="7">
            <text:p>7</text:p>
          </table:table-cell>
          <table:table-cell table:style-name="ce25" table:formula="of:=[.C67]*TBLFIND([.$A$1:.$O$27];[.B67]; [.$O$1])" office:value-type="float" office:value="21">
            <text:p>21</text:p>
          </table:table-cell>
          <table:table-cell table:style-name="Default" table:number-columns-repeated="1000"/>
        </table:table-row>
        <table:table-row table:style-name="ro1">
          <table:table-cell office:value-type="string">
            <text:p>Gnat</text:p>
          </table:table-cell>
          <table:table-cell table:style-name="ce68"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3.796cm" svg:height="0.596cm" svg:x="6.204cm" svg:y="31.306cm" draw:caption-point-x="-0.61cm" draw:caption-point-y="1.533cm">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68]*VLOOKUP([.$B68];[.$A$2:.$N43];11;0)+[.E68]*[.H68]*VLOOKUP([.$B68];[.$A$2:.$N43];12;0))*(1 + ([.D68]-[Variables.$B$7])*VLOOKUP([.$B68];[.$A$2:.$O43];13;0)/100)" office:value-type="float" office:value="91">
            <text:p>91</text:p>
          </table:table-cell>
          <table:table-cell table:style-name="ce70" table:formula="of:=VLOOKUP([.$B68];[.$A$2:.$H56];2;0)*[.$Q68]" office:value-type="float" office:value="182">
            <text:p>182</text:p>
          </table:table-cell>
          <table:table-cell table:style-name="ce70" table:formula="of:=VLOOKUP([.$B68];[.$A$2:.$H56];4;0)*[.$Q68]" office:value-type="float" office:value="364">
            <text:p>364</text:p>
          </table:table-cell>
          <table:table-cell table:style-name="ce70" table:formula="of:=VLOOKUP([.$B68];[.$A$2:.$H56];6;0)*[.$Q68]" office:value-type="float" office:value="0">
            <text:p>0</text:p>
          </table:table-cell>
          <table:table-cell table:style-name="Default" table:formula="of:=CEILING([.R68]/[Variables.$B$12];1)+CEILING([.S68]/[Variables.$B$13];1)+CEILING([.T68]/[Variables.$B$14];1)" office:value-type="float" office:value="17">
            <text:p>17</text:p>
          </table:table-cell>
          <table:table-cell table:style-name="Default" table:number-columns-repeated="2"/>
          <table:table-cell table:style-name="ce25"/>
          <table:table-cell table:style-name="Default" table:number-columns-repeated="1000"/>
        </table:table-row>
        <table:table-row table:style-name="ro1">
          <table:table-cell office:value-type="string">
            <text:p>Glancer</text:p>
          </table:table-cell>
          <table:table-cell table:style-name="ce68"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69]*VLOOKUP([.$B69];[.$A$2:.$N44];11;0)+[.E69]*[.H69]*VLOOKUP([.$B69];[.$A$2:.$N44];12;0))*(1 + ([.D69]-[Variables.$B$7])*VLOOKUP([.$B69];[.$A$2:.$O44];13;0)/100)" office:value-type="float" office:value="234.78">
            <text:p>234,78</text:p>
          </table:table-cell>
          <table:table-cell table:style-name="ce70" table:formula="of:=VLOOKUP([.$B69];[.$A$2:.$H57];2;0)*[.$Q69]" office:value-type="float" office:value="375.648">
            <text:p>375,65</text:p>
          </table:table-cell>
          <table:table-cell table:style-name="ce70" table:formula="of:=VLOOKUP([.$B69];[.$A$2:.$H57];4;0)*[.$Q69]" office:value-type="float" office:value="751.296">
            <text:p>751,3</text:p>
          </table:table-cell>
          <table:table-cell table:style-name="ce70" table:formula="of:=VLOOKUP([.$B69];[.$A$2:.$H57];6;0)*[.$Q69]" office:value-type="float" office:value="11.739">
            <text:p>11,74</text:p>
          </table:table-cell>
          <table:table-cell table:style-name="Default" table:formula="of:=CEILING([.R69]/[Variables.$B$12];1)+CEILING([.S69]/[Variables.$B$13];1)+CEILING([.T69]/[Variables.$B$14];1)" office:value-type="float" office:value="34">
            <text:p>34</text:p>
          </table:table-cell>
          <table:table-cell table:style-name="Default" table:number-columns-repeated="2"/>
          <table:table-cell table:style-name="ce25"/>
          <table:table-cell table:style-name="Default" table:number-columns-repeated="1000"/>
        </table:table-row>
        <table:table-row table:style-name="ro1">
          <table:table-cell office:value-type="string">
            <text:p>Spudder</text:p>
          </table:table-cell>
          <table:table-cell table:style-name="ce68" table:content-validation-name="val5" office:value-type="string">
            <text:p>T2</text:p>
          </table:table-cell>
          <table:table-cell table:style-name="ce72" office:value-type="float" office:value="500">
            <text:p>500</text:p>
          </table:table-cell>
          <table:table-cell office:value-type="float" office:value="9">
            <text:p>9</text:p>
          </table:table-cell>
          <table:table-cell table:style-name="ce75" office:value-type="float" office:value="18">
            <text:p>18</text:p>
          </table:table-cell>
          <table:table-cell table:style-name="ce75" office:value-type="float" office:value="1">
            <text:p>1</text:p>
          </table:table-cell>
          <table:table-cell table:style-name="ce57"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0]*VLOOKUP([.$B70];[.$A$2:.$N45];11;0)+[.E70]*[.H70]*VLOOKUP([.$B70];[.$A$2:.$N45];12;0))*(1 + ([.D70]-[Variables.$B$7])*VLOOKUP([.$B70];[.$A$2:.$O45];13;0)/100)" office:value-type="float" office:value="391.53">
            <text:p>391,53</text:p>
          </table:table-cell>
          <table:table-cell table:style-name="ce70" table:formula="of:=VLOOKUP([.$B70];[.$A$2:.$H58];2;0)*[.$Q70]" office:value-type="float" office:value="587.295">
            <text:p>587,3</text:p>
          </table:table-cell>
          <table:table-cell table:style-name="ce70" table:formula="of:=VLOOKUP([.$B70];[.$A$2:.$H58];4;0)*[.$Q70]" office:value-type="float" office:value="1174.59">
            <text:p>1174,59</text:p>
          </table:table-cell>
          <table:table-cell table:style-name="ce70" table:formula="of:=VLOOKUP([.$B70];[.$A$2:.$H58];6;0)*[.$Q70]" office:value-type="float" office:value="39.153">
            <text:p>39,15</text:p>
          </table:table-cell>
          <table:table-cell table:style-name="Default" table:formula="of:=CEILING([.R70]/[Variables.$B$12];1)+CEILING([.S70]/[Variables.$B$13];1)+CEILING([.T70]/[Variables.$B$14];1)" office:value-type="float" office:value="54">
            <text:p>54</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text:p>
          </table:table-cell>
          <table:table-cell table:style-name="ce68" table:content-validation-name="val5" office:value-type="string">
            <text:p>T2</text:p>
          </table:table-cell>
          <table:table-cell table:style-name="ce72" office:value-type="float" office:value="900">
            <text:p>900</text:p>
          </table:table-cell>
          <table:table-cell office:value-type="float" office:value="7">
            <text:p>7</text:p>
          </table:table-cell>
          <table:table-cell table:style-name="ce75" table:formula="of:=AVERAGE([.E72:.E73])" office:value-type="float" office:value="120">
            <text:p>120</text:p>
          </table:table-cell>
          <table:table-cell table:style-name="ce75"/>
          <table:table-cell table:style-name="ce57"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1]*VLOOKUP([.$B71];[.$A$2:.$N46];11;0)+[.E71]*[.H71]*VLOOKUP([.$B71];[.$A$2:.$N46];12;0))*(1 + ([.D71]-[Variables.$B$7])*VLOOKUP([.$B71];[.$A$2:.$O46];13;0)/100)" office:value-type="float" office:value="715.74">
            <text:p>715,74</text:p>
          </table:table-cell>
          <table:table-cell table:style-name="ce70" table:formula="of:=VLOOKUP([.$B71];[.$A$2:.$H60];2;0)*[.$Q71]" office:value-type="float" office:value="1073.61">
            <text:p>1073,61</text:p>
          </table:table-cell>
          <table:table-cell table:style-name="ce70" table:formula="of:=VLOOKUP([.$B71];[.$A$2:.$H60];4;0)*[.$Q71]" office:value-type="float" office:value="2147.22">
            <text:p>2147,22</text:p>
          </table:table-cell>
          <table:table-cell table:style-name="ce70" table:formula="of:=VLOOKUP([.$B71];[.$A$2:.$H60];6;0)*[.$Q71]" office:value-type="float" office:value="71.574">
            <text:p>71,57</text:p>
          </table:table-cell>
          <table:table-cell table:style-name="Default" table:formula="of:=CEILING([.R71]/[Variables.$B$12];1)+CEILING([.S71]/[Variables.$B$13];1)+CEILING([.T71]/[Variables.$B$14];1)" office:value-type="float" office:value="98">
            <text:p>98</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 Gun1</text:p>
          </table:table-cell>
          <table:table-cell table:style-name="ce68" table:content-validation-name="val5" office:value-type="string">
            <text:p>T2</text:p>
          </table:table-cell>
          <table:table-cell table:style-name="ce72" table:formula="of:=[.C71]" office:value-type="float" office:value="900">
            <text:p>900</text:p>
          </table:table-cell>
          <table:table-cell table:formula="of:=[.D71]" office:value-type="float" office:value="7">
            <text:p>7</text:p>
          </table:table-cell>
          <table:table-cell table:style-name="ce75" office:value-type="float" office:value="160">
            <text:p>1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text:p>Gnawer Gun2</text:p>
          </table:table-cell>
          <table:table-cell table:style-name="ce68" table:content-validation-name="val5" office:value-type="string">
            <text:p>T2</text:p>
          </table:table-cell>
          <table:table-cell table:style-name="ce72" table:formula="of:=[.C72]" office:value-type="float" office:value="900">
            <text:p>900</text:p>
          </table:table-cell>
          <table:table-cell table:formula="of:=[.D72]" office:value-type="float" office:value="7">
            <text:p>7</text:p>
          </table:table-cell>
          <table:table-cell table:style-name="ce75" office:value-type="float" office:value="80">
            <text:p>8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2" draw:text-style-name="P2" svg:width="3.37cm" svg:height="0.596cm" svg:x="2.858cm" svg:y="34.038cm" draw:caption-point-x="-0.61cm" draw:caption-point-y="1.532cm">
              <dc:creator>AŠ</dc:creator>
              <dc:date>2010-12-24T00:00:00</dc:date>
              <text:p text:style-name="P2"><text:span text:style-name="T1">NPC Battlecruiser</text:span></text:p>
            </office:annotation>
            <text:p>Demosis</text:p>
          </table:table-cell>
          <table:table-cell table:style-name="ce68" table:content-validation-name="val5" office:value-type="string">
            <text:p>ST3</text:p>
          </table:table-cell>
          <table:table-cell table:style-name="ce72" table:formula="of:=[.C62]*1.25" office:value-type="float" office:value="26875">
            <text:p>26875</text:p>
          </table:table-cell>
          <table:table-cell table:formula="of:=[.D62]+1" office:value-type="float" office:value="7">
            <text:p>7</text:p>
          </table:table-cell>
          <table:table-cell table:style-name="ce75" table:formula="of:=[.E63]*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4]*VLOOKUP([.$B74];[.$A$2:.$N47];9;0)+[.E74]*[.H74]*VLOOKUP([.$B74];[.$A$2:.$N47];10;0)" office:value-type="float" office:value="1114.225">
            <text:p>1114,2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4]*VLOOKUP([.$B74];[.$A$2:.$N47];11;0)+[.E74]*[.H74]*VLOOKUP([.$B74];[.$A$2:.$N47];12;0))*(1 + ([.D74]-[Variables.$B$7])*VLOOKUP([.$B74];[.$A$2:.$O47];13;0)/100)" office:value-type="float" office:value="6644.9665">
            <text:p>6644,97</text:p>
          </table:table-cell>
          <table:table-cell table:style-name="ce70" table:formula="of:=VLOOKUP([.$B74];[.$A$2:.$H61];2;0)*[.$Q74]" office:value-type="float" office:value="14618.9263">
            <text:p>14618,93</text:p>
          </table:table-cell>
          <table:table-cell table:style-name="ce70" table:formula="of:=VLOOKUP([.$B74];[.$A$2:.$H61];4;0)*[.$Q74]" office:value-type="float" office:value="20599.39615">
            <text:p>20599,4</text:p>
          </table:table-cell>
          <table:table-cell table:style-name="ce70" table:formula="of:=VLOOKUP([.$B74];[.$A$2:.$H61];6;0)*[.$Q74]" office:value-type="float" office:value="3322.48325">
            <text:p>3322,48</text:p>
          </table:table-cell>
          <table:table-cell table:style-name="Default" table:number-columns-repeated="2"/>
          <table:table-cell table:style-name="Default" table:formula="of:=[.C74]*TBLFIND([.$A$1:.$N$27];[.B74]; [.$N$1])" office:value-type="float" office:value="26.875">
            <text:p>26,88</text:p>
          </table:table-cell>
          <table:table-cell table:style-name="ce25" table:formula="of:=[.C74]*TBLFIND([.$A$1:.$O$27];[.B74]; [.$O$1])" office:value-type="float" office:value="80.625">
            <text:p>80,63</text:p>
          </table:table-cell>
          <table:table-cell table:style-name="Default" table:number-columns-repeated="1000"/>
        </table:table-row>
        <table:table-row table:style-name="ro1">
          <table:table-cell office:value-type="string">
            <office:annotation draw:style-name="gr4" draw:text-style-name="P2" svg:width="2.899cm" svg:height="0.596cm" svg:x="2.858cm" svg:y="34.493cm" draw:caption-point-x="-0.61cm" draw:caption-point-y="1.532cm">
              <dc:creator>AŠ</dc:creator>
              <dc:date>2010-12-24T00:00:00</dc:date>
              <text:p text:style-name="P2"><text:span text:style-name="T1">NPC Scoutas</text:span></text:p>
            </office:annotation>
            <text:p>Dirac</text:p>
          </table:table-cell>
          <table:table-cell table:style-name="ce68" table:content-validation-name="val5" office:value-type="string">
            <text:p>ST1</text:p>
          </table:table-cell>
          <table:table-cell table:style-name="ce72" table:formula="of:=[.C60]*1.25" office:value-type="float" office:value="2812.5">
            <text:p>2812,5</text:p>
          </table:table-cell>
          <table:table-cell table:formula="of:=[.D60]+1" office:value-type="float" office:value="11">
            <text:p>11</text:p>
          </table:table-cell>
          <table:table-cell table:style-name="ce75" table:formula="of:=[.E60]*0.7" office:value-type="float" office:value="175">
            <text:p>1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75]*VLOOKUP([.$B75];[.$A$2:.$N48];9;0)+[.E75]*[.H75]*VLOOKUP([.$B75];[.$A$2:.$N48];10;0)" office:value-type="float" office:value="122.8125">
            <text:p>12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75]*VLOOKUP([.$B75];[.$A$2:.$N48];11;0)+[.E75]*[.H75]*VLOOKUP([.$B75];[.$A$2:.$N48];12;0))*(1 + ([.D75]-[Variables.$B$7])*VLOOKUP([.$B75];[.$A$2:.$O48];13;0)/100)" office:value-type="float" office:value="1482.61875">
            <text:p>1482,62</text:p>
          </table:table-cell>
          <table:table-cell table:style-name="ce70" table:formula="of:=VLOOKUP([.$B75];[.$A$2:.$H62];2;0)*[.$Q75]" office:value-type="float" office:value="3706.546875">
            <text:p>3706,55</text:p>
          </table:table-cell>
          <table:table-cell table:style-name="ce70" table:formula="of:=VLOOKUP([.$B75];[.$A$2:.$H62];4;0)*[.$Q75]" office:value-type="float" office:value="5189.165625">
            <text:p>5189,17</text:p>
          </table:table-cell>
          <table:table-cell table:style-name="ce70" table:formula="of:=VLOOKUP([.$B75];[.$A$2:.$H62];6;0)*[.$Q75]" office:value-type="float" office:value="259.45828125">
            <text:p>259,46</text:p>
          </table:table-cell>
          <table:table-cell table:style-name="Default" table:number-columns-repeated="2"/>
          <table:table-cell table:style-name="Default" table:formula="of:=[.C75]*TBLFIND([.$A$1:.$N$27];[.B75]; [.$N$1])" office:value-type="float" office:value="11.25">
            <text:p>11,25</text:p>
          </table:table-cell>
          <table:table-cell table:style-name="ce25" table:formula="of:=[.C75]*TBLFIND([.$A$1:.$O$27];[.B75]; [.$O$1])" office:value-type="float" office:value="33.75">
            <text:p>33,75</text:p>
          </table:table-cell>
          <table:table-cell table:style-name="Default" table:number-columns-repeated="1000"/>
        </table:table-row>
        <table:table-row table:style-name="ro1">
          <table:table-cell office:value-type="string">
            <office:annotation draw:style-name="gr2" draw:text-style-name="P2" svg:width="3.591cm" svg:height="0.596cm" svg:x="2.858cm" svg:y="34.948cm" draw:caption-point-x="-0.61cm" draw:caption-point-y="1.532cm">
              <dc:creator>AŠ</dc:creator>
              <dc:date>2010-12-24T00:00:00</dc:date>
              <text:p text:style-name="P2"><text:span text:style-name="T1">NPC Middle Class</text:span></text:p>
            </office:annotation>
            <text:p>Thor</text:p>
          </table:table-cell>
          <table:table-cell table:style-name="ce68" table:content-validation-name="val5" office:value-type="string">
            <text:p>ST2</text:p>
          </table:table-cell>
          <table:table-cell table:style-name="ce70" table:formula="of:=[.C61]*1.25" office:value-type="float" office:value="4475">
            <text:p>4475</text:p>
          </table:table-cell>
          <table:table-cell table:formula="of:=[.D61]+1" office:value-type="float" office:value="9">
            <text:p>9</text:p>
          </table:table-cell>
          <table:table-cell table:style-name="ce57" table:formula="of:=[.E61]*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formula="of:=[.C76]*VLOOKUP([.$B76];[.$A$2:.$N49];9;0)+[.E76]*[.H76]*VLOOKUP([.$B76];[.$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6]*VLOOKUP([.$B76];[.$A$2:.$N49];11;0)+[.E76]*[.H76]*VLOOKUP([.$B76];[.$A$2:.$N49];12;0))*(1 + ([.D76]-[Variables.$B$7])*VLOOKUP([.$B76];[.$A$2:.$O49];13;0)/100)" office:value-type="float" office:value="2157.5535">
            <text:p>2157,55</text:p>
          </table:table-cell>
          <table:table-cell table:style-name="ce70" table:formula="of:=VLOOKUP([.$B76];[.$A$2:.$H66];2;0)*[.$Q76]" office:value-type="float" office:value="5933.272125">
            <text:p>5933,27</text:p>
          </table:table-cell>
          <table:table-cell table:style-name="ce70" table:formula="of:=VLOOKUP([.$B76];[.$A$2:.$H66];4;0)*[.$Q76]" office:value-type="float" office:value="7767.1926">
            <text:p>7767,19</text:p>
          </table:table-cell>
          <table:table-cell table:style-name="ce70" table:formula="of:=VLOOKUP([.$B76];[.$A$2:.$H66];6;0)*[.$Q76]" office:value-type="float" office:value="485.4495375">
            <text:p>485,45</text:p>
          </table:table-cell>
          <table:table-cell table:style-name="Default" table:number-columns-repeated="2"/>
          <table:table-cell table:style-name="Default" table:formula="of:=[.C76]*TBLFIND([.$A$1:.$N$27];[.B76]; [.$N$1])" office:value-type="float" office:value="15.6625">
            <text:p>15,66</text:p>
          </table:table-cell>
          <table:table-cell table:style-name="ce25" table:formula="of:=[.C76]*TBLFIND([.$A$1:.$O$27];[.B76]; [.$O$1])" office:value-type="float" office:value="46.9875">
            <text:p>46,99</text:p>
          </table:table-cell>
          <table:table-cell table:style-name="Default" table:number-columns-repeated="1000"/>
        </table:table-row>
        <table:table-row table:style-name="ro1">
          <table:table-cell office:value-type="string">
            <office:annotation draw:style-name="gr4" draw:text-style-name="P2" svg:width="2.899cm" svg:height="0.991cm" svg:x="2.858cm" svg:y="35.407cm" draw:caption-point-x="-0.61cm" draw:caption-point-y="1.529cm">
              <dc:creator>AŠ</dc:creator>
              <dc:date>2010-12-25T00:00:00</dc:date>
              <text:p text:style-name="P2"><text:span text:style-name="T1">Anti-infanty (Light) tower</text:span></text:p>
            </office:annotation>
            <text:p>Vulcan</text:p>
          </table:table-cell>
          <table:table-cell table:style-name="ce68" table:content-validation-name="val7" office:value-type="string">
            <text:p>Towers</text:p>
          </table:table-cell>
          <table:table-cell table:style-name="ce70"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7]*VLOOKUP([.$B77];[.$A$2:.$N49];9;0)+[.E77]*[.H77]*VLOOKUP([.$B77];[.$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7]*VLOOKUP([.$B77];[.$A$2:.$N50];11;0)+[.E77]*[.H77]*VLOOKUP([.$B77];[.$A$2:.$N50];12;0))*(1 + ([.D77]-[Variables.$B$7])*VLOOKUP([.$B77];[.$A$2:.$O50];13;0)/100)" office:value-type="float" office:value="1548.4">
            <text:p>1548,4</text:p>
          </table:table-cell>
          <table:table-cell table:style-name="ce70" table:formula="of:=VLOOKUP([.$B77];[.$A$2:.$H67];2;0)*[.$Q77]" office:value-type="float" office:value="2012.92">
            <text:p>2012,92</text:p>
          </table:table-cell>
          <table:table-cell table:style-name="ce70" table:formula="of:=VLOOKUP([.$B77];[.$A$2:.$H67];4;0)*[.$Q77]" office:value-type="float" office:value="4180.68">
            <text:p>4180,68</text:p>
          </table:table-cell>
          <table:table-cell table:style-name="ce70" table:formula="of:=VLOOKUP([.$B77];[.$A$2:.$H67];6;0)*[.$Q77]" office:value-type="float" office:value="309.68">
            <text:p>309,68</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5.862cm" draw:caption-point-x="-0.61cm" draw:caption-point-y="1.529cm">
              <dc:creator>AŠ</dc:creator>
              <dc:date>2010-12-25T00:00:00</dc:date>
              <text:p text:style-name="P2"><text:span text:style-name="T1">Anti-tank (Normal) tower</text:span></text:p>
            </office:annotation>
            <text:p>Screamer</text:p>
          </table:table-cell>
          <table:table-cell table:style-name="ce68" table:content-validation-name="val7" office:value-type="string">
            <text:p>Towers</text:p>
          </table:table-cell>
          <table:table-cell table:style-name="ce70"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8]*VLOOKUP([.$B78];[.$A$2:.$N49];9;0)+[.E78]*[.H78]*VLOOKUP([.$B78];[.$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8]*VLOOKUP([.$B78];[.$A$2:.$N51];11;0)+[.E78]*[.H78]*VLOOKUP([.$B78];[.$A$2:.$N51];12;0))*(1 + ([.D78]-[Variables.$B$7])*VLOOKUP([.$B78];[.$A$2:.$O51];13;0)/100)" office:value-type="float" office:value="2250">
            <text:p>2250</text:p>
          </table:table-cell>
          <table:table-cell table:style-name="ce70" table:formula="of:=VLOOKUP([.$B78];[.$A$2:.$H68];2;0)*[.$Q78]" office:value-type="float" office:value="2925">
            <text:p>2925</text:p>
          </table:table-cell>
          <table:table-cell table:style-name="ce70" table:formula="of:=VLOOKUP([.$B78];[.$A$2:.$H68];4;0)*[.$Q78]" office:value-type="float" office:value="6075">
            <text:p>6075</text:p>
          </table:table-cell>
          <table:table-cell table:style-name="ce70" table:formula="of:=VLOOKUP([.$B78];[.$A$2:.$H68];6;0)*[.$Q78]" office:value-type="float" office:value="450">
            <text:p>450</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1.386cm" svg:x="2.858cm" svg:y="36.317cm" draw:caption-point-x="-0.61cm" draw:caption-point-y="1.529cm">
              <dc:creator>AŠ</dc:creator>
              <dc:date>2010-12-25T00:00:00</dc:date>
              <text:p text:style-name="P2"><text:span text:style-name="T1">Anti-spaceship (Normal/Heavy) tower</text:span></text:p>
            </office:annotation>
            <text:p>Thunder</text:p>
          </table:table-cell>
          <table:table-cell table:style-name="ce68" table:content-validation-name="val7" office:value-type="string">
            <text:p>Towers</text:p>
          </table:table-cell>
          <table:table-cell table:style-name="ce70" office:value-type="float" office:value="4000">
            <text:p>4000</text:p>
          </table:table-cell>
          <table:table-cell office:value-type="float" office:value="4">
            <text:p>4</text:p>
          </table:table-cell>
          <table:table-cell office:value-type="float" office:value="1500">
            <text:p>1500</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9]*VLOOKUP([.$B79];[.$A$2:.$N49];9;0)+[.E79]*[.H79]*VLOOKUP([.$B79];[.$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9]*VLOOKUP([.$B79];[.$A$2:.$N52];11;0)+[.E79]*[.H79]*VLOOKUP([.$B79];[.$A$2:.$N52];12;0))*(1 + ([.D79]-[Variables.$B$7])*VLOOKUP([.$B79];[.$A$2:.$O52];13;0)/100)" office:value-type="float" office:value="2900">
            <text:p>2900</text:p>
          </table:table-cell>
          <table:table-cell table:style-name="ce70" table:formula="of:=VLOOKUP([.$B79];[.$A$2:.$H69];2;0)*[.$Q79]" office:value-type="float" office:value="3770">
            <text:p>3770</text:p>
          </table:table-cell>
          <table:table-cell table:style-name="ce70" table:formula="of:=VLOOKUP([.$B79];[.$A$2:.$H69];4;0)*[.$Q79]" office:value-type="float" office:value="7830">
            <text:p>7830</text:p>
          </table:table-cell>
          <table:table-cell table:style-name="ce70" table:formula="of:=VLOOKUP([.$B79];[.$A$2:.$H69];6;0)*[.$Q79]" office:value-type="float" office:value="580">
            <text:p>580</text:p>
          </table:table-cell>
          <table:table-cell table:style-name="Default" table:number-columns-repeated="3"/>
          <table:table-cell table:style-name="ce25"/>
          <table:table-cell table:style-name="Default" table:number-columns-repeated="1000"/>
        </table:table-row>
        <table:table-row table:style-name="ro1">
          <table:table-cell/>
          <table:table-cell table:style-name="ce68"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80]*VLOOKUP([.$B80];[.$A$2:.$N50];9;0)+[.E80]*[.H80]*VLOOKUP([.$B80];[.$A$2:.$N50];10;0)" office:value-type="float" office:value="0">
            <text:p>0</text:p>
          </table:table-cell>
          <table:table-cell/>
          <table:table-cell table:formula="of:=IF([.P80]=1; 0; ROUND(([.C80]*[Variables.$B$5]*[Variables.$B$6])/([.P80]-1)))" office:value-type="float" office:value="-0">
            <text:p>0</text:p>
          </table:table-cell>
          <table:table-cell table:content-validation-name="val10"/>
          <table:table-cell table:formula="of:=[Variables.$B$17]/([.P80]-1)" office:value-type="float" office:value="-450">
            <text:p>-450</text:p>
          </table:table-cell>
          <table:table-cell table:formula="of:=[Variables.$B$18]/([.P80]-1)" office:value-type="float" office:value="-63">
            <text:p>-63</text:p>
          </table:table-cell>
          <table:table-cell/>
          <table:table-cell table:style-name="ce70" table:formula="of:=([.C80]*VLOOKUP([.$B80];[.$A$2:.$N53];11;0)+[.E80]*[.H80]*VLOOKUP([.$B80];[.$A$2:.$N53];12;0))*(1 + ([.D80]-[Variables.$B$7])*VLOOKUP([.$B80];[.$A$2:.$O53];13;0)/100)" office:value-type="float" office:value="0">
            <text:p>0</text:p>
          </table:table-cell>
          <table:table-cell table:style-name="ce70" table:formula="of:=VLOOKUP([.$B80];[.$A$2:.$H70];2;0)*[.$Q80]" office:value-type="float" office:value="0">
            <text:p>0</text:p>
          </table:table-cell>
          <table:table-cell table:style-name="ce70" table:formula="of:=VLOOKUP([.$B80];[.$A$2:.$H70];4;0)*[.$Q80]" office:value-type="float" office:value="0">
            <text:p>0</text:p>
          </table:table-cell>
          <table:table-cell table:style-name="ce70" table:formula="of:=VLOOKUP([.$B80];[.$A$2:.$H70];6;0)*[.$Q80]" office:value-type="float" office:value="0">
            <text:p>0</text:p>
          </table:table-cell>
          <table:table-cell table:style-name="Default" table:formula="of:=CEILING([.R80]/[Variables.$B$12];1)+CEILING([.S80]/[Variables.$B$13];1)+CEILING([.T80]/[Variables.$B$14];1)" office:value-type="float" office:value="0">
            <text:p>0</text:p>
          </table:table-cell>
          <table:table-cell table:style-name="Default"/>
          <table:table-cell table:style-name="Default" table:formula="of:=[.C80]*TBLFIND([.$A$1:.$N$27];[.B80]; [.$N$1])" office:value-type="float" office:value="0">
            <text:p>0</text:p>
          </table:table-cell>
          <table:table-cell table:style-name="ce25" table:formula="of:=[.C80]*TBLFIND([.$A$1:.$O$27];[.B80]; [.$O$1])" office:value-type="float" office:value="0">
            <text:p>0</text:p>
          </table:table-cell>
          <table:table-cell table:style-name="Default" table:number-columns-repeated="1000"/>
        </table:table-row>
        <table:table-row table:style-name="ro1">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style-name="ce48" office:value-type="string">
            <text:p>units_end</text:p>
          </table:table-cell>
          <table:table-cell table:style-name="ce48" table:number-columns-repeated="1023"/>
        </table:table-row>
        <table:table-row table:style-name="ro16">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Scorpion</text:p>
          </table:table-cell>
          <table:table-cell table:style-name="ce66" table:content-validation-name="val8" office:value-type="string" table:number-columns-spanned="2" table:number-rows-spanned="1">
            <text:p>Azure</text:p>
          </table:table-cell>
          <table:covered-table-cell/>
          <table:table-cell table:style-name="ce25" table:formula="of:=DAMAGETOARMOR([.$A$30:.$C$48]; TBLFIND([.$A$51:.$T$81]; [.$A85]; [.$I$51]); TBLFIND([.$A$51:.$T$81]; [.$B85]; [.$M$51]); TBLFIND([.$A$51:.$T$81]; [.$A85]; [.$E$51]); TBLFIND([.$A$51:.$T$81]; [.$A85]; [.$H$51]))" office:value-type="float" office:value="92">
            <text:p>92</text:p>
          </table:table-cell>
          <table:table-cell table:style-name="ce25" table:formula="of:=TBLFIND([.$A$51:.$X$82]; [.$B85]; [.$C$51])/[.$D85]" office:value-type="float" office:value="6.30434782608696">
            <text:p>6,3</text:p>
          </table:table-cell>
          <table:table-cell table:formula="of:=VTBLFIND([.$A85]; [.$A$51:.$T$82]; [.R$51])/VTBLFIND([.$B85]; [.$A$51:.$T$82]; [.R$51])" office:value-type="float" office:value="0.734403485254692">
            <text:p>0,73</text:p>
          </table:table-cell>
          <table:table-cell table:formula="of:=VTBLFIND([.$A85]; [.$A$51:.$T$82]; [.S$51])/VTBLFIND([.$B85]; [.$A$51:.$T$82]; [.S$51])" office:value-type="float" office:value="0.734403485254692">
            <text:p>0,73</text:p>
          </table:table-cell>
          <table:table-cell table:formula="of:=VTBLFIND([.$A85]; [.$A$51:.$T$82]; [.T$51])/VTBLFIND([.$B85]; [.$A$51:.$T$82]; [.T$51])" office:value-type="float" office:value="0.734403485254692">
            <text:p>0,73</text:p>
          </table:table-cell>
          <table:table-cell table:style-name="ce25" table:formula="of:=[.D85]/[.D86]" office:value-type="float" office:value="0.319444444444444">
            <text:p>0,32</text:p>
          </table:table-cell>
          <table:table-cell table:style-name="ce25" table:formula="of:=VTBLFIND([.$A85]; [.$A$51:.$T$82]; [.C$51])/VTBLFIND([.$B85]; [.$A$51:.$T$82]; [.C$51])" office:value-type="float" office:value="1.63793103448276">
            <text:p>1,64</text:p>
          </table:table-cell>
          <table:table-cell/>
          <table:table-cell table:style-name="Default"/>
          <table:table-cell table:style-name="ce25"/>
          <table:table-cell table:number-columns-repeated="3"/>
          <table:table-cell table:style-name="ce62"/>
          <table:table-cell table:number-columns-repeated="3"/>
          <table:table-cell table:style-name="Default" table:number-columns-repeated="1004"/>
        </table:table-row>
        <table:table-row table:style-name="ro1">
          <table:table-cell table:style-name="ce61" table:formula="of:=[.B85]" office:value-type="string" office:string-value="Azure">
            <text:p>Azure</text:p>
          </table:table-cell>
          <table:table-cell table:style-name="ce69" table:formula="of:=[.A85]" office:value-type="string" office:string-value="Scorpion" table:number-columns-spanned="2" table:number-rows-spanned="1">
            <text:p>Scorpion</text:p>
          </table:table-cell>
          <table:covered-table-cell table:style-name="ce61"/>
          <table:table-cell table:style-name="ce76" table:formula="of:=DAMAGETOARMOR([.$A$30:.$C$48]; TBLFIND([.$A$51:.$T$81]; [.$A86]; [.$I$51]); TBLFIND([.$A$51:.$T$81]; [.$B86]; [.$M$51]); TBLFIND([.$A$51:.$T$81]; [.$A86]; [.$E$51]); TBLFIND([.$A$51:.$T$81]; [.$A86]; [.$H$51]))" office:value-type="float" office:value="288">
            <text:p>288</text:p>
          </table:table-cell>
          <table:table-cell table:style-name="ce76" table:formula="of:=TBLFIND([.$A$51:.$X$82]; [.$B86]; [.$C$51])/[.$D86]" office:value-type="float" office:value="3.29861111111111">
            <text:p>3,3</text:p>
          </table:table-cell>
          <table:table-cell table:style-name="ce61" table:formula="of:=VTBLFIND([.$A86]; [.$A$51:.$T$82]; [.R$51])/VTBLFIND([.$B86]; [.$A$51:.$T$82]; [.R$51])" office:value-type="float" office:value="1.36164931141796">
            <text:p>1,36</text:p>
          </table:table-cell>
          <table:table-cell table:style-name="ce61" table:formula="of:=VTBLFIND([.$A86]; [.$A$51:.$T$82]; [.S$51])/VTBLFIND([.$B86]; [.$A$51:.$T$82]; [.S$51])" office:value-type="float" office:value="1.36164931141796">
            <text:p>1,36</text:p>
          </table:table-cell>
          <table:table-cell table:style-name="ce61" table:formula="of:=VTBLFIND([.$A86]; [.$A$51:.$T$82]; [.T$51])/VTBLFIND([.$B86]; [.$A$51:.$T$82]; [.T$51])" office:value-type="float" office:value="1.36164931141796">
            <text:p>1,36</text:p>
          </table:table-cell>
          <table:table-cell table:style-name="ce76" table:formula="of:=[.D86]/[.D85]" office:value-type="float" office:value="3.1304347826087">
            <text:p>3,13</text:p>
          </table:table-cell>
          <table:table-cell table:style-name="ce76" table:formula="of:=VTBLFIND([.$A86]; [.$A$51:.$T$82]; [.C$51])/VTBLFIND([.$B86]; [.$A$51:.$T$82]; [.C$51])" office:value-type="float" office:value="0.610526315789474">
            <text:p>0,61</text:p>
          </table:table-cell>
          <table:table-cell/>
          <table:table-cell table:style-name="Default"/>
          <table:table-cell table:number-columns-repeated="4"/>
          <table:table-cell table:style-name="ce62"/>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1:.$V$81]; [.$A$89]; [.R$51])" office:value-type="float" office:value="3843.75">
            <text:p>3843,75</text:p>
          </table:table-cell>
          <table:table-cell table:style-name="ce66" table:formula="of:=TBLFIND([.$A$51:.$V$81]; [.$A$89]; [.S$51])" office:value-type="float" office:value="5381.25">
            <text:p>5381,25</text:p>
          </table:table-cell>
          <table:table-cell table:style-name="ce66" table:formula="of:=TBLFIND([.$A$51:.$V$81]; [.$A$89]; [.T$51])"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5"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4" office:value-type="float" office:value="1">
            <text:p>1</text:p>
          </table:table-cell>
          <table:table-cell table:style-name="ce25" table:formula="of:=SUPERFORMULA([.$A94];[Main.$C$3:.$M$3]) * SHOURS(1) / [.$B$89]" office:value-type="float" office:value="0.00515121951219512">
            <text:p>0,01</text:p>
          </table:table-cell>
          <table:table-cell table:style-name="ce73" table:formula="of:=SUPERFORMULA([.$A94];[Main.$C$16:.$M$16]) * SHOURS(1) / [.$C$89]" office:value-type="float" office:value="0.00802787456445993">
            <text:p>0,01</text:p>
          </table:table-cell>
          <table:table-cell table:formula="of:=SUPERFORMULA([.$A94];[Main.$C$33:.$M$33]) * SHOURS(1) / [.$D$89]" office:value-type="float" office:value="0.0200696864111498">
            <text:p>0,02</text:p>
          </table:table-cell>
          <table:table-cell/>
          <table:table-cell table:style-name="ce25" table:formula="of:=SUPERFORMULA([.$A94];[Main.$C$3:.$M$3]) * SDAYS(1) / [.$B$89]" office:value-type="float" office:value="0.123629268292683">
            <text:p>0,12</text:p>
          </table:table-cell>
          <table:table-cell table:style-name="ce73" table:formula="of:=SUPERFORMULA([.$A94];[Main.$C$16:.$M$16]) * SDAYS(1) / [.$C$89]" office:value-type="float" office:value="0.192668989547038">
            <text:p>0,19</text:p>
          </table:table-cell>
          <table:table-cell table:formula="of:=SUPERFORMULA([.$A94];[Main.$C$33:.$M$33]) * SDAYS(1) / [.$D$89]" office:value-type="float" office:value="0.481672473867596">
            <text:p>0,48</text:p>
          </table:table-cell>
          <table:table-cell/>
          <table:table-cell table:style-name="ce25" table:formula="of:=SUPERFORMULA([.$A94];[Main.$C$3:.$M$3]) * SWEEKS(1) / [.$B$89]" office:value-type="float" office:value="0.865404878048781">
            <text:p>0,87</text:p>
          </table:table-cell>
          <table:table-cell table:style-name="ce66" table:formula="of:=SUPERFORMULA([.$A94];[Main.$C$16:.$M$16]) * SWEEKS(1) / [.$C$89]" office:value-type="float" office:value="1.34868292682927">
            <text:p>1,35</text:p>
          </table:table-cell>
          <table:table-cell table:style-name="ce25" table:formula="of:=SUPERFORMULA([.$A94];[Main.$C$33:.$M$33]) * SWEEKS(1) / [.$D$89]" office:value-type="float" office:value="3.37170731707317">
            <text:p>3,37</text:p>
          </table:table-cell>
          <table:table-cell/>
          <table:table-cell table:style-name="ce25" table:formula="of:=SUPERFORMULA([.$A94];[Main.$C$3:.$M$3]) * SMONTHS(1) / [.$B$89]" office:value-type="float" office:value="3.70887804878049">
            <text:p>3,71</text:p>
          </table:table-cell>
          <table:table-cell table:style-name="ce66" table:formula="of:=SUPERFORMULA([.$A94];[Main.$C$16:.$M$16]) * SMONTHS(1) / [.$C$89]" office:value-type="float" office:value="5.78006968641115">
            <text:p>5,78</text:p>
          </table:table-cell>
          <table:table-cell table:style-name="ce66"/>
          <table:table-cell table:style-name="ce25" table:formula="of:=SUPERFORMULA([.$A94];[Main.$C$33:.$M$33]) * SMONTHS(1) / [.$D$89]"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5" table:formula="of:=SUPERFORMULA([.$A95];[Main.$C$3:.$M$3]) * SHOURS(1) / [.$B$89]" office:value-type="float" office:value="0.0103696609990584">
            <text:p>0,01</text:p>
          </table:table-cell>
          <table:table-cell table:style-name="ce73" table:formula="of:=SUPERFORMULA([.$A95];[Main.$C$16:.$M$16]) * SHOURS(1) / [.$C$89]" office:value-type="float" office:value="0.016247811913686">
            <text:p>0,02</text:p>
          </table:table-cell>
          <table:table-cell table:formula="of:=SUPERFORMULA([.$A95];[Main.$C$33:.$M$33]) * SHOURS(1) / [.$D$89]" office:value-type="float" office:value="0.0403314356070658">
            <text:p>0,04</text:p>
          </table:table-cell>
          <table:table-cell/>
          <table:table-cell table:style-name="ce25" table:formula="of:=SUPERFORMULA([.$A95];[Main.$C$3:.$M$3]) * SDAYS(1) / [.$B$89]" office:value-type="float" office:value="0.248871863977401">
            <text:p>0,25</text:p>
          </table:table-cell>
          <table:table-cell table:style-name="ce73" table:formula="of:=SUPERFORMULA([.$A95];[Main.$C$16:.$M$16]) * SDAYS(1) / [.$C$89]" office:value-type="float" office:value="0.389947485928463">
            <text:p>0,39</text:p>
          </table:table-cell>
          <table:table-cell table:formula="of:=SUPERFORMULA([.$A95];[Main.$C$33:.$M$33]) * SDAYS(1) / [.$D$89]" office:value-type="float" office:value="0.967954454569578">
            <text:p>0,97</text:p>
          </table:table-cell>
          <table:table-cell/>
          <table:table-cell table:style-name="ce25" table:formula="of:=SUPERFORMULA([.$A95];[Main.$C$3:.$M$3]) * SWEEKS(1) / [.$B$89]" office:value-type="float" office:value="1.74210304784181">
            <text:p>1,74</text:p>
          </table:table-cell>
          <table:table-cell table:style-name="ce66" table:formula="of:=SUPERFORMULA([.$A95];[Main.$C$16:.$M$16]) * SWEEKS(1) / [.$C$89]" office:value-type="float" office:value="2.72963240149924">
            <text:p>2,73</text:p>
          </table:table-cell>
          <table:table-cell table:style-name="ce25" table:formula="of:=SUPERFORMULA([.$A95];[Main.$C$33:.$M$33]) * SWEEKS(1) / [.$D$89]" office:value-type="float" office:value="6.77568118198705">
            <text:p>6,78</text:p>
          </table:table-cell>
          <table:table-cell/>
          <table:table-cell table:style-name="ce25" table:formula="of:=SUPERFORMULA([.$A95];[Main.$C$3:.$M$3]) * SMONTHS(1) / [.$B$89]" office:value-type="float" office:value="7.46615591932204">
            <text:p>7,47</text:p>
          </table:table-cell>
          <table:table-cell table:style-name="ce66" table:formula="of:=SUPERFORMULA([.$A95];[Main.$C$16:.$M$16]) * SMONTHS(1) / [.$C$89]" office:value-type="float" office:value="11.6984245778539">
            <text:p>11,7</text:p>
          </table:table-cell>
          <table:table-cell table:style-name="ce66"/>
          <table:table-cell table:style-name="ce25" table:formula="of:=SUPERFORMULA([.$A95];[Main.$C$33:.$M$33]) * SMONTHS(1) / [.$D$89]"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5" table:formula="of:=SUPERFORMULA([.$A96];[Main.$C$3:.$M$3]) * SHOURS(1) / [.$B$89]" office:value-type="float" office:value="0.020883415455214">
            <text:p>0,02</text:p>
          </table:table-cell>
          <table:table-cell table:style-name="ce73" table:formula="of:=SUPERFORMULA([.$A96];[Main.$C$16:.$M$16]) * SHOURS(1) / [.$C$89]" office:value-type="float" office:value="0.0329073194190782">
            <text:p>0,03</text:p>
          </table:table-cell>
          <table:table-cell table:formula="of:=SUPERFORMULA([.$A96];[Main.$C$33:.$M$33]) * SHOURS(1) / [.$D$89]" office:value-type="float" office:value="0.0810745668058378">
            <text:p>0,08</text:p>
          </table:table-cell>
          <table:table-cell/>
          <table:table-cell table:style-name="ce25" table:formula="of:=SUPERFORMULA([.$A96];[Main.$C$3:.$M$3]) * SDAYS(1) / [.$B$89]" office:value-type="float" office:value="0.501201970925135">
            <text:p>0,5</text:p>
          </table:table-cell>
          <table:table-cell table:style-name="ce73" table:formula="of:=SUPERFORMULA([.$A96];[Main.$C$16:.$M$16]) * SDAYS(1) / [.$C$89]" office:value-type="float" office:value="0.789775666057877">
            <text:p>0,79</text:p>
          </table:table-cell>
          <table:table-cell table:formula="of:=SUPERFORMULA([.$A96];[Main.$C$33:.$M$33]) * SDAYS(1) / [.$D$89]" office:value-type="float" office:value="1.94578960334011">
            <text:p>1,95</text:p>
          </table:table-cell>
          <table:table-cell/>
          <table:table-cell table:style-name="ce25" table:formula="of:=SUPERFORMULA([.$A96];[Main.$C$3:.$M$3]) * SWEEKS(1) / [.$B$89]" office:value-type="float" office:value="3.50841379647595">
            <text:p>3,51</text:p>
          </table:table-cell>
          <table:table-cell table:style-name="ce66" table:formula="of:=SUPERFORMULA([.$A96];[Main.$C$16:.$M$16]) * SWEEKS(1) / [.$C$89]" office:value-type="float" office:value="5.52842966240514">
            <text:p>5,53</text:p>
          </table:table-cell>
          <table:table-cell table:style-name="ce25" table:formula="of:=SUPERFORMULA([.$A96];[Main.$C$33:.$M$33]) * SWEEKS(1) / [.$D$89]" office:value-type="float" office:value="13.6205272233808">
            <text:p>13,62</text:p>
          </table:table-cell>
          <table:table-cell/>
          <table:table-cell table:style-name="ce25" table:formula="of:=SUPERFORMULA([.$A96];[Main.$C$3:.$M$3]) * SMONTHS(1) / [.$B$89]" office:value-type="float" office:value="15.0360591277541">
            <text:p>15,04</text:p>
          </table:table-cell>
          <table:table-cell table:style-name="ce66" table:formula="of:=SUPERFORMULA([.$A96];[Main.$C$16:.$M$16]) * SMONTHS(1) / [.$C$89]" office:value-type="float" office:value="23.6932699817363">
            <text:p>23,69</text:p>
          </table:table-cell>
          <table:table-cell table:style-name="ce66"/>
          <table:table-cell table:style-name="ce25" table:formula="of:=SUPERFORMULA([.$A96];[Main.$C$33:.$M$33]) * SMONTHS(1) / [.$D$89]"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5" table:formula="of:=SUPERFORMULA([.$A97];[Main.$C$3:.$M$3]) * SHOURS(1) / [.$B$89]" office:value-type="float" office:value="0.0367627075004598">
            <text:p>0,04</text:p>
          </table:table-cell>
          <table:table-cell table:style-name="ce73" table:formula="of:=SUPERFORMULA([.$A97];[Main.$C$16:.$M$16]) * SHOURS(1) / [.$C$89]" office:value-type="float" office:value="0.0582070388514878">
            <text:p>0,06</text:p>
          </table:table-cell>
          <table:table-cell table:formula="of:=SUPERFORMULA([.$A97];[Main.$C$33:.$M$33]) * SHOURS(1) / [.$D$89]" office:value-type="float" office:value="0.142499721778317">
            <text:p>0,14</text:p>
          </table:table-cell>
          <table:table-cell/>
          <table:table-cell table:style-name="ce25" table:formula="of:=SUPERFORMULA([.$A97];[Main.$C$3:.$M$3]) * SDAYS(1) / [.$B$89]" office:value-type="float" office:value="0.882304980011035">
            <text:p>0,88</text:p>
          </table:table-cell>
          <table:table-cell table:style-name="ce73" table:formula="of:=SUPERFORMULA([.$A97];[Main.$C$16:.$M$16]) * SDAYS(1) / [.$C$89]" office:value-type="float" office:value="1.39696893243571">
            <text:p>1,4</text:p>
          </table:table-cell>
          <table:table-cell table:formula="of:=SUPERFORMULA([.$A97];[Main.$C$33:.$M$33]) * SDAYS(1) / [.$D$89]" office:value-type="float" office:value="3.41999332267961">
            <text:p>3,42</text:p>
          </table:table-cell>
          <table:table-cell/>
          <table:table-cell table:style-name="ce25" table:formula="of:=SUPERFORMULA([.$A97];[Main.$C$3:.$M$3]) * SWEEKS(1) / [.$B$89]" office:value-type="float" office:value="6.17613486007724">
            <text:p>6,18</text:p>
          </table:table-cell>
          <table:table-cell table:style-name="ce66" table:formula="of:=SUPERFORMULA([.$A97];[Main.$C$16:.$M$16]) * SWEEKS(1) / [.$C$89]" office:value-type="float" office:value="9.77878252704996">
            <text:p>9,78</text:p>
          </table:table-cell>
          <table:table-cell table:style-name="ce25" table:formula="of:=SUPERFORMULA([.$A97];[Main.$C$33:.$M$33]) * SWEEKS(1) / [.$D$89]" office:value-type="float" office:value="23.9399532587573">
            <text:p>23,94</text:p>
          </table:table-cell>
          <table:table-cell/>
          <table:table-cell table:style-name="ce25" table:formula="of:=SUPERFORMULA([.$A97];[Main.$C$3:.$M$3]) * SMONTHS(1) / [.$B$89]" office:value-type="float" office:value="26.469149400331">
            <text:p>26,47</text:p>
          </table:table-cell>
          <table:table-cell table:style-name="ce66" table:formula="of:=SUPERFORMULA([.$A97];[Main.$C$16:.$M$16]) * SMONTHS(1) / [.$C$89]" office:value-type="float" office:value="41.9090679730712">
            <text:p>41,91</text:p>
          </table:table-cell>
          <table:table-cell table:style-name="ce66"/>
          <table:table-cell table:style-name="ce25" table:formula="of:=SUPERFORMULA([.$A97];[Main.$C$33:.$M$33]) * SMONTHS(1) / [.$D$89]" office:value-type="float" office:value="102.599799680388">
            <text:p>102,6</text:p>
          </table:table-cell>
          <table:table-cell table:number-columns-repeated="3"/>
          <table:table-cell table:style-name="Default" table:number-columns-repeated="1004"/>
        </table:table-row>
        <table:table-row table:style-name="ro1">
          <table:table-cell table:style-name="ce63"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4];[Main.$C$9:.$M$9]) * SHOURS(1) / [.$B$89]" office:value-type="float" office:value="0.0379317073170732">
            <text:p>0,04</text:p>
          </table:table-cell>
          <table:table-cell table:style-name="ce66" table:formula="of:=SUPERFORMULA([.$A94];[Main.$C$21:.$M$21]) * SHOURS(1) / [.$C$89]" office:value-type="float" office:value="0.0661592392648889">
            <text:p>0,07</text:p>
          </table:table-cell>
          <table:table-cell table:formula="of:=SUPERFORMULA([.$A94];[Main.$C$39:.$M$39]) * SHOURS(1) / [.$D$89]" office:value-type="float" office:value="0.139149825783972">
            <text:p>0,14</text:p>
          </table:table-cell>
          <table:table-cell/>
          <table:table-cell table:formula="of:=SUPERFORMULA([.$A94];[Main.$C$9:.$M$9]) * SDAYS(1) / [.$B$89]" office:value-type="float" office:value="0.910360975609756">
            <text:p>0,91</text:p>
          </table:table-cell>
          <table:table-cell table:style-name="ce66" table:formula="of:=SUPERFORMULA([.$A94];[Main.$C$21:.$M$21]) * SDAYS(1) / [.$C$89]" office:value-type="float" office:value="1.58782174235733">
            <text:p>1,59</text:p>
          </table:table-cell>
          <table:table-cell table:formula="of:=SUPERFORMULA([.$A94];[Main.$C$39:.$M$39]) * SDAYS(1) / [.$D$89]" office:value-type="float" office:value="3.33959581881533">
            <text:p>3,34</text:p>
          </table:table-cell>
          <table:table-cell/>
          <table:table-cell table:style-name="ce25" table:formula="of:=SUPERFORMULA([.$A99];[Main.$C$9:.$M$9]) * SWEEKS(1) / [.$B$89]" office:value-type="float" office:value="6.37252682926829">
            <text:p>6,37</text:p>
          </table:table-cell>
          <table:table-cell table:style-name="ce66" table:formula="of:=SUPERFORMULA([.$A99];[Main.$C$21:.$M$21]) * SWEEKS(1) / [.$C$89]" office:value-type="float" office:value="11.1147521965013">
            <text:p>11,11</text:p>
          </table:table-cell>
          <table:table-cell table:style-name="ce25" table:formula="of:=SUPERFORMULA([.$A99];[Main.$C$39:.$M$39]) * SWEEKS(1) / [.$D$89]" office:value-type="float" office:value="23.3771707317073">
            <text:p>23,38</text:p>
          </table:table-cell>
          <table:table-cell/>
          <table:table-cell table:style-name="ce25" table:formula="of:=SUPERFORMULA([.$A99];[Main.$C$9:.$M$9]) * SMONTHS(1) / [.$B$89]" office:value-type="float" office:value="27.3108292682927">
            <text:p>27,31</text:p>
          </table:table-cell>
          <table:table-cell table:style-name="ce66" table:formula="of:=SUPERFORMULA([.$A99];[Main.$C$21:.$M$21]) * SMONTHS(1) / [.$C$89]" office:value-type="float" office:value="47.63465227072">
            <text:p>47,63</text:p>
          </table:table-cell>
          <table:table-cell table:style-name="ce66"/>
          <table:table-cell table:style-name="ce25" table:formula="of:=SUPERFORMULA([.$A99];[Main.$C$39:.$M$39]) * SMONTHS(1) / [.$D$89]"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5];[Main.$C$9:.$M$9]) * SHOURS(1) / [.$B$89]" office:value-type="float" office:value="0.0497055854628203">
            <text:p>0,05</text:p>
          </table:table-cell>
          <table:table-cell table:style-name="ce66" table:formula="of:=SUPERFORMULA([.$A95];[Main.$C$21:.$M$21]) * SHOURS(1) / [.$C$89]" office:value-type="float" office:value="0.0812019842406075">
            <text:p>0,08</text:p>
          </table:table-cell>
          <table:table-cell table:formula="of:=SUPERFORMULA([.$A95];[Main.$C$39:.$M$39]) * SHOURS(1) / [.$D$89]" office:value-type="float" office:value="0.217611074368458">
            <text:p>0,22</text:p>
          </table:table-cell>
          <table:table-cell/>
          <table:table-cell table:formula="of:=SUPERFORMULA([.$A95];[Main.$C$9:.$M$9]) * SDAYS(1) / [.$B$89]" office:value-type="float" office:value="1.19293405110769">
            <text:p>1,19</text:p>
          </table:table-cell>
          <table:table-cell table:style-name="ce66" table:formula="of:=SUPERFORMULA([.$A95];[Main.$C$21:.$M$21]) * SDAYS(1) / [.$C$89]" office:value-type="float" office:value="1.94884762177458">
            <text:p>1,95</text:p>
          </table:table-cell>
          <table:table-cell table:formula="of:=SUPERFORMULA([.$A95];[Main.$C$39:.$M$39]) * SDAYS(1) / [.$D$89]" office:value-type="float" office:value="5.222665784843">
            <text:p>5,22</text:p>
          </table:table-cell>
          <table:table-cell/>
          <table:table-cell table:style-name="ce25" table:formula="of:=SUPERFORMULA([.$A100];[Main.$C$9:.$M$9]) * SWEEKS(1) / [.$B$89]" office:value-type="float" office:value="8.35053835775382">
            <text:p>8,35</text:p>
          </table:table-cell>
          <table:table-cell table:style-name="ce66" table:formula="of:=SUPERFORMULA([.$A100];[Main.$C$21:.$M$21]) * SWEEKS(1) / [.$C$89]" office:value-type="float" office:value="13.6419333524221">
            <text:p>13,64</text:p>
          </table:table-cell>
          <table:table-cell table:style-name="ce25" table:formula="of:=SUPERFORMULA([.$A100];[Main.$C$39:.$M$39]) * SWEEKS(1) / [.$D$89]" office:value-type="float" office:value="36.558660493901">
            <text:p>36,56</text:p>
          </table:table-cell>
          <table:table-cell/>
          <table:table-cell table:style-name="ce25" table:formula="of:=SUPERFORMULA([.$A100];[Main.$C$9:.$M$9]) * SMONTHS(1) / [.$B$89]" office:value-type="float" office:value="35.7880215332307">
            <text:p>35,79</text:p>
          </table:table-cell>
          <table:table-cell table:style-name="ce66" table:formula="of:=SUPERFORMULA([.$A100];[Main.$C$21:.$M$21]) * SMONTHS(1) / [.$C$89]" office:value-type="float" office:value="58.4654286532374">
            <text:p>58,47</text:p>
          </table:table-cell>
          <table:table-cell table:style-name="ce66"/>
          <table:table-cell table:style-name="ce25" table:formula="of:=SUPERFORMULA([.$A100];[Main.$C$39:.$M$39]) * SMONTHS(1) / [.$D$89]"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6];[Main.$C$9:.$M$9]) * SHOURS(1) / [.$B$89]" office:value-type="float" office:value="0.0768">
            <text:p>0,08</text:p>
          </table:table-cell>
          <table:table-cell table:style-name="ce66" table:formula="of:=SUPERFORMULA([.$A96];[Main.$C$21:.$M$21]) * SHOURS(1) / [.$C$89]" office:value-type="float" office:value="0.114876877390991">
            <text:p>0,11</text:p>
          </table:table-cell>
          <table:table-cell table:formula="of:=SUPERFORMULA([.$A96];[Main.$C$39:.$M$39]) * SHOURS(1) / [.$D$89]" office:value-type="float" office:value="0.408465320557566">
            <text:p>0,41</text:p>
          </table:table-cell>
          <table:table-cell/>
          <table:table-cell table:formula="of:=SUPERFORMULA([.$A96];[Main.$C$9:.$M$9]) * SDAYS(1) / [.$B$89]" office:value-type="float" office:value="1.8432">
            <text:p>1,84</text:p>
          </table:table-cell>
          <table:table-cell table:style-name="ce66" table:formula="of:=SUPERFORMULA([.$A96];[Main.$C$21:.$M$21]) * SDAYS(1) / [.$C$89]" office:value-type="float" office:value="2.75704505738378">
            <text:p>2,76</text:p>
          </table:table-cell>
          <table:table-cell table:formula="of:=SUPERFORMULA([.$A96];[Main.$C$39:.$M$39]) * SDAYS(1) / [.$D$89]" office:value-type="float" office:value="9.80316769338159">
            <text:p>9,8</text:p>
          </table:table-cell>
          <table:table-cell/>
          <table:table-cell table:style-name="ce25" table:formula="of:=SUPERFORMULA([.$A101];[Main.$C$9:.$M$9]) * SWEEKS(1) / [.$B$89]" office:value-type="float" office:value="10.5406913725223">
            <text:p>10,54</text:p>
          </table:table-cell>
          <table:table-cell table:style-name="ce66" table:formula="of:=SUPERFORMULA([.$A101];[Main.$C$21:.$M$21]) * SWEEKS(1) / [.$C$89]" office:value-type="float" office:value="16.3865857044575">
            <text:p>16,39</text:p>
          </table:table-cell>
          <table:table-cell table:style-name="ce25" table:formula="of:=SUPERFORMULA([.$A101];[Main.$C$39:.$M$39]) * SWEEKS(1) / [.$D$89]" office:value-type="float" office:value="51.7823318927558">
            <text:p>51,78</text:p>
          </table:table-cell>
          <table:table-cell/>
          <table:table-cell table:style-name="ce25" table:formula="of:=SUPERFORMULA([.$A101];[Main.$C$9:.$M$9]) * SMONTHS(1) / [.$B$89]" office:value-type="float" office:value="45.174391596524">
            <text:p>45,17</text:p>
          </table:table-cell>
          <table:table-cell table:style-name="ce66" table:formula="of:=SUPERFORMULA([.$A101];[Main.$C$21:.$M$21]) * SMONTHS(1) / [.$C$89]" office:value-type="float" office:value="70.2282244476751">
            <text:p>70,23</text:p>
          </table:table-cell>
          <table:table-cell table:style-name="ce66"/>
          <table:table-cell table:style-name="ce25" table:formula="of:=SUPERFORMULA([.$A101];[Main.$C$39:.$M$39]) * SMONTHS(1) / [.$D$89]"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7];[Main.$C$9:.$M$9]) * SHOURS(1) / [.$B$89]" office:value-type="float" office:value="0.123910850756961">
            <text:p>0,12</text:p>
          </table:table-cell>
          <table:table-cell table:style-name="ce66" table:formula="of:=SUPERFORMULA([.$A97];[Main.$C$21:.$M$21]) * SHOURS(1) / [.$C$89]" office:value-type="float" office:value="0.17155988674258">
            <text:p>0,17</text:p>
          </table:table-cell>
          <table:table-cell table:formula="of:=SUPERFORMULA([.$A97];[Main.$C$39:.$M$39]) * SHOURS(1) / [.$D$89]" office:value-type="float" office:value="0.754706006840901">
            <text:p>0,75</text:p>
          </table:table-cell>
          <table:table-cell/>
          <table:table-cell table:formula="of:=SUPERFORMULA([.$A97];[Main.$C$9:.$M$9]) * SDAYS(1) / [.$B$89]" office:value-type="float" office:value="2.97386041816707">
            <text:p>2,97</text:p>
          </table:table-cell>
          <table:table-cell table:style-name="ce66" table:formula="of:=SUPERFORMULA([.$A97];[Main.$C$21:.$M$21]) * SDAYS(1) / [.$C$89]" office:value-type="float" office:value="4.11743728182192">
            <text:p>4,12</text:p>
          </table:table-cell>
          <table:table-cell table:formula="of:=SUPERFORMULA([.$A97];[Main.$C$39:.$M$39]) * SDAYS(1) / [.$D$89]" office:value-type="float" office:value="18.1129441641816">
            <text:p>18,11</text:p>
          </table:table-cell>
          <table:table-cell/>
          <table:table-cell table:style-name="ce25" table:formula="of:=SUPERFORMULA([.$A102];[Main.$C$9:.$M$9]) * SWEEKS(1) / [.$B$89]" office:value-type="float" office:value="12.9024">
            <text:p>12,9</text:p>
          </table:table-cell>
          <table:table-cell table:style-name="ce66" table:formula="of:=SUPERFORMULA([.$A102];[Main.$C$21:.$M$21]) * SWEEKS(1) / [.$C$89]" office:value-type="float" office:value="19.2993154016864">
            <text:p>19,3</text:p>
          </table:table-cell>
          <table:table-cell table:style-name="ce25" table:formula="of:=SUPERFORMULA([.$A102];[Main.$C$39:.$M$39]) * SWEEKS(1) / [.$D$89]" office:value-type="float" office:value="68.6221738536711">
            <text:p>68,62</text:p>
          </table:table-cell>
          <table:table-cell/>
          <table:table-cell table:style-name="ce25" table:formula="of:=SUPERFORMULA([.$A102];[Main.$C$9:.$M$9]) * SMONTHS(1) / [.$B$89]" office:value-type="float" office:value="55.296">
            <text:p>55,3</text:p>
          </table:table-cell>
          <table:table-cell table:style-name="ce66" table:formula="of:=SUPERFORMULA([.$A102];[Main.$C$21:.$M$21]) * SMONTHS(1) / [.$C$89]" office:value-type="float" office:value="82.7113517215133">
            <text:p>82,71</text:p>
          </table:table-cell>
          <table:table-cell table:style-name="ce66"/>
          <table:table-cell table:style-name="ce25" table:formula="of:=SUPERFORMULA([.$A102];[Main.$C$39:.$M$39]) * SMONTHS(1) / [.$D$89]" office:value-type="float" office:value="294.095030801448">
            <text:p>294,1</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6"/>
        <table:table-column table:style-name="co14" table:number-columns-repeated="2" table:default-cell-style-name="ce51"/>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5"/>
          <table:table-cell table:style-name="ce36"/>
          <table:table-cell table:style-name="ce22" office:value-type="string">
            <text:p>exp (d)</text:p>
          </table:table-cell>
          <table:table-cell table:style-name="ce44" table:number-columns-repeated="2"/>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45]; 2; 0)/60" office:value-type="float" office:value="0">
            <text:p>#N/A</text:p>
          </table:table-cell>
          <table:table-cell table:formula="of:=VLOOKUP([.$C$1];[Main.$B$2:Main.$K$345]; 3; 0)*([.$A3]+VLOOKUP([.$C$1];[Main.$B$2:Main.$K$345];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45]; 2; 0)/60" office:value-type="float" office:value="0">
            <text:p>#N/A</text:p>
          </table:table-cell>
          <table:table-cell table:formula="of:=VLOOKUP([.$C$1];[Main.$B$2:Main.$K$345]; 3; 0)*([.$A4]+VLOOKUP([.$C$1];[Main.$B$2:Main.$K$345];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45]; 2; 0)/60" office:value-type="float" office:value="0">
            <text:p>#N/A</text:p>
          </table:table-cell>
          <table:table-cell table:formula="of:=VLOOKUP([.$C$1];[Main.$B$2:Main.$K$345]; 3; 0)*([.$A5]+VLOOKUP([.$C$1];[Main.$B$2:Main.$K$345];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45]; 2; 0)/60" office:value-type="float" office:value="0">
            <text:p>#N/A</text:p>
          </table:table-cell>
          <table:table-cell table:formula="of:=VLOOKUP([.$C$1];[Main.$B$2:Main.$K$345]; 3; 0)*([.$A6]+VLOOKUP([.$C$1];[Main.$B$2:Main.$K$345];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45]; 2; 0)/60" office:value-type="float" office:value="0">
            <text:p>#N/A</text:p>
          </table:table-cell>
          <table:table-cell table:formula="of:=VLOOKUP([.$C$1];[Main.$B$2:Main.$K$345]; 3; 0)*([.$A7]+VLOOKUP([.$C$1];[Main.$B$2:Main.$K$345];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45]; 2; 0)/60" office:value-type="float" office:value="0">
            <text:p>#N/A</text:p>
          </table:table-cell>
          <table:table-cell table:formula="of:=VLOOKUP([.$C$1];[Main.$B$2:Main.$K$345]; 3; 0)*([.$A8]+VLOOKUP([.$C$1];[Main.$B$2:Main.$K$345];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45]; 2; 0)/60" office:value-type="float" office:value="0">
            <text:p>#N/A</text:p>
          </table:table-cell>
          <table:table-cell table:formula="of:=VLOOKUP([.$C$1];[Main.$B$2:Main.$K$345]; 3; 0)*([.$A9]+VLOOKUP([.$C$1];[Main.$B$2:Main.$K$345];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45]; 2; 0)/60" office:value-type="float" office:value="0">
            <text:p>#N/A</text:p>
          </table:table-cell>
          <table:table-cell table:formula="of:=VLOOKUP([.$C$1];[Main.$B$2:Main.$K$345]; 3; 0)*([.$A10]+VLOOKUP([.$C$1];[Main.$B$2:Main.$K$345];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45]; 2; 0)/60" office:value-type="float" office:value="0">
            <text:p>#N/A</text:p>
          </table:table-cell>
          <table:table-cell table:formula="of:=VLOOKUP([.$C$1];[Main.$B$2:Main.$K$345]; 3; 0)*([.$A11]+VLOOKUP([.$C$1];[Main.$B$2:Main.$K$345];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45]; 2; 0)/60" office:value-type="float" office:value="0">
            <text:p>#N/A</text:p>
          </table:table-cell>
          <table:table-cell table:formula="of:=VLOOKUP([.$C$1];[Main.$B$2:Main.$K$345]; 3; 0)*([.$A12]+VLOOKUP([.$C$1];[Main.$B$2:Main.$K$345];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47:.$E$349"/>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1">2011-02-21</text:date>, <text:time>17:20: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2-21T17:20:33</dc:date>
    <dc:creator>Artūras Šlajus</dc:creator>
    <meta:editing-duration>PT66H45M08S</meta:editing-duration>
    <meta:editing-cycles>332</meta:editing-cycles>
    <meta:generator>OpenOffice.org/3.2$Linux OpenOffice.org_project/320m19$Build-9505</meta:generator>
    <meta:document-statistic meta:table-count="5" meta:cell-count="4849"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